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54cm"/>
    </style:style>
    <style:style style:name="co3" style:family="table-column">
      <style:table-column-properties fo:break-before="auto" style:column-width="2.7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9.811cm" svg:height="16.712cm" svg:x="23.121cm" svg:y="1.549cm">
            <draw:object draw:notify-on-update-of-ranges="Feuille1.B5:Feuille1.B5 Feuille1.B6:Feuille1.B162 Feuille1.C5:Feuille1.C5 Feuille1.C6:Feuille1.C162 Feuille1.B5:Feuille1.B5 Feuille1.B6:Feuille1.B162 Feuille1.H5:Feuille1.H5 Feuille1.H6:Feuille1.H162 Feuille1.B5:Feuille1.B5 Feuille1.B6:Feuille1.B162 Feuille1.I5:Feuille1.I5 Feuille1.I6:Feuille1.I1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freq_mi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K=</text:p>
          </table:table-cell>
          <table:table-cell table:style-name="Default" table:formula="of:=[.C3]*([.C2]-[.C1])/2" office:value-type="float" office:value="2.5" calcext:value-type="float">
            <text:p>2,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freq_max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office:value-type="string" calcext:value-type="string">
            <text:p>déla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t</text:p>
          </table:table-cell>
          <table:table-cell table:style-name="Default" office:value-type="string" calcext:value-type="string">
            <text:p>delta_angle</text:p>
          </table:table-cell>
          <table:table-cell table:style-name="Default" office:value-type="string" calcext:value-type="string">
            <text:p>angle</text:p>
          </table:table-cell>
          <table:table-cell table:style-name="Default" office:value-type="string" calcext:value-type="string">
            <text:p>x2</text:p>
          </table:table-cell>
          <table:table-cell office:value-type="string" calcext:value-type="string">
            <text:p>angle2</text:p>
          </table:table-cell>
        </table:table-row>
        <table:table-row table:style-name="ro1">
          <table:table-cell/>
          <table:table-cell office:value-type="float" office:value="0" calcext:value-type="float">
            <text:p>0,00</text:p>
          </table:table-cell>
          <table:table-cell table:formula="of:=MIN([.$C$2];[.$C$1]+[.B6]/[.$C$3]*([.$C$2]-[.$C$1]))" office:value-type="float" office:value="1" calcext:value-type="float">
            <text:p>1,00</text:p>
          </table:table-cell>
          <table:table-cell table:formula="of:=SIN(2*PI()*[.C6]*[.B6])" office:value-type="float" office:value="0" calcext:value-type="float">
            <text:p>0,00</text:p>
          </table:table-cell>
          <table:table-cell table:number-columns-repeated="3"/>
          <table:table-cell table:formula="of:=SIN(2*PI()*[.$C$2]*[.B6])" office:value-type="float" office:value="0" calcext:value-type="float">
            <text:p>0,00</text:p>
          </table:table-cell>
          <table:table-cell table:formula="of:=2*PI() * IF([.B6]&lt;[.$C$3];&#10;    [.B6]*([.$C$1]+[.B6]*([.$C$2]-[.$C$1])/(2*[.$C$3]));&#10;     [.$C$2]*[.B6]-[.$F$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table:formula="of:=MIN([.$C$2];[.$C$1]+[.B7]/[.$C$3]*([.$C$2]-[.$C$1]))" office:value-type="float" office:value="1.05" calcext:value-type="float">
            <text:p>1,05</text:p>
          </table:table-cell>
          <table:table-cell table:formula="of:=SIN(2*PI()*[.C7]*[.B7])" office:value-type="float" office:value="0.0659255979513779" calcext:value-type="float">
            <text:p>0,07</text:p>
          </table:table-cell>
          <table:table-cell table:formula="of:=[.B7]-[.B6]" office:value-type="float" office:value="0.01" calcext:value-type="float">
            <text:p>0,01</text:p>
          </table:table-cell>
          <table:table-cell table:formula="of:=2*PI()*[.E7]*[.C7]" office:value-type="float" office:value="0.0659734457253857" calcext:value-type="float">
            <text:p>0,07</text:p>
          </table:table-cell>
          <table:table-cell table:formula="of:=[.G6]+[.F7]" office:value-type="float" office:value="0.0659734457253857" calcext:value-type="float">
            <text:p>0,07</text:p>
          </table:table-cell>
          <table:table-cell table:formula="of:=SIN([.G7])" office:value-type="float" office:value="0.0659255979513779" calcext:value-type="float">
            <text:p>0,07</text:p>
          </table:table-cell>
          <table:table-cell table:formula="of:=2*PI() * IF([.B7]&lt;[.$C$3];&#10;    [.B7]*([.$C$1]+[.B7]*([.$C$2]-[.$C$1])/(2*[.$C$3]));&#10;     [.$C$2]*[.B7]-[.$F$1])" office:value-type="float" office:value="0.0644026493985908" calcext:value-type="float">
            <text:p>0,0644026493985908</text:p>
          </table:table-cell>
        </table:table-row>
        <table:table-row table:style-name="ro1">
          <table:table-cell/>
          <table:table-cell office:value-type="float" office:value="0.02" calcext:value-type="float">
            <text:p>0,02</text:p>
          </table:table-cell>
          <table:table-cell table:formula="of:=MIN([.$C$2];[.$C$1]+[.B8]/[.$C$3]*([.$C$2]-[.$C$1]))" office:value-type="float" office:value="1.1" calcext:value-type="float">
            <text:p>1,10</text:p>
          </table:table-cell>
          <table:table-cell table:formula="of:=SIN(2*PI()*[.C8]*[.B8])" office:value-type="float" office:value="0.137790290684638" calcext:value-type="float">
            <text:p>0,14</text:p>
          </table:table-cell>
          <table:table-cell table:formula="of:=[.B8]-[.B7]" office:value-type="float" office:value="0.01" calcext:value-type="float">
            <text:p>0,01</text:p>
          </table:table-cell>
          <table:table-cell table:formula="of:=2*PI()*[.E8]*[.C8]" office:value-type="float" office:value="0.0691150383789755" calcext:value-type="float">
            <text:p>0,07</text:p>
          </table:table-cell>
          <table:table-cell table:formula="of:=[.G7]+[.F8]" office:value-type="float" office:value="0.135088484104361" calcext:value-type="float">
            <text:p>0,14</text:p>
          </table:table-cell>
          <table:table-cell table:formula="of:=SIN([.G8])" office:value-type="float" office:value="0.134677989497153" calcext:value-type="float">
            <text:p>0,13</text:p>
          </table:table-cell>
          <table:table-cell table:formula="of:=2*PI() * IF([.B8]&lt;[.$C$3];&#10;    [.B8]*([.$C$1]+[.B8]*([.$C$2]-[.$C$1])/(2*[.$C$3]));&#10;     [.$C$2]*[.B8]-[.$F$1])" office:value-type="float" office:value="0.131946891450771" calcext:value-type="float">
            <text:p>0,131946891450771</text:p>
          </table:table-cell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  <table:table-cell table:formula="of:=MIN([.$C$2];[.$C$1]+[.B9]/[.$C$3]*([.$C$2]-[.$C$1]))" office:value-type="float" office:value="1.15" calcext:value-type="float">
            <text:p>1,15</text:p>
          </table:table-cell>
          <table:table-cell table:formula="of:=SIN(2*PI()*[.C9]*[.B9])" office:value-type="float" office:value="0.215076237017113" calcext:value-type="float">
            <text:p>0,22</text:p>
          </table:table-cell>
          <table:table-cell table:formula="of:=[.B9]-[.B8]" office:value-type="float" office:value="0.01" calcext:value-type="float">
            <text:p>0,01</text:p>
          </table:table-cell>
          <table:table-cell table:formula="of:=2*PI()*[.E9]*[.C9]" office:value-type="float" office:value="0.0722566310325652" calcext:value-type="float">
            <text:p>0,07</text:p>
          </table:table-cell>
          <table:table-cell table:formula="of:=[.G8]+[.F9]" office:value-type="float" office:value="0.207345115136926" calcext:value-type="float">
            <text:p>0,21</text:p>
          </table:table-cell>
          <table:table-cell table:formula="of:=SIN([.G9])" office:value-type="float" office:value="0.205862608769881" calcext:value-type="float">
            <text:p>0,21</text:p>
          </table:table-cell>
          <table:table-cell table:formula="of:=2*PI() * IF([.B9]&lt;[.$C$3];&#10;    [.B9]*([.$C$1]+[.B9]*([.$C$2]-[.$C$1])/(2*[.$C$3]));&#10;     [.$C$2]*[.B9]-[.$F$1])" office:value-type="float" office:value="0.202632726156542" calcext:value-type="float">
            <text:p>0,202632726156542</text:p>
          </table:table-cell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  <table:table-cell table:formula="of:=MIN([.$C$2];[.$C$1]+[.B10]/[.$C$3]*([.$C$2]-[.$C$1]))" office:value-type="float" office:value="1.2" calcext:value-type="float">
            <text:p>1,20</text:p>
          </table:table-cell>
          <table:table-cell table:formula="of:=SIN(2*PI()*[.C10]*[.B10])" office:value-type="float" office:value="0.297041581577035" calcext:value-type="float">
            <text:p>0,30</text:p>
          </table:table-cell>
          <table:table-cell table:formula="of:=[.B10]-[.B9]" office:value-type="float" office:value="0.01" calcext:value-type="float">
            <text:p>0,01</text:p>
          </table:table-cell>
          <table:table-cell table:formula="of:=2*PI()*[.E10]*[.C10]" office:value-type="float" office:value="0.075398223686155" calcext:value-type="float">
            <text:p>0,08</text:p>
          </table:table-cell>
          <table:table-cell table:formula="of:=[.G9]+[.F10]" office:value-type="float" office:value="0.282743338823081" calcext:value-type="float">
            <text:p>0,28</text:p>
          </table:table-cell>
          <table:table-cell table:formula="of:=SIN([.G10])" office:value-type="float" office:value="0.278991106039229" calcext:value-type="float">
            <text:p>0,28</text:p>
          </table:table-cell>
          <table:table-cell table:formula="of:=2*PI() * IF([.B10]&lt;[.$C$3];&#10;    [.B10]*([.$C$1]+[.B10]*([.$C$2]-[.$C$1])/(2*[.$C$3]));&#10;     [.$C$2]*[.B10]-[.$F$1])" office:value-type="float" office:value="0.276460153515902" calcext:value-type="float">
            <text:p>0,276460153515902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table:formula="of:=MIN([.$C$2];[.$C$1]+[.B11]/[.$C$3]*([.$C$2]-[.$C$1]))" office:value-type="float" office:value="1.25" calcext:value-type="float">
            <text:p>1,25</text:p>
          </table:table-cell>
          <table:table-cell table:formula="of:=SIN(2*PI()*[.C11]*[.B11])" office:value-type="float" office:value="0.38268343236509" calcext:value-type="float">
            <text:p>0,38</text:p>
          </table:table-cell>
          <table:table-cell table:formula="of:=[.B11]-[.B10]" office:value-type="float" office:value="0.01" calcext:value-type="float">
            <text:p>0,01</text:p>
          </table:table-cell>
          <table:table-cell table:formula="of:=2*PI()*[.E11]*[.C11]" office:value-type="float" office:value="0.0785398163397448" calcext:value-type="float">
            <text:p>0,08</text:p>
          </table:table-cell>
          <table:table-cell table:formula="of:=[.G10]+[.F11]" office:value-type="float" office:value="0.361283155162826" calcext:value-type="float">
            <text:p>0,36</text:p>
          </table:table-cell>
          <table:table-cell table:formula="of:=SIN([.G11])" office:value-type="float" office:value="0.353474843779257" calcext:value-type="float">
            <text:p>0,35</text:p>
          </table:table-cell>
          <table:table-cell table:formula="of:=2*PI() * IF([.B11]&lt;[.$C$3];&#10;    [.B11]*([.$C$1]+[.B11]*([.$C$2]-[.$C$1])/(2*[.$C$3]));&#10;     [.$C$2]*[.B11]-[.$F$1])" office:value-type="float" office:value="0.353429173528852" calcext:value-type="float">
            <text:p>0,353429173528852</text:p>
          </table:table-cell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table:formula="of:=MIN([.$C$2];[.$C$1]+[.B12]/[.$C$3]*([.$C$2]-[.$C$1]))" office:value-type="float" office:value="1.3" calcext:value-type="float">
            <text:p>1,30</text:p>
          </table:table-cell>
          <table:table-cell table:formula="of:=SIN(2*PI()*[.C12]*[.B12])" office:value-type="float" office:value="0.470703932165333" calcext:value-type="float">
            <text:p>0,47</text:p>
          </table:table-cell>
          <table:table-cell table:formula="of:=[.B12]-[.B11]" office:value-type="float" office:value="0.01" calcext:value-type="float">
            <text:p>0,01</text:p>
          </table:table-cell>
          <table:table-cell table:formula="of:=2*PI()*[.E12]*[.C12]" office:value-type="float" office:value="0.0816814089933346" calcext:value-type="float">
            <text:p>0,08</text:p>
          </table:table-cell>
          <table:table-cell table:formula="of:=[.G11]+[.F12]" office:value-type="float" office:value="0.442964564156161" calcext:value-type="float">
            <text:p>0,44</text:p>
          </table:table-cell>
          <table:table-cell table:formula="of:=SIN([.G12])" office:value-type="float" office:value="0.428619783775128" calcext:value-type="float">
            <text:p>0,43</text:p>
          </table:table-cell>
          <table:table-cell table:formula="of:=2*PI() * IF([.B12]&lt;[.$C$3];&#10;    [.B12]*([.$C$1]+[.B12]*([.$C$2]-[.$C$1])/(2*[.$C$3]));&#10;     [.$C$2]*[.B12]-[.$F$1])" office:value-type="float" office:value="0.433539786195391" calcext:value-type="float">
            <text:p>0,433539786195391</text:p>
          </table:table-cell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table:formula="of:=MIN([.$C$2];[.$C$1]+[.B13]/[.$C$3]*([.$C$2]-[.$C$1]))" office:value-type="float" office:value="1.35" calcext:value-type="float">
            <text:p>1,35</text:p>
          </table:table-cell>
          <table:table-cell table:formula="of:=SIN(2*PI()*[.C13]*[.B13])" office:value-type="float" office:value="0.559482258102167" calcext:value-type="float">
            <text:p>0,56</text:p>
          </table:table-cell>
          <table:table-cell table:formula="of:=[.B13]-[.B12]" office:value-type="float" office:value="0.01" calcext:value-type="float">
            <text:p>0,01</text:p>
          </table:table-cell>
          <table:table-cell table:formula="of:=2*PI()*[.E13]*[.C13]" office:value-type="float" office:value="0.0848230016469245" calcext:value-type="float">
            <text:p>0,08</text:p>
          </table:table-cell>
          <table:table-cell table:formula="of:=[.G12]+[.F13]" office:value-type="float" office:value="0.527787565803085" calcext:value-type="float">
            <text:p>0,53</text:p>
          </table:table-cell>
          <table:table-cell table:formula="of:=SIN([.G13])" office:value-type="float" office:value="0.503623201635761" calcext:value-type="float">
            <text:p>0,50</text:p>
          </table:table-cell>
          <table:table-cell table:formula="of:=2*PI() * IF([.B13]&lt;[.$C$3];&#10;    [.B13]*([.$C$1]+[.B13]*([.$C$2]-[.$C$1])/(2*[.$C$3]));&#10;     [.$C$2]*[.B13]-[.$F$1])" office:value-type="float" office:value="0.516791991515521" calcext:value-type="float">
            <text:p>0,516791991515521</text:p>
          </table:table-cell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table:formula="of:=MIN([.$C$2];[.$C$1]+[.B14]/[.$C$3]*([.$C$2]-[.$C$1]))" office:value-type="float" office:value="1.4" calcext:value-type="float">
            <text:p>1,40</text:p>
          </table:table-cell>
          <table:table-cell table:formula="of:=SIN(2*PI()*[.C14]*[.B14])" office:value-type="float" office:value="0.647055961569444" calcext:value-type="float">
            <text:p>0,65</text:p>
          </table:table-cell>
          <table:table-cell table:formula="of:=[.B14]-[.B13]" office:value-type="float" office:value="0.01" calcext:value-type="float">
            <text:p>0,01</text:p>
          </table:table-cell>
          <table:table-cell table:formula="of:=2*PI()*[.E14]*[.C14]" office:value-type="float" office:value="0.0879645943005142" calcext:value-type="float">
            <text:p>0,09</text:p>
          </table:table-cell>
          <table:table-cell table:formula="of:=[.G13]+[.F14]" office:value-type="float" office:value="0.6157521601036" calcext:value-type="float">
            <text:p>0,62</text:p>
          </table:table-cell>
          <table:table-cell table:formula="of:=SIN([.G14])" office:value-type="float" office:value="0.577572703422268" calcext:value-type="float">
            <text:p>0,58</text:p>
          </table:table-cell>
          <table:table-cell table:formula="of:=2*PI() * IF([.B14]&lt;[.$C$3];&#10;    [.B14]*([.$C$1]+[.B14]*([.$C$2]-[.$C$1])/(2*[.$C$3]));&#10;     [.$C$2]*[.B14]-[.$F$1])" office:value-type="float" office:value="0.60318578948924" calcext:value-type="float">
            <text:p>0,60318578948924</text:p>
          </table:table-cell>
        </table:table-row>
        <table:table-row table:style-name="ro1">
          <table:table-cell/>
          <table:table-cell office:value-type="float" office:value="0.09" calcext:value-type="float">
            <text:p>0,09</text:p>
          </table:table-cell>
          <table:table-cell table:formula="of:=MIN([.$C$2];[.$C$1]+[.B15]/[.$C$3]*([.$C$2]-[.$C$1]))" office:value-type="float" office:value="1.45" calcext:value-type="float">
            <text:p>1,45</text:p>
          </table:table-cell>
          <table:table-cell table:formula="of:=SIN(2*PI()*[.C15]*[.B15])" office:value-type="float" office:value="0.731115594729864" calcext:value-type="float">
            <text:p>0,73</text:p>
          </table:table-cell>
          <table:table-cell table:formula="of:=[.B15]-[.B14]" office:value-type="float" office:value="0.01" calcext:value-type="float">
            <text:p>0,01</text:p>
          </table:table-cell>
          <table:table-cell table:formula="of:=2*PI()*[.E15]*[.C15]" office:value-type="float" office:value="0.091106186954104" calcext:value-type="float">
            <text:p>0,09</text:p>
          </table:table-cell>
          <table:table-cell table:formula="of:=[.G14]+[.F15]" office:value-type="float" office:value="0.706858347057703" calcext:value-type="float">
            <text:p>0,71</text:p>
          </table:table-cell>
          <table:table-cell table:formula="of:=SIN([.G15])" office:value-type="float" office:value="0.649448048330184" calcext:value-type="float">
            <text:p>0,65</text:p>
          </table:table-cell>
          <table:table-cell table:formula="of:=2*PI() * IF([.B15]&lt;[.$C$3];&#10;    [.B15]*([.$C$1]+[.B15]*([.$C$2]-[.$C$1])/(2*[.$C$3]));&#10;     [.$C$2]*[.B15]-[.$F$1])" office:value-type="float" office:value="0.692721180116549" calcext:value-type="float">
            <text:p>0,692721180116549</text:p>
          </table:table-cell>
        </table:table-row>
        <table:table-row table:style-name="ro1">
          <table:table-cell/>
          <table:table-cell office:value-type="float" office:value="0.1" calcext:value-type="float">
            <text:p>0,10</text:p>
          </table:table-cell>
          <table:table-cell table:formula="of:=MIN([.$C$2];[.$C$1]+[.B16]/[.$C$3]*([.$C$2]-[.$C$1]))" office:value-type="float" office:value="1.5" calcext:value-type="float">
            <text:p>1,50</text:p>
          </table:table-cell>
          <table:table-cell table:formula="of:=SIN(2*PI()*[.C16]*[.B16])" office:value-type="float" office:value="0.809016994374947" calcext:value-type="float">
            <text:p>0,81</text:p>
          </table:table-cell>
          <table:table-cell table:formula="of:=[.B16]-[.B15]" office:value-type="float" office:value="0.01" calcext:value-type="float">
            <text:p>0,01</text:p>
          </table:table-cell>
          <table:table-cell table:formula="of:=2*PI()*[.E16]*[.C16]" office:value-type="float" office:value="0.0942477796076939" calcext:value-type="float">
            <text:p>0,09</text:p>
          </table:table-cell>
          <table:table-cell table:formula="of:=[.G15]+[.F16]" office:value-type="float" office:value="0.801106126665397" calcext:value-type="float">
            <text:p>0,80</text:p>
          </table:table-cell>
          <table:table-cell table:formula="of:=SIN([.G16])" office:value-type="float" office:value="0.718126297763189" calcext:value-type="float">
            <text:p>0,72</text:p>
          </table:table-cell>
          <table:table-cell table:formula="of:=2*PI() * IF([.B16]&lt;[.$C$3];&#10;    [.B16]*([.$C$1]+[.B16]*([.$C$2]-[.$C$1])/(2*[.$C$3]));&#10;     [.$C$2]*[.B16]-[.$F$1])" office:value-type="float" office:value="0.785398163397448" calcext:value-type="float">
            <text:p>0,785398163397448</text:p>
          </table:table-cell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table:formula="of:=MIN([.$C$2];[.$C$1]+[.B17]/[.$C$3]*([.$C$2]-[.$C$1]))" office:value-type="float" office:value="1.55" calcext:value-type="float">
            <text:p>1,55</text:p>
          </table:table-cell>
          <table:table-cell table:formula="of:=SIN(2*PI()*[.C17]*[.B17])" office:value-type="float" office:value="0.877815826961122" calcext:value-type="float">
            <text:p>0,88</text:p>
          </table:table-cell>
          <table:table-cell table:formula="of:=[.B17]-[.B16]" office:value-type="float" office:value="0.01" calcext:value-type="float">
            <text:p>0,01</text:p>
          </table:table-cell>
          <table:table-cell table:formula="of:=2*PI()*[.E17]*[.C17]" office:value-type="float" office:value="0.0973893722612835" calcext:value-type="float">
            <text:p>0,10</text:p>
          </table:table-cell>
          <table:table-cell table:formula="of:=[.G16]+[.F17]" office:value-type="float" office:value="0.898495498926681" calcext:value-type="float">
            <text:p>0,90</text:p>
          </table:table-cell>
          <table:table-cell table:formula="of:=SIN([.G17])" office:value-type="float" office:value="0.782390810576588" calcext:value-type="float">
            <text:p>0,78</text:p>
          </table:table-cell>
          <table:table-cell table:formula="of:=2*PI() * IF([.B17]&lt;[.$C$3];&#10;    [.B17]*([.$C$1]+[.B17]*([.$C$2]-[.$C$1])/(2*[.$C$3]));&#10;     [.$C$2]*[.B17]-[.$F$1])" office:value-type="float" office:value="0.881216739331937" calcext:value-type="float">
            <text:p>0,881216739331937</text:p>
          </table:table-cell>
        </table:table-row>
        <table:table-row table:style-name="ro1">
          <table:table-cell/>
          <table:table-cell office:value-type="float" office:value="0.12" calcext:value-type="float">
            <text:p>0,12</text:p>
          </table:table-cell>
          <table:table-cell table:formula="of:=MIN([.$C$2];[.$C$1]+[.B18]/[.$C$3]*([.$C$2]-[.$C$1]))" office:value-type="float" office:value="1.6" calcext:value-type="float">
            <text:p>1,60</text:p>
          </table:table-cell>
          <table:table-cell table:formula="of:=SIN(2*PI()*[.C18]*[.B18])" office:value-type="float" office:value="0.934328942456612" calcext:value-type="float">
            <text:p>0,93</text:p>
          </table:table-cell>
          <table:table-cell table:formula="of:=[.B18]-[.B17]" office:value-type="float" office:value="0.01" calcext:value-type="float">
            <text:p>0,01</text:p>
          </table:table-cell>
          <table:table-cell table:formula="of:=2*PI()*[.E18]*[.C18]" office:value-type="float" office:value="0.100530964914873" calcext:value-type="float">
            <text:p>0,10</text:p>
          </table:table-cell>
          <table:table-cell table:formula="of:=[.G17]+[.F18]" office:value-type="float" office:value="0.999026463841554" calcext:value-type="float">
            <text:p>1,00</text:p>
          </table:table-cell>
          <table:table-cell table:formula="of:=SIN([.G18])" office:value-type="float" office:value="0.840944582298169" calcext:value-type="float">
            <text:p>0,84</text:p>
          </table:table-cell>
          <table:table-cell table:formula="of:=2*PI() * IF([.B18]&lt;[.$C$3];&#10;    [.B18]*([.$C$1]+[.B18]*([.$C$2]-[.$C$1])/(2*[.$C$3]));&#10;     [.$C$2]*[.B18]-[.$F$1])" office:value-type="float" office:value="0.980176907920015" calcext:value-type="float">
            <text:p>0,980176907920015</text:p>
          </table:table-cell>
        </table:table-row>
        <table:table-row table:style-name="ro1">
          <table:table-cell/>
          <table:table-cell office:value-type="float" office:value="0.13" calcext:value-type="float">
            <text:p>0,13</text:p>
          </table:table-cell>
          <table:table-cell table:formula="of:=MIN([.$C$2];[.$C$1]+[.B19]/[.$C$3]*([.$C$2]-[.$C$1]))" office:value-type="float" office:value="1.65" calcext:value-type="float">
            <text:p>1,65</text:p>
          </table:table-cell>
          <table:table-cell table:formula="of:=SIN(2*PI()*[.C19]*[.B19])" office:value-type="float" office:value="0.975226629909223" calcext:value-type="float">
            <text:p>0,98</text:p>
          </table:table-cell>
          <table:table-cell table:formula="of:=[.B19]-[.B18]" office:value-type="float" office:value="0.01" calcext:value-type="float">
            <text:p>0,01</text:p>
          </table:table-cell>
          <table:table-cell table:formula="of:=2*PI()*[.E19]*[.C19]" office:value-type="float" office:value="0.103672557568463" calcext:value-type="float">
            <text:p>0,10</text:p>
          </table:table-cell>
          <table:table-cell table:formula="of:=[.G18]+[.F19]" office:value-type="float" office:value="1.10269902141002" calcext:value-type="float">
            <text:p>1,10</text:p>
          </table:table-cell>
          <table:table-cell table:formula="of:=SIN([.G19])" office:value-type="float" office:value="0.892428378123718" calcext:value-type="float">
            <text:p>0,89</text:p>
          </table:table-cell>
          <table:table-cell table:formula="of:=2*PI() * IF([.B19]&lt;[.$C$3];&#10;    [.B19]*([.$C$1]+[.B19]*([.$C$2]-[.$C$1])/(2*[.$C$3]));&#10;     [.$C$2]*[.B19]-[.$F$1])" office:value-type="float" office:value="1.08227866916168" calcext:value-type="float">
            <text:p>1,08227866916168</text:p>
          </table:table-cell>
        </table:table-row>
        <table:table-row table:style-name="ro1">
          <table:table-cell/>
          <table:table-cell office:value-type="float" office:value="0.14" calcext:value-type="float">
            <text:p>0,14</text:p>
          </table:table-cell>
          <table:table-cell table:formula="of:=MIN([.$C$2];[.$C$1]+[.B20]/[.$C$3]*([.$C$2]-[.$C$1]))" office:value-type="float" office:value="1.7" calcext:value-type="float">
            <text:p>1,70</text:p>
          </table:table-cell>
          <table:table-cell table:formula="of:=SIN(2*PI()*[.C20]*[.B20])" office:value-type="float" office:value="0.997158900260614" calcext:value-type="float">
            <text:p>1,00</text:p>
          </table:table-cell>
          <table:table-cell table:formula="of:=[.B20]-[.B19]" office:value-type="float" office:value="0.01" calcext:value-type="float">
            <text:p>0,01</text:p>
          </table:table-cell>
          <table:table-cell table:formula="of:=2*PI()*[.E20]*[.C20]" office:value-type="float" office:value="0.106814150222053" calcext:value-type="float">
            <text:p>0,11</text:p>
          </table:table-cell>
          <table:table-cell table:formula="of:=[.G19]+[.F20]" office:value-type="float" office:value="1.20951317163207" calcext:value-type="float">
            <text:p>1,21</text:p>
          </table:table-cell>
          <table:table-cell table:formula="of:=SIN([.G20])" office:value-type="float" office:value="0.935444030829867" calcext:value-type="float">
            <text:p>0,94</text:p>
          </table:table-cell>
          <table:table-cell table:formula="of:=2*PI() * IF([.B20]&lt;[.$C$3];&#10;    [.B20]*([.$C$1]+[.B20]*([.$C$2]-[.$C$1])/(2*[.$C$3]));&#10;     [.$C$2]*[.B20]-[.$F$1])" office:value-type="float" office:value="1.18752202305694" calcext:value-type="float">
            <text:p>1,18752202305694</text:p>
          </table:table-cell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table:formula="of:=MIN([.$C$2];[.$C$1]+[.B21]/[.$C$3]*([.$C$2]-[.$C$1]))" office:value-type="float" office:value="1.75" calcext:value-type="float">
            <text:p>1,75</text:p>
          </table:table-cell>
          <table:table-cell table:formula="of:=SIN(2*PI()*[.C21]*[.B21])" office:value-type="float" office:value="0.996917333733128" calcext:value-type="float">
            <text:p>1,00</text:p>
          </table:table-cell>
          <table:table-cell table:formula="of:=[.B21]-[.B20]" office:value-type="float" office:value="0.00999999999999998" calcext:value-type="float">
            <text:p>0,01</text:p>
          </table:table-cell>
          <table:table-cell table:formula="of:=2*PI()*[.E21]*[.C21]" office:value-type="float" office:value="0.109955742875643" calcext:value-type="float">
            <text:p>0,11</text:p>
          </table:table-cell>
          <table:table-cell table:formula="of:=[.G20]+[.F21]" office:value-type="float" office:value="1.31946891450771" calcext:value-type="float">
            <text:p>1,32</text:p>
          </table:table-cell>
          <table:table-cell table:formula="of:=SIN([.G21])" office:value-type="float" office:value="0.968583161128631" calcext:value-type="float">
            <text:p>0,97</text:p>
          </table:table-cell>
          <table:table-cell table:formula="of:=2*PI() * IF([.B21]&lt;[.$C$3];&#10;    [.B21]*([.$C$1]+[.B21]*([.$C$2]-[.$C$1])/(2*[.$C$3]));&#10;     [.$C$2]*[.B21]-[.$F$1])" office:value-type="float" office:value="1.29590696960579" calcext:value-type="float">
            <text:p>1,29590696960579</text:p>
          </table:table-cell>
        </table:table-row>
        <table:table-row table:style-name="ro1">
          <table:table-cell/>
          <table:table-cell office:value-type="float" office:value="0.16" calcext:value-type="float">
            <text:p>0,16</text:p>
          </table:table-cell>
          <table:table-cell table:formula="of:=MIN([.$C$2];[.$C$1]+[.B22]/[.$C$3]*([.$C$2]-[.$C$1]))" office:value-type="float" office:value="1.8" calcext:value-type="float">
            <text:p>1,80</text:p>
          </table:table-cell>
          <table:table-cell table:formula="of:=SIN(2*PI()*[.C22]*[.B22])" office:value-type="float" office:value="0.971631732914674" calcext:value-type="float">
            <text:p>0,97</text:p>
          </table:table-cell>
          <table:table-cell table:formula="of:=[.B22]-[.B21]" office:value-type="float" office:value="0.01" calcext:value-type="float">
            <text:p>0,01</text:p>
          </table:table-cell>
          <table:table-cell table:formula="of:=2*PI()*[.E22]*[.C22]" office:value-type="float" office:value="0.113097335529233" calcext:value-type="float">
            <text:p>0,11</text:p>
          </table:table-cell>
          <table:table-cell table:formula="of:=[.G21]+[.F22]" office:value-type="float" office:value="1.43256625003695" calcext:value-type="float">
            <text:p>1,43</text:p>
          </table:table-cell>
          <table:table-cell table:formula="of:=SIN([.G22])" office:value-type="float" office:value="0.990461425696651" calcext:value-type="float">
            <text:p>0,99</text:p>
          </table:table-cell>
          <table:table-cell table:formula="of:=2*PI() * IF([.B22]&lt;[.$C$3];&#10;    [.B22]*([.$C$1]+[.B22]*([.$C$2]-[.$C$1])/(2*[.$C$3]));&#10;     [.$C$2]*[.B22]-[.$F$1])" office:value-type="float" office:value="1.40743350880823" calcext:value-type="float">
            <text:p>1,40743350880823</text:p>
          </table:table-cell>
        </table:table-row>
        <table:table-row table:style-name="ro1">
          <table:table-cell/>
          <table:table-cell office:value-type="float" office:value="0.17" calcext:value-type="float">
            <text:p>0,17</text:p>
          </table:table-cell>
          <table:table-cell table:formula="of:=MIN([.$C$2];[.$C$1]+[.B23]/[.$C$3]*([.$C$2]-[.$C$1]))" office:value-type="float" office:value="1.85" calcext:value-type="float">
            <text:p>1,85</text:p>
          </table:table-cell>
          <table:table-cell table:formula="of:=SIN(2*PI()*[.C23]*[.B23])" office:value-type="float" office:value="0.918997771593421" calcext:value-type="float">
            <text:p>0,92</text:p>
          </table:table-cell>
          <table:table-cell table:formula="of:=[.B23]-[.B22]" office:value-type="float" office:value="0.01" calcext:value-type="float">
            <text:p>0,01</text:p>
          </table:table-cell>
          <table:table-cell table:formula="of:=2*PI()*[.E23]*[.C23]" office:value-type="float" office:value="0.116238928182822" calcext:value-type="float">
            <text:p>0,12</text:p>
          </table:table-cell>
          <table:table-cell table:formula="of:=[.G22]+[.F23]" office:value-type="float" office:value="1.54880517821977" calcext:value-type="float">
            <text:p>1,55</text:p>
          </table:table-cell>
          <table:table-cell table:formula="of:=SIN([.G23])" office:value-type="float" office:value="0.999758204436984" calcext:value-type="float">
            <text:p>1,00</text:p>
          </table:table-cell>
          <table:table-cell table:formula="of:=2*PI() * IF([.B23]&lt;[.$C$3];&#10;    [.B23]*([.$C$1]+[.B23]*([.$C$2]-[.$C$1])/(2*[.$C$3]));&#10;     [.$C$2]*[.B23]-[.$F$1])" office:value-type="float" office:value="1.52210164066426" calcext:value-type="float">
            <text:p>1,52210164066426</text:p>
          </table:table-cell>
        </table:table-row>
        <table:table-row table:style-name="ro1">
          <table:table-cell/>
          <table:table-cell office:value-type="float" office:value="0.18" calcext:value-type="float">
            <text:p>0,18</text:p>
          </table:table-cell>
          <table:table-cell table:formula="of:=MIN([.$C$2];[.$C$1]+[.B24]/[.$C$3]*([.$C$2]-[.$C$1]))" office:value-type="float" office:value="1.9" calcext:value-type="float">
            <text:p>1,90</text:p>
          </table:table-cell>
          <table:table-cell table:formula="of:=SIN(2*PI()*[.C24]*[.B24])" office:value-type="float" office:value="0.837528040042142" calcext:value-type="float">
            <text:p>0,84</text:p>
          </table:table-cell>
          <table:table-cell table:formula="of:=[.B24]-[.B23]" office:value-type="float" office:value="0.00999999999999998" calcext:value-type="float">
            <text:p>0,01</text:p>
          </table:table-cell>
          <table:table-cell table:formula="of:=2*PI()*[.E24]*[.C24]" office:value-type="float" office:value="0.119380520836412" calcext:value-type="float">
            <text:p>0,12</text:p>
          </table:table-cell>
          <table:table-cell table:formula="of:=[.G23]+[.F24]" office:value-type="float" office:value="1.66818569905618" calcext:value-type="float">
            <text:p>1,67</text:p>
          </table:table-cell>
          <table:table-cell table:formula="of:=SIN([.G24])" office:value-type="float" office:value="0.995261402206308" calcext:value-type="float">
            <text:p>1,00</text:p>
          </table:table-cell>
          <table:table-cell table:formula="of:=2*PI() * IF([.B24]&lt;[.$C$3];&#10;    [.B24]*([.$C$1]+[.B24]*([.$C$2]-[.$C$1])/(2*[.$C$3]));&#10;     [.$C$2]*[.B24]-[.$F$1])" office:value-type="float" office:value="1.63991136517387" calcext:value-type="float">
            <text:p>1,63991136517387</text:p>
          </table:table-cell>
        </table:table-row>
        <table:table-row table:style-name="ro1">
          <table:table-cell/>
          <table:table-cell office:value-type="float" office:value="0.19" calcext:value-type="float">
            <text:p>0,19</text:p>
          </table:table-cell>
          <table:table-cell table:formula="of:=MIN([.$C$2];[.$C$1]+[.B25]/[.$C$3]*([.$C$2]-[.$C$1]))" office:value-type="float" office:value="1.95" calcext:value-type="float">
            <text:p>1,95</text:p>
          </table:table-cell>
          <table:table-cell table:formula="of:=SIN(2*PI()*[.C25]*[.B25])" office:value-type="float" office:value="0.726814465486903" calcext:value-type="float">
            <text:p>0,73</text:p>
          </table:table-cell>
          <table:table-cell table:formula="of:=[.B25]-[.B24]" office:value-type="float" office:value="0.01" calcext:value-type="float">
            <text:p>0,01</text:p>
          </table:table-cell>
          <table:table-cell table:formula="of:=2*PI()*[.E25]*[.C25]" office:value-type="float" office:value="0.122522113490002" calcext:value-type="float">
            <text:p>0,12</text:p>
          </table:table-cell>
          <table:table-cell table:formula="of:=[.G24]+[.F25]" office:value-type="float" office:value="1.79070781254618" calcext:value-type="float">
            <text:p>1,79</text:p>
          </table:table-cell>
          <table:table-cell table:formula="of:=SIN([.G25])" office:value-type="float" office:value="0.975916761938747" calcext:value-type="float">
            <text:p>0,98</text:p>
          </table:table-cell>
          <table:table-cell table:formula="of:=2*PI() * IF([.B25]&lt;[.$C$3];&#10;    [.B25]*([.$C$1]+[.B25]*([.$C$2]-[.$C$1])/(2*[.$C$3]));&#10;     [.$C$2]*[.B25]-[.$F$1])" office:value-type="float" office:value="1.76086268233708" calcext:value-type="float">
            <text:p>1,76086268233708</text:p>
          </table:table-cell>
        </table:table-row>
        <table:table-row table:style-name="ro1">
          <table:table-cell/>
          <table:table-cell office:value-type="float" office:value="0.2" calcext:value-type="float">
            <text:p>0,20</text:p>
          </table:table-cell>
          <table:table-cell table:formula="of:=MIN([.$C$2];[.$C$1]+[.B26]/[.$C$3]*([.$C$2]-[.$C$1]))" office:value-type="float" office:value="2" calcext:value-type="float">
            <text:p>2,00</text:p>
          </table:table-cell>
          <table:table-cell table:formula="of:=SIN(2*PI()*[.C26]*[.B26])" office:value-type="float" office:value="0.587785252292473" calcext:value-type="float">
            <text:p>0,59</text:p>
          </table:table-cell>
          <table:table-cell table:formula="of:=[.B26]-[.B25]" office:value-type="float" office:value="0.01" calcext:value-type="float">
            <text:p>0,01</text:p>
          </table:table-cell>
          <table:table-cell table:formula="of:=2*PI()*[.E26]*[.C26]" office:value-type="float" office:value="0.125663706143592" calcext:value-type="float">
            <text:p>0,13</text:p>
          </table:table-cell>
          <table:table-cell table:formula="of:=[.G25]+[.F26]" office:value-type="float" office:value="1.91637151868977" calcext:value-type="float">
            <text:p>1,92</text:p>
          </table:table-cell>
          <table:table-cell table:formula="of:=SIN([.G26])" office:value-type="float" office:value="0.940880768954225" calcext:value-type="float">
            <text:p>0,94</text:p>
          </table:table-cell>
          <table:table-cell table:formula="of:=2*PI() * IF([.B26]&lt;[.$C$3];&#10;    [.B26]*([.$C$1]+[.B26]*([.$C$2]-[.$C$1])/(2*[.$C$3]));&#10;     [.$C$2]*[.B26]-[.$F$1])" office:value-type="float" office:value="1.88495559215388" calcext:value-type="float">
            <text:p>1,88495559215388</text:p>
          </table:table-cell>
        </table:table-row>
        <table:table-row table:style-name="ro1">
          <table:table-cell/>
          <table:table-cell office:value-type="float" office:value="0.21" calcext:value-type="float">
            <text:p>0,21</text:p>
          </table:table-cell>
          <table:table-cell table:formula="of:=MIN([.$C$2];[.$C$1]+[.B27]/[.$C$3]*([.$C$2]-[.$C$1]))" office:value-type="float" office:value="2.05" calcext:value-type="float">
            <text:p>2,05</text:p>
          </table:table-cell>
          <table:table-cell table:formula="of:=SIN(2*PI()*[.C27]*[.B27])" office:value-type="float" office:value="0.422934597085304" calcext:value-type="float">
            <text:p>0,42</text:p>
          </table:table-cell>
          <table:table-cell table:formula="of:=[.B27]-[.B26]" office:value-type="float" office:value="0.00999999999999998" calcext:value-type="float">
            <text:p>0,01</text:p>
          </table:table-cell>
          <table:table-cell table:formula="of:=2*PI()*[.E27]*[.C27]" office:value-type="float" office:value="0.128805298797181" calcext:value-type="float">
            <text:p>0,13</text:p>
          </table:table-cell>
          <table:table-cell table:formula="of:=[.G26]+[.F27]" office:value-type="float" office:value="2.04517681748696" calcext:value-type="float">
            <text:p>2,05</text:p>
          </table:table-cell>
          <table:table-cell table:formula="of:=SIN([.G27])" office:value-type="float" office:value="0.889575876378338" calcext:value-type="float">
            <text:p>0,89</text:p>
          </table:table-cell>
          <table:table-cell table:formula="of:=2*PI() * IF([.B27]&lt;[.$C$3];&#10;    [.B27]*([.$C$1]+[.B27]*([.$C$2]-[.$C$1])/(2*[.$C$3]));&#10;     [.$C$2]*[.B27]-[.$F$1])" office:value-type="float" office:value="2.01219009462426" calcext:value-type="float">
            <text:p>2,01219009462426</text:p>
          </table:table-cell>
        </table:table-row>
        <table:table-row table:style-name="ro1">
          <table:table-cell/>
          <table:table-cell office:value-type="float" office:value="0.22" calcext:value-type="float">
            <text:p>0,22</text:p>
          </table:table-cell>
          <table:table-cell table:formula="of:=MIN([.$C$2];[.$C$1]+[.B28]/[.$C$3]*([.$C$2]-[.$C$1]))" office:value-type="float" office:value="2.1" calcext:value-type="float">
            <text:p>2,10</text:p>
          </table:table-cell>
          <table:table-cell table:formula="of:=SIN(2*PI()*[.C28]*[.B28])" office:value-type="float" office:value="0.236498997023725" calcext:value-type="float">
            <text:p>0,24</text:p>
          </table:table-cell>
          <table:table-cell table:formula="of:=[.B28]-[.B27]" office:value-type="float" office:value="0.01" calcext:value-type="float">
            <text:p>0,01</text:p>
          </table:table-cell>
          <table:table-cell table:formula="of:=2*PI()*[.E28]*[.C28]" office:value-type="float" office:value="0.131946891450771" calcext:value-type="float">
            <text:p>0,13</text:p>
          </table:table-cell>
          <table:table-cell table:formula="of:=[.G27]+[.F28]" office:value-type="float" office:value="2.17712370893773" calcext:value-type="float">
            <text:p>2,18</text:p>
          </table:table-cell>
          <table:table-cell table:formula="of:=SIN([.G28])" office:value-type="float" office:value="0.82174640862959" calcext:value-type="float">
            <text:p>0,82</text:p>
          </table:table-cell>
          <table:table-cell table:formula="of:=2*PI() * IF([.B28]&lt;[.$C$3];&#10;    [.B28]*([.$C$1]+[.B28]*([.$C$2]-[.$C$1])/(2*[.$C$3]));&#10;     [.$C$2]*[.B28]-[.$F$1])" office:value-type="float" office:value="2.14256618974824" calcext:value-type="float">
            <text:p>2,14256618974824</text:p>
          </table:table-cell>
        </table:table-row>
        <table:table-row table:style-name="ro1">
          <table:table-cell/>
          <table:table-cell office:value-type="float" office:value="0.23" calcext:value-type="float">
            <text:p>0,23</text:p>
          </table:table-cell>
          <table:table-cell table:formula="of:=MIN([.$C$2];[.$C$1]+[.B29]/[.$C$3]*([.$C$2]-[.$C$1]))" office:value-type="float" office:value="2.15" calcext:value-type="float">
            <text:p>2,15</text:p>
          </table:table-cell>
          <table:table-cell table:formula="of:=SIN(2*PI()*[.C29]*[.B29])" office:value-type="float" office:value="0.034550641374472" calcext:value-type="float">
            <text:p>0,03</text:p>
          </table:table-cell>
          <table:table-cell table:formula="of:=[.B29]-[.B28]" office:value-type="float" office:value="0.01" calcext:value-type="float">
            <text:p>0,01</text:p>
          </table:table-cell>
          <table:table-cell table:formula="of:=2*PI()*[.E29]*[.C29]" office:value-type="float" office:value="0.135088484104361" calcext:value-type="float">
            <text:p>0,14</text:p>
          </table:table-cell>
          <table:table-cell table:formula="of:=[.G28]+[.F29]" office:value-type="float" office:value="2.31221219304209" calcext:value-type="float">
            <text:p>2,31</text:p>
          </table:table-cell>
          <table:table-cell table:formula="of:=SIN([.G29])" office:value-type="float" office:value="0.737513117358174" calcext:value-type="float">
            <text:p>0,74</text:p>
          </table:table-cell>
          <table:table-cell table:formula="of:=2*PI() * IF([.B29]&lt;[.$C$3];&#10;    [.B29]*([.$C$1]+[.B29]*([.$C$2]-[.$C$1])/(2*[.$C$3]));&#10;     [.$C$2]*[.B29]-[.$F$1])" office:value-type="float" office:value="2.27608387752581" calcext:value-type="float">
            <text:p>2,27608387752581</text:p>
          </table:table-cell>
        </table:table-row>
        <table:table-row table:style-name="ro1">
          <table:table-cell/>
          <table:table-cell office:value-type="float" office:value="0.24" calcext:value-type="float">
            <text:p>0,24</text:p>
          </table:table-cell>
          <table:table-cell table:formula="of:=MIN([.$C$2];[.$C$1]+[.B30]/[.$C$3]*([.$C$2]-[.$C$1]))" office:value-type="float" office:value="2.2" calcext:value-type="float">
            <text:p>2,20</text:p>
          </table:table-cell>
          <table:table-cell table:formula="of:=SIN(2*PI()*[.C30]*[.B30])" office:value-type="float" office:value="-0.175023058975276" calcext:value-type="float">
            <text:p>-0,18</text:p>
          </table:table-cell>
          <table:table-cell table:formula="of:=[.B30]-[.B29]" office:value-type="float" office:value="0.00999999999999998" calcext:value-type="float">
            <text:p>0,01</text:p>
          </table:table-cell>
          <table:table-cell table:formula="of:=2*PI()*[.E30]*[.C30]" office:value-type="float" office:value="0.138230076757951" calcext:value-type="float">
            <text:p>0,14</text:p>
          </table:table-cell>
          <table:table-cell table:formula="of:=[.G29]+[.F30]" office:value-type="float" office:value="2.45044226980004" calcext:value-type="float">
            <text:p>2,45</text:p>
          </table:table-cell>
          <table:table-cell table:formula="of:=SIN([.G30])" office:value-type="float" office:value="0.63742398974869" calcext:value-type="float">
            <text:p>0,64</text:p>
          </table:table-cell>
          <table:table-cell table:formula="of:=2*PI() * IF([.B30]&lt;[.$C$3];&#10;    [.B30]*([.$C$1]+[.B30]*([.$C$2]-[.$C$1])/(2*[.$C$3]));&#10;     [.$C$2]*[.B30]-[.$F$1])" office:value-type="float" office:value="2.41274315795696" calcext:value-type="float">
            <text:p>2,41274315795696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table:formula="of:=MIN([.$C$2];[.$C$1]+[.B31]/[.$C$3]*([.$C$2]-[.$C$1]))" office:value-type="float" office:value="2.25" calcext:value-type="float">
            <text:p>2,25</text:p>
          </table:table-cell>
          <table:table-cell table:formula="of:=SIN(2*PI()*[.C31]*[.B31])" office:value-type="float" office:value="-0.38268343236509" calcext:value-type="float">
            <text:p>-0,38</text:p>
          </table:table-cell>
          <table:table-cell table:formula="of:=[.B31]-[.B30]" office:value-type="float" office:value="0.01" calcext:value-type="float">
            <text:p>0,01</text:p>
          </table:table-cell>
          <table:table-cell table:formula="of:=2*PI()*[.E31]*[.C31]" office:value-type="float" office:value="0.141371669411541" calcext:value-type="float">
            <text:p>0,14</text:p>
          </table:table-cell>
          <table:table-cell table:formula="of:=[.G30]+[.F31]" office:value-type="float" office:value="2.59181393921158" calcext:value-type="float">
            <text:p>2,59</text:p>
          </table:table-cell>
          <table:table-cell table:formula="of:=SIN([.G31])" office:value-type="float" office:value="0.522498564715949" calcext:value-type="float">
            <text:p>0,52</text:p>
          </table:table-cell>
          <table:table-cell table:formula="of:=2*PI() * IF([.B31]&lt;[.$C$3];&#10;    [.B31]*([.$C$1]+[.B31]*([.$C$2]-[.$C$1])/(2*[.$C$3]));&#10;     [.$C$2]*[.B31]-[.$F$1])" office:value-type="float" office:value="2.55254403104171" calcext:value-type="float">
            <text:p>2,55254403104171</text:p>
          </table:table-cell>
        </table:table-row>
        <table:table-row table:style-name="ro1">
          <table:table-cell/>
          <table:table-cell office:value-type="float" office:value="0.26" calcext:value-type="float">
            <text:p>0,26</text:p>
          </table:table-cell>
          <table:table-cell table:formula="of:=MIN([.$C$2];[.$C$1]+[.B32]/[.$C$3]*([.$C$2]-[.$C$1]))" office:value-type="float" office:value="2.3" calcext:value-type="float">
            <text:p>2,30</text:p>
          </table:table-cell>
          <table:table-cell table:formula="of:=SIN(2*PI()*[.C32]*[.B32])" office:value-type="float" office:value="-0.577572703422267" calcext:value-type="float">
            <text:p>-0,58</text:p>
          </table:table-cell>
          <table:table-cell table:formula="of:=[.B32]-[.B31]" office:value-type="float" office:value="0.01" calcext:value-type="float">
            <text:p>0,01</text:p>
          </table:table-cell>
          <table:table-cell table:formula="of:=2*PI()*[.E32]*[.C32]" office:value-type="float" office:value="0.144513262065131" calcext:value-type="float">
            <text:p>0,14</text:p>
          </table:table-cell>
          <table:table-cell table:formula="of:=[.G31]+[.F32]" office:value-type="float" office:value="2.73632720127671" calcext:value-type="float">
            <text:p>2,74</text:p>
          </table:table-cell>
          <table:table-cell table:formula="of:=SIN([.G32])" office:value-type="float" office:value="0.394262724342951" calcext:value-type="float">
            <text:p>0,39</text:p>
          </table:table-cell>
          <table:table-cell table:formula="of:=2*PI() * IF([.B32]&lt;[.$C$3];&#10;    [.B32]*([.$C$1]+[.B32]*([.$C$2]-[.$C$1])/(2*[.$C$3]));&#10;     [.$C$2]*[.B32]-[.$F$1])" office:value-type="float" office:value="2.69548649678004" calcext:value-type="float">
            <text:p>2,69548649678004</text:p>
          </table:table-cell>
        </table:table-row>
        <table:table-row table:style-name="ro1">
          <table:table-cell/>
          <table:table-cell office:value-type="float" office:value="0.27" calcext:value-type="float">
            <text:p>0,27</text:p>
          </table:table-cell>
          <table:table-cell table:formula="of:=MIN([.$C$2];[.$C$1]+[.B33]/[.$C$3]*([.$C$2]-[.$C$1]))" office:value-type="float" office:value="2.35" calcext:value-type="float">
            <text:p>2,35</text:p>
          </table:table-cell>
          <table:table-cell table:formula="of:=SIN(2*PI()*[.C33]*[.B33])" office:value-type="float" office:value="-0.748029798903383" calcext:value-type="float">
            <text:p>-0,75</text:p>
          </table:table-cell>
          <table:table-cell table:formula="of:=[.B33]-[.B32]" office:value-type="float" office:value="0.01" calcext:value-type="float">
            <text:p>0,01</text:p>
          </table:table-cell>
          <table:table-cell table:formula="of:=2*PI()*[.E33]*[.C33]" office:value-type="float" office:value="0.14765485471872" calcext:value-type="float">
            <text:p>0,15</text:p>
          </table:table-cell>
          <table:table-cell table:formula="of:=[.G32]+[.F33]" office:value-type="float" office:value="2.88398205599543" calcext:value-type="float">
            <text:p>2,88</text:p>
          </table:table-cell>
          <table:table-cell table:formula="of:=SIN([.G33])" office:value-type="float" office:value="0.254770725683382" calcext:value-type="float">
            <text:p>0,25</text:p>
          </table:table-cell>
          <table:table-cell table:formula="of:=2*PI() * IF([.B33]&lt;[.$C$3];&#10;    [.B33]*([.$C$1]+[.B33]*([.$C$2]-[.$C$1])/(2*[.$C$3]));&#10;     [.$C$2]*[.B33]-[.$F$1])" office:value-type="float" office:value="2.84157055517197" calcext:value-type="float">
            <text:p>2,84157055517197</text:p>
          </table:table-cell>
        </table:table-row>
        <table:table-row table:style-name="ro1">
          <table:table-cell/>
          <table:table-cell office:value-type="float" office:value="0.28" calcext:value-type="float">
            <text:p>0,28</text:p>
          </table:table-cell>
          <table:table-cell table:formula="of:=MIN([.$C$2];[.$C$1]+[.B34]/[.$C$3]*([.$C$2]-[.$C$1]))" office:value-type="float" office:value="2.4" calcext:value-type="float">
            <text:p>2,40</text:p>
          </table:table-cell>
          <table:table-cell table:formula="of:=SIN(2*PI()*[.C34]*[.B34])" office:value-type="float" office:value="-0.882291226434954" calcext:value-type="float">
            <text:p>-0,88</text:p>
          </table:table-cell>
          <table:table-cell table:formula="of:=[.B34]-[.B33]" office:value-type="float" office:value="0.01" calcext:value-type="float">
            <text:p>0,01</text:p>
          </table:table-cell>
          <table:table-cell table:formula="of:=2*PI()*[.E34]*[.C34]" office:value-type="float" office:value="0.15079644737231" calcext:value-type="float">
            <text:p>0,15</text:p>
          </table:table-cell>
          <table:table-cell table:formula="of:=[.G33]+[.F34]" office:value-type="float" office:value="3.03477850336774" calcext:value-type="float">
            <text:p>3,03</text:p>
          </table:table-cell>
          <table:table-cell table:formula="of:=SIN([.G34])" office:value-type="float" office:value="0.10661115427526" calcext:value-type="float">
            <text:p>0,11</text:p>
          </table:table-cell>
          <table:table-cell table:formula="of:=2*PI() * IF([.B34]&lt;[.$C$3];&#10;    [.B34]*([.$C$1]+[.B34]*([.$C$2]-[.$C$1])/(2*[.$C$3]));&#10;     [.$C$2]*[.B34]-[.$F$1])" office:value-type="float" office:value="2.99079620621748" calcext:value-type="float">
            <text:p>2,99079620621748</text:p>
          </table:table-cell>
        </table:table-row>
        <table:table-row table:style-name="ro1">
          <table:table-cell/>
          <table:table-cell office:value-type="float" office:value="0.29" calcext:value-type="float">
            <text:p>0,29</text:p>
          </table:table-cell>
          <table:table-cell table:formula="of:=MIN([.$C$2];[.$C$1]+[.B35]/[.$C$3]*([.$C$2]-[.$C$1]))" office:value-type="float" office:value="2.45" calcext:value-type="float">
            <text:p>2,45</text:p>
          </table:table-cell>
          <table:table-cell table:formula="of:=SIN(2*PI()*[.C35]*[.B35])" office:value-type="float" office:value="-0.969359662403629" calcext:value-type="float">
            <text:p>-0,97</text:p>
          </table:table-cell>
          <table:table-cell table:formula="of:=[.B35]-[.B34]" office:value-type="float" office:value="0.00999999999999995" calcext:value-type="float">
            <text:p>0,01</text:p>
          </table:table-cell>
          <table:table-cell table:formula="of:=2*PI()*[.E35]*[.C35]" office:value-type="float" office:value="0.153938040025899" calcext:value-type="float">
            <text:p>0,15</text:p>
          </table:table-cell>
          <table:table-cell table:formula="of:=[.G34]+[.F35]" office:value-type="float" office:value="3.18871654339364" calcext:value-type="float">
            <text:p>3,19</text:p>
          </table:table-cell>
          <table:table-cell table:formula="of:=SIN([.G35])" office:value-type="float" office:value="-0.0471064507096423" calcext:value-type="float">
            <text:p>-0,05</text:p>
          </table:table-cell>
          <table:table-cell table:formula="of:=2*PI() * IF([.B35]&lt;[.$C$3];&#10;    [.B35]*([.$C$1]+[.B35]*([.$C$2]-[.$C$1])/(2*[.$C$3]));&#10;     [.$C$2]*[.B35]-[.$F$1])" office:value-type="float" office:value="3.14316344991659" calcext:value-type="float">
            <text:p>3,14316344991659</text:p>
          </table:table-cell>
        </table:table-row>
        <table:table-row table:style-name="ro1">
          <table:table-cell/>
          <table:table-cell office:value-type="float" office:value="0.3" calcext:value-type="float">
            <text:p>0,30</text:p>
          </table:table-cell>
          <table:table-cell table:formula="of:=MIN([.$C$2];[.$C$1]+[.B36]/[.$C$3]*([.$C$2]-[.$C$1]))" office:value-type="float" office:value="2.5" calcext:value-type="float">
            <text:p>2,50</text:p>
          </table:table-cell>
          <table:table-cell table:formula="of:=SIN(2*PI()*[.C36]*[.B36])" office:value-type="float" office:value="-1" calcext:value-type="float">
            <text:p>-1,00</text:p>
          </table:table-cell>
          <table:table-cell table:formula="of:=[.B36]-[.B35]" office:value-type="float" office:value="0.01" calcext:value-type="float">
            <text:p>0,01</text:p>
          </table:table-cell>
          <table:table-cell table:formula="of:=2*PI()*[.E36]*[.C36]" office:value-type="float" office:value="0.15707963267949" calcext:value-type="float">
            <text:p>0,16</text:p>
          </table:table-cell>
          <table:table-cell table:formula="of:=[.G35]+[.F36]" office:value-type="float" office:value="3.34579617607313" calcext:value-type="float">
            <text:p>3,35</text:p>
          </table:table-cell>
          <table:table-cell table:formula="of:=SIN([.G36])" office:value-type="float" office:value="-0.202787295356512" calcext:value-type="float">
            <text:p>-0,20</text:p>
          </table:table-cell>
          <table:table-cell table:formula="of:=2*PI() * IF([.B36]&lt;[.$C$3];&#10;    [.B36]*([.$C$1]+[.B36]*([.$C$2]-[.$C$1])/(2*[.$C$3]));&#10;     [.$C$2]*[.B36]-[.$F$1])" office:value-type="float" office:value="3.29867228626928" calcext:value-type="float">
            <text:p>3,29867228626928</text:p>
          </table:table-cell>
        </table:table-row>
        <table:table-row table:style-name="ro1">
          <table:table-cell/>
          <table:table-cell office:value-type="float" office:value="0.31" calcext:value-type="float">
            <text:p>0,31</text:p>
          </table:table-cell>
          <table:table-cell table:formula="of:=MIN([.$C$2];[.$C$1]+[.B37]/[.$C$3]*([.$C$2]-[.$C$1]))" office:value-type="float" office:value="2.55" calcext:value-type="float">
            <text:p>2,55</text:p>
          </table:table-cell>
          <table:table-cell table:formula="of:=SIN(2*PI()*[.C37]*[.B37])" office:value-type="float" office:value="-0.967797100328866" calcext:value-type="float">
            <text:p>-0,97</text:p>
          </table:table-cell>
          <table:table-cell table:formula="of:=[.B37]-[.B36]" office:value-type="float" office:value="0.01" calcext:value-type="float">
            <text:p>0,01</text:p>
          </table:table-cell>
          <table:table-cell table:formula="of:=2*PI()*[.E37]*[.C37]" office:value-type="float" office:value="0.16022122533308" calcext:value-type="float">
            <text:p>0,16</text:p>
          </table:table-cell>
          <table:table-cell table:formula="of:=[.G36]+[.F37]" office:value-type="float" office:value="3.50601740140621" calcext:value-type="float">
            <text:p>3,51</text:p>
          </table:table-cell>
          <table:table-cell table:formula="of:=SIN([.G37])" office:value-type="float" office:value="-0.356411878713251" calcext:value-type="float">
            <text:p>-0,36</text:p>
          </table:table-cell>
          <table:table-cell table:formula="of:=2*PI() * IF([.B37]&lt;[.$C$3];&#10;    [.B37]*([.$C$1]+[.B37]*([.$C$2]-[.$C$1])/(2*[.$C$3]));&#10;     [.$C$2]*[.B37]-[.$F$1])" office:value-type="float" office:value="3.45732271527557" calcext:value-type="float">
            <text:p>3,45732271527557</text:p>
          </table:table-cell>
        </table:table-row>
        <table:table-row table:style-name="ro1">
          <table:table-cell/>
          <table:table-cell office:value-type="float" office:value="0.32" calcext:value-type="float">
            <text:p>0,32</text:p>
          </table:table-cell>
          <table:table-cell table:formula="of:=MIN([.$C$2];[.$C$1]+[.B38]/[.$C$3]*([.$C$2]-[.$C$1]))" office:value-type="float" office:value="2.6" calcext:value-type="float">
            <text:p>2,60</text:p>
          </table:table-cell>
          <table:table-cell table:formula="of:=SIN(2*PI()*[.C38]*[.B38])" office:value-type="float" office:value="-0.870183754669526" calcext:value-type="float">
            <text:p>-0,87</text:p>
          </table:table-cell>
          <table:table-cell table:formula="of:=[.B38]-[.B37]" office:value-type="float" office:value="0.01" calcext:value-type="float">
            <text:p>0,01</text:p>
          </table:table-cell>
          <table:table-cell table:formula="of:=2*PI()*[.E38]*[.C38]" office:value-type="float" office:value="0.163362817986669" calcext:value-type="float">
            <text:p>0,16</text:p>
          </table:table-cell>
          <table:table-cell table:formula="of:=[.G37]+[.F38]" office:value-type="float" office:value="3.66938021939288" calcext:value-type="float">
            <text:p>3,67</text:p>
          </table:table-cell>
          <table:table-cell table:formula="of:=SIN([.G38])" office:value-type="float" office:value="-0.503623201635761" calcext:value-type="float">
            <text:p>-0,50</text:p>
          </table:table-cell>
          <table:table-cell table:formula="of:=2*PI() * IF([.B38]&lt;[.$C$3];&#10;    [.B38]*([.$C$1]+[.B38]*([.$C$2]-[.$C$1])/(2*[.$C$3]));&#10;     [.$C$2]*[.B38]-[.$F$1])" office:value-type="float" office:value="3.61911473693544" calcext:value-type="float">
            <text:p>3,61911473693544</text:p>
          </table:table-cell>
        </table:table-row>
        <table:table-row table:style-name="ro1">
          <table:table-cell/>
          <table:table-cell office:value-type="float" office:value="0.33" calcext:value-type="float">
            <text:p>0,33</text:p>
          </table:table-cell>
          <table:table-cell table:formula="of:=MIN([.$C$2];[.$C$1]+[.B39]/[.$C$3]*([.$C$2]-[.$C$1]))" office:value-type="float" office:value="2.65" calcext:value-type="float">
            <text:p>2,65</text:p>
          </table:table-cell>
          <table:table-cell table:formula="of:=SIN(2*PI()*[.C39]*[.B39])" office:value-type="float" office:value="-0.709324729572273" calcext:value-type="float">
            <text:p>-0,71</text:p>
          </table:table-cell>
          <table:table-cell table:formula="of:=[.B39]-[.B38]" office:value-type="float" office:value="0.01" calcext:value-type="float">
            <text:p>0,01</text:p>
          </table:table-cell>
          <table:table-cell table:formula="of:=2*PI()*[.E39]*[.C39]" office:value-type="float" office:value="0.166504410640259" calcext:value-type="float">
            <text:p>0,17</text:p>
          </table:table-cell>
          <table:table-cell table:formula="of:=[.G38]+[.F39]" office:value-type="float" office:value="3.83588463003314" calcext:value-type="float">
            <text:p>3,84</text:p>
          </table:table-cell>
          <table:table-cell table:formula="of:=SIN([.G39])" office:value-type="float" office:value="-0.639841478951179" calcext:value-type="float">
            <text:p>-0,64</text:p>
          </table:table-cell>
          <table:table-cell table:formula="of:=2*PI() * IF([.B39]&lt;[.$C$3];&#10;    [.B39]*([.$C$1]+[.B39]*([.$C$2]-[.$C$1])/(2*[.$C$3]));&#10;     [.$C$2]*[.B39]-[.$F$1])" office:value-type="float" office:value="3.78404835124891" calcext:value-type="float">
            <text:p>3,78404835124891</text:p>
          </table:table-cell>
        </table:table-row>
        <table:table-row table:style-name="ro1">
          <table:table-cell/>
          <table:table-cell office:value-type="float" office:value="0.34" calcext:value-type="float">
            <text:p>0,34</text:p>
          </table:table-cell>
          <table:table-cell table:formula="of:=MIN([.$C$2];[.$C$1]+[.B40]/[.$C$3]*([.$C$2]-[.$C$1]))" office:value-type="float" office:value="2.7" calcext:value-type="float">
            <text:p>2,70</text:p>
          </table:table-cell>
          <table:table-cell table:formula="of:=SIN(2*PI()*[.C40]*[.B40])" office:value-type="float" office:value="-0.492727341548292" calcext:value-type="float">
            <text:p>-0,49</text:p>
          </table:table-cell>
          <table:table-cell table:formula="of:=[.B40]-[.B39]" office:value-type="float" office:value="0.01" calcext:value-type="float">
            <text:p>0,01</text:p>
          </table:table-cell>
          <table:table-cell table:formula="of:=2*PI()*[.E40]*[.C40]" office:value-type="float" office:value="0.169646003293849" calcext:value-type="float">
            <text:p>0,17</text:p>
          </table:table-cell>
          <table:table-cell table:formula="of:=[.G39]+[.F40]" office:value-type="float" office:value="4.00553063332699" calcext:value-type="float">
            <text:p>4,01</text:p>
          </table:table-cell>
          <table:table-cell table:formula="of:=SIN([.G40])" office:value-type="float" office:value="-0.760405965600031" calcext:value-type="float">
            <text:p>-0,76</text:p>
          </table:table-cell>
          <table:table-cell table:formula="of:=2*PI() * IF([.B40]&lt;[.$C$3];&#10;    [.B40]*([.$C$1]+[.B40]*([.$C$2]-[.$C$1])/(2*[.$C$3]));&#10;     [.$C$2]*[.B40]-[.$F$1])" office:value-type="float" office:value="3.95212355821596" calcext:value-type="float">
            <text:p>3,95212355821596</text:p>
          </table:table-cell>
        </table:table-row>
        <table:table-row table:style-name="ro1">
          <table:table-cell/>
          <table:table-cell office:value-type="float" office:value="0.35" calcext:value-type="float">
            <text:p>0,35</text:p>
          </table:table-cell>
          <table:table-cell table:formula="of:=MIN([.$C$2];[.$C$1]+[.B41]/[.$C$3]*([.$C$2]-[.$C$1]))" office:value-type="float" office:value="2.75" calcext:value-type="float">
            <text:p>2,75</text:p>
          </table:table-cell>
          <table:table-cell table:formula="of:=SIN(2*PI()*[.C41]*[.B41])" office:value-type="float" office:value="-0.233445363855907" calcext:value-type="float">
            <text:p>-0,23</text:p>
          </table:table-cell>
          <table:table-cell table:formula="of:=[.B41]-[.B40]" office:value-type="float" office:value="0.00999999999999995" calcext:value-type="float">
            <text:p>0,01</text:p>
          </table:table-cell>
          <table:table-cell table:formula="of:=2*PI()*[.E41]*[.C41]" office:value-type="float" office:value="0.172787595947438" calcext:value-type="float">
            <text:p>0,17</text:p>
          </table:table-cell>
          <table:table-cell table:formula="of:=[.G40]+[.F41]" office:value-type="float" office:value="4.17831822927442" calcext:value-type="float">
            <text:p>4,18</text:p>
          </table:table-cell>
          <table:table-cell table:formula="of:=SIN([.G41])" office:value-type="float" office:value="-0.860742027003943" calcext:value-type="float">
            <text:p>-0,86</text:p>
          </table:table-cell>
          <table:table-cell table:formula="of:=2*PI() * IF([.B41]&lt;[.$C$3];&#10;    [.B41]*([.$C$1]+[.B41]*([.$C$2]-[.$C$1])/(2*[.$C$3]));&#10;     [.$C$2]*[.B41]-[.$F$1])" office:value-type="float" office:value="4.1233403578366" calcext:value-type="float">
            <text:p>4,1233403578366</text:p>
          </table:table-cell>
        </table:table-row>
        <table:table-row table:style-name="ro1">
          <table:table-cell/>
          <table:table-cell office:value-type="float" office:value="0.36" calcext:value-type="float">
            <text:p>0,36</text:p>
          </table:table-cell>
          <table:table-cell table:formula="of:=MIN([.$C$2];[.$C$1]+[.B42]/[.$C$3]*([.$C$2]-[.$C$1]))" office:value-type="float" office:value="2.8" calcext:value-type="float">
            <text:p>2,80</text:p>
          </table:table-cell>
          <table:table-cell table:formula="of:=SIN(2*PI()*[.C42]*[.B42])" office:value-type="float" office:value="0.0502443181797689" calcext:value-type="float">
            <text:p>0,05</text:p>
          </table:table-cell>
          <table:table-cell table:formula="of:=[.B42]-[.B41]" office:value-type="float" office:value="0.01" calcext:value-type="float">
            <text:p>0,01</text:p>
          </table:table-cell>
          <table:table-cell table:formula="of:=2*PI()*[.E42]*[.C42]" office:value-type="float" office:value="0.175929188601029" calcext:value-type="float">
            <text:p>0,18</text:p>
          </table:table-cell>
          <table:table-cell table:formula="of:=[.G41]+[.F42]" office:value-type="float" office:value="4.35424741787545" calcext:value-type="float">
            <text:p>4,35</text:p>
          </table:table-cell>
          <table:table-cell table:formula="of:=SIN([.G42])" office:value-type="float" office:value="-0.936549886748192" calcext:value-type="float">
            <text:p>-0,94</text:p>
          </table:table-cell>
          <table:table-cell table:formula="of:=2*PI() * IF([.B42]&lt;[.$C$3];&#10;    [.B42]*([.$C$1]+[.B42]*([.$C$2]-[.$C$1])/(2*[.$C$3]));&#10;     [.$C$2]*[.B42]-[.$F$1])" office:value-type="float" office:value="4.29769875011084" calcext:value-type="float">
            <text:p>4,29769875011084</text:p>
          </table:table-cell>
        </table:table-row>
        <table:table-row table:style-name="ro1">
          <table:table-cell/>
          <table:table-cell office:value-type="float" office:value="0.37" calcext:value-type="float">
            <text:p>0,37</text:p>
          </table:table-cell>
          <table:table-cell table:formula="of:=MIN([.$C$2];[.$C$1]+[.B43]/[.$C$3]*([.$C$2]-[.$C$1]))" office:value-type="float" office:value="2.85" calcext:value-type="float">
            <text:p>2,85</text:p>
          </table:table-cell>
          <table:table-cell table:formula="of:=SIN(2*PI()*[.C43]*[.B43])" office:value-type="float" office:value="0.335780389392581" calcext:value-type="float">
            <text:p>0,34</text:p>
          </table:table-cell>
          <table:table-cell table:formula="of:=[.B43]-[.B42]" office:value-type="float" office:value="0.01" calcext:value-type="float">
            <text:p>0,01</text:p>
          </table:table-cell>
          <table:table-cell table:formula="of:=2*PI()*[.E43]*[.C43]" office:value-type="float" office:value="0.179070781254618" calcext:value-type="float">
            <text:p>0,18</text:p>
          </table:table-cell>
          <table:table-cell table:formula="of:=[.G42]+[.F43]" office:value-type="float" office:value="4.53331819913007" calcext:value-type="float">
            <text:p>4,53</text:p>
          </table:table-cell>
          <table:table-cell table:formula="of:=SIN([.G43])" office:value-type="float" office:value="-0.98400962565114" calcext:value-type="float">
            <text:p>-0,98</text:p>
          </table:table-cell>
          <table:table-cell table:formula="of:=2*PI() * IF([.B43]&lt;[.$C$3];&#10;    [.B43]*([.$C$1]+[.B43]*([.$C$2]-[.$C$1])/(2*[.$C$3]));&#10;     [.$C$2]*[.B43]-[.$F$1])" office:value-type="float" office:value="4.47519873503866" calcext:value-type="float">
            <text:p>4,47519873503866</text:p>
          </table:table-cell>
        </table:table-row>
        <table:table-row table:style-name="ro1">
          <table:table-cell/>
          <table:table-cell office:value-type="float" office:value="0.38" calcext:value-type="float">
            <text:p>0,38</text:p>
          </table:table-cell>
          <table:table-cell table:formula="of:=MIN([.$C$2];[.$C$1]+[.B44]/[.$C$3]*([.$C$2]-[.$C$1]))" office:value-type="float" office:value="2.9" calcext:value-type="float">
            <text:p>2,90</text:p>
          </table:table-cell>
          <table:table-cell table:formula="of:=SIN(2*PI()*[.C44]*[.B44])" office:value-type="float" office:value="0.597904983057519" calcext:value-type="float">
            <text:p>0,60</text:p>
          </table:table-cell>
          <table:table-cell table:formula="of:=[.B44]-[.B43]" office:value-type="float" office:value="0.01" calcext:value-type="float">
            <text:p>0,01</text:p>
          </table:table-cell>
          <table:table-cell table:formula="of:=2*PI()*[.E44]*[.C44]" office:value-type="float" office:value="0.182212373908208" calcext:value-type="float">
            <text:p>0,18</text:p>
          </table:table-cell>
          <table:table-cell table:formula="of:=[.G43]+[.F44]" office:value-type="float" office:value="4.71553057303828" calcext:value-type="float">
            <text:p>4,72</text:p>
          </table:table-cell>
          <table:table-cell table:formula="of:=SIN([.G44])" office:value-type="float" office:value="-0.999995065201858" calcext:value-type="float">
            <text:p>-1,00</text:p>
          </table:table-cell>
          <table:table-cell table:formula="of:=2*PI() * IF([.B44]&lt;[.$C$3];&#10;    [.B44]*([.$C$1]+[.B44]*([.$C$2]-[.$C$1])/(2*[.$C$3]));&#10;     [.$C$2]*[.B44]-[.$F$1])" office:value-type="float" office:value="4.65584031262007" calcext:value-type="float">
            <text:p>4,65584031262007</text:p>
          </table:table-cell>
        </table:table-row>
        <table:table-row table:style-name="ro1">
          <table:table-cell/>
          <table:table-cell office:value-type="float" office:value="0.39" calcext:value-type="float">
            <text:p>0,39</text:p>
          </table:table-cell>
          <table:table-cell table:formula="of:=MIN([.$C$2];[.$C$1]+[.B45]/[.$C$3]*([.$C$2]-[.$C$1]))" office:value-type="float" office:value="2.95" calcext:value-type="float">
            <text:p>2,95</text:p>
          </table:table-cell>
          <table:table-cell table:formula="of:=SIN(2*PI()*[.C45]*[.B45])" office:value-type="float" office:value="0.810859580832374" calcext:value-type="float">
            <text:p>0,81</text:p>
          </table:table-cell>
          <table:table-cell table:formula="of:=[.B45]-[.B44]" office:value-type="float" office:value="0.01" calcext:value-type="float">
            <text:p>0,01</text:p>
          </table:table-cell>
          <table:table-cell table:formula="of:=2*PI()*[.E45]*[.C45]" office:value-type="float" office:value="0.185353966561798" calcext:value-type="float">
            <text:p>0,19</text:p>
          </table:table-cell>
          <table:table-cell table:formula="of:=[.G44]+[.F45]" office:value-type="float" office:value="4.90088453960008" calcext:value-type="float">
            <text:p>4,90</text:p>
          </table:table-cell>
          <table:table-cell table:formula="of:=SIN([.G45])" office:value-type="float" office:value="-0.982287250728689" calcext:value-type="float">
            <text:p>-0,98</text:p>
          </table:table-cell>
          <table:table-cell table:formula="of:=2*PI() * IF([.B45]&lt;[.$C$3];&#10;    [.B45]*([.$C$1]+[.B45]*([.$C$2]-[.$C$1])/(2*[.$C$3]));&#10;     [.$C$2]*[.B45]-[.$F$1])" office:value-type="float" office:value="4.83962348285508" calcext:value-type="float">
            <text:p>4,83962348285508</text:p>
          </table:table-cell>
        </table:table-row>
        <table:table-row table:style-name="ro1">
          <table:table-cell/>
          <table:table-cell office:value-type="float" office:value="0.4" calcext:value-type="float">
            <text:p>0,40</text:p>
          </table:table-cell>
          <table:table-cell table:formula="of:=MIN([.$C$2];[.$C$1]+[.B46]/[.$C$3]*([.$C$2]-[.$C$1]))" office:value-type="float" office:value="3" calcext:value-type="float">
            <text:p>3,00</text:p>
          </table:table-cell>
          <table:table-cell table:formula="of:=SIN(2*PI()*[.C46]*[.B46])" office:value-type="float" office:value="0.951056516295153" calcext:value-type="float">
            <text:p>0,95</text:p>
          </table:table-cell>
          <table:table-cell table:formula="of:=[.B46]-[.B45]" office:value-type="float" office:value="0.01" calcext:value-type="float">
            <text:p>0,01</text:p>
          </table:table-cell>
          <table:table-cell table:formula="of:=2*PI()*[.E46]*[.C46]" office:value-type="float" office:value="0.188495559215388" calcext:value-type="float">
            <text:p>0,19</text:p>
          </table:table-cell>
          <table:table-cell table:formula="of:=[.G45]+[.F46]" office:value-type="float" office:value="5.08938009881546" calcext:value-type="float">
            <text:p>5,09</text:p>
          </table:table-cell>
          <table:table-cell table:formula="of:=SIN([.G46])" office:value-type="float" office:value="-0.929776485888251" calcext:value-type="float">
            <text:p>-0,93</text:p>
          </table:table-cell>
          <table:table-cell table:formula="of:=2*PI() * IF([.B46]&lt;[.$C$3];&#10;    [.B46]*([.$C$1]+[.B46]*([.$C$2]-[.$C$1])/(2*[.$C$3]));&#10;     [.$C$2]*[.B46]-[.$F$1])" office:value-type="float" office:value="5.02654824574367" calcext:value-type="float">
            <text:p>5,02654824574367</text:p>
          </table:table-cell>
        </table:table-row>
        <table:table-row table:style-name="ro1">
          <table:table-cell/>
          <table:table-cell office:value-type="float" office:value="0.41" calcext:value-type="float">
            <text:p>0,41</text:p>
          </table:table-cell>
          <table:table-cell table:formula="of:=MIN([.$C$2];[.$C$1]+[.B47]/[.$C$3]*([.$C$2]-[.$C$1]))" office:value-type="float" office:value="3.05" calcext:value-type="float">
            <text:p>3,05</text:p>
          </table:table-cell>
          <table:table-cell table:formula="of:=SIN(2*PI()*[.C47]*[.B47])" office:value-type="float" office:value="0.999995065201858" calcext:value-type="float">
            <text:p>1,00</text:p>
          </table:table-cell>
          <table:table-cell table:formula="of:=[.B47]-[.B46]" office:value-type="float" office:value="0.00999999999999995" calcext:value-type="float">
            <text:p>0,01</text:p>
          </table:table-cell>
          <table:table-cell table:formula="of:=2*PI()*[.E47]*[.C47]" office:value-type="float" office:value="0.191637151868976" calcext:value-type="float">
            <text:p>0,19</text:p>
          </table:table-cell>
          <table:table-cell table:formula="of:=[.G46]+[.F47]" office:value-type="float" office:value="5.28101725068444" calcext:value-type="float">
            <text:p>5,28</text:p>
          </table:table-cell>
          <table:table-cell table:formula="of:=SIN([.G47])" office:value-type="float" office:value="-0.842640412160433" calcext:value-type="float">
            <text:p>-0,84</text:p>
          </table:table-cell>
          <table:table-cell table:formula="of:=2*PI() * IF([.B47]&lt;[.$C$3];&#10;    [.B47]*([.$C$1]+[.B47]*([.$C$2]-[.$C$1])/(2*[.$C$3]));&#10;     [.$C$2]*[.B47]-[.$F$1])" office:value-type="float" office:value="5.21661460128585" calcext:value-type="float">
            <text:p>5,21661460128585</text:p>
          </table:table-cell>
        </table:table-row>
        <table:table-row table:style-name="ro1">
          <table:table-cell/>
          <table:table-cell office:value-type="float" office:value="0.42" calcext:value-type="float">
            <text:p>0,42</text:p>
          </table:table-cell>
          <table:table-cell table:formula="of:=MIN([.$C$2];[.$C$1]+[.B48]/[.$C$3]*([.$C$2]-[.$C$1]))" office:value-type="float" office:value="3.1" calcext:value-type="float">
            <text:p>3,10</text:p>
          </table:table-cell>
          <table:table-cell table:formula="of:=SIN(2*PI()*[.C48]*[.B48])" office:value-type="float" office:value="0.947098304994745" calcext:value-type="float">
            <text:p>0,95</text:p>
          </table:table-cell>
          <table:table-cell table:formula="of:=[.B48]-[.B47]" office:value-type="float" office:value="0.01" calcext:value-type="float">
            <text:p>0,01</text:p>
          </table:table-cell>
          <table:table-cell table:formula="of:=2*PI()*[.E48]*[.C48]" office:value-type="float" office:value="0.194778744522567" calcext:value-type="float">
            <text:p>0,19</text:p>
          </table:table-cell>
          <table:table-cell table:formula="of:=[.G47]+[.F48]" office:value-type="float" office:value="5.47579599520701" calcext:value-type="float">
            <text:p>5,48</text:p>
          </table:table-cell>
          <table:table-cell table:formula="of:=SIN([.G48])" office:value-type="float" office:value="-0.722484642853351" calcext:value-type="float">
            <text:p>-0,72</text:p>
          </table:table-cell>
          <table:table-cell table:formula="of:=2*PI() * IF([.B48]&lt;[.$C$3];&#10;    [.B48]*([.$C$1]+[.B48]*([.$C$2]-[.$C$1])/(2*[.$C$3]));&#10;     [.$C$2]*[.B48]-[.$F$1])" office:value-type="float" office:value="5.40982254948162" calcext:value-type="float">
            <text:p>5,40982254948162</text:p>
          </table:table-cell>
        </table:table-row>
        <table:table-row table:style-name="ro1">
          <table:table-cell/>
          <table:table-cell office:value-type="float" office:value="0.43" calcext:value-type="float">
            <text:p>0,43</text:p>
          </table:table-cell>
          <table:table-cell table:formula="of:=MIN([.$C$2];[.$C$1]+[.B49]/[.$C$3]*([.$C$2]-[.$C$1]))" office:value-type="float" office:value="3.15" calcext:value-type="float">
            <text:p>3,15</text:p>
          </table:table-cell>
          <table:table-cell table:formula="of:=SIN(2*PI()*[.C49]*[.B49])" office:value-type="float" office:value="0.792076614249968" calcext:value-type="float">
            <text:p>0,79</text:p>
          </table:table-cell>
          <table:table-cell table:formula="of:=[.B49]-[.B48]" office:value-type="float" office:value="0.01" calcext:value-type="float">
            <text:p>0,01</text:p>
          </table:table-cell>
          <table:table-cell table:formula="of:=2*PI()*[.E49]*[.C49]" office:value-type="float" office:value="0.197920337176157" calcext:value-type="float">
            <text:p>0,20</text:p>
          </table:table-cell>
          <table:table-cell table:formula="of:=[.G48]+[.F49]" office:value-type="float" office:value="5.67371633238317" calcext:value-type="float">
            <text:p>5,67</text:p>
          </table:table-cell>
          <table:table-cell table:formula="of:=SIN([.G49])" office:value-type="float" office:value="-0.572432125594592" calcext:value-type="float">
            <text:p>-0,57</text:p>
          </table:table-cell>
          <table:table-cell table:formula="of:=2*PI() * IF([.B49]&lt;[.$C$3];&#10;    [.B49]*([.$C$1]+[.B49]*([.$C$2]-[.$C$1])/(2*[.$C$3]));&#10;     [.$C$2]*[.B49]-[.$F$1])" office:value-type="float" office:value="5.60617209033099" calcext:value-type="float">
            <text:p>5,60617209033099</text:p>
          </table:table-cell>
        </table:table-row>
        <table:table-row table:style-name="ro1">
          <table:table-cell/>
          <table:table-cell office:value-type="float" office:value="0.44" calcext:value-type="float">
            <text:p>0,44</text:p>
          </table:table-cell>
          <table:table-cell table:formula="of:=MIN([.$C$2];[.$C$1]+[.B50]/[.$C$3]*([.$C$2]-[.$C$1]))" office:value-type="float" office:value="3.2" calcext:value-type="float">
            <text:p>3,20</text:p>
          </table:table-cell>
          <table:table-cell table:formula="of:=SIN(2*PI()*[.C50]*[.B50])" office:value-type="float" office:value="0.546394346734269" calcext:value-type="float">
            <text:p>0,55</text:p>
          </table:table-cell>
          <table:table-cell table:formula="of:=[.B50]-[.B49]" office:value-type="float" office:value="0.01" calcext:value-type="float">
            <text:p>0,01</text:p>
          </table:table-cell>
          <table:table-cell table:formula="of:=2*PI()*[.E50]*[.C50]" office:value-type="float" office:value="0.201061929829747" calcext:value-type="float">
            <text:p>0,20</text:p>
          </table:table-cell>
          <table:table-cell table:formula="of:=[.G49]+[.F50]" office:value-type="float" office:value="5.87477826221291" calcext:value-type="float">
            <text:p>5,87</text:p>
          </table:table-cell>
          <table:table-cell table:formula="of:=SIN([.G50])" office:value-type="float" office:value="-0.397147890634782" calcext:value-type="float">
            <text:p>-0,40</text:p>
          </table:table-cell>
          <table:table-cell table:formula="of:=2*PI() * IF([.B50]&lt;[.$C$3];&#10;    [.B50]*([.$C$1]+[.B50]*([.$C$2]-[.$C$1])/(2*[.$C$3]));&#10;     [.$C$2]*[.B50]-[.$F$1])" office:value-type="float" office:value="5.80566322383394" calcext:value-type="float">
            <text:p>5,80566322383394</text:p>
          </table:table-cell>
        </table:table-row>
        <table:table-row table:style-name="ro1">
          <table:table-cell/>
          <table:table-cell office:value-type="float" office:value="0.45" calcext:value-type="float">
            <text:p>0,45</text:p>
          </table:table-cell>
          <table:table-cell table:formula="of:=MIN([.$C$2];[.$C$1]+[.B51]/[.$C$3]*([.$C$2]-[.$C$1]))" office:value-type="float" office:value="3.25" calcext:value-type="float">
            <text:p>3,25</text:p>
          </table:table-cell>
          <table:table-cell table:formula="of:=SIN(2*PI()*[.C51]*[.B51])" office:value-type="float" office:value="0.233445363855905" calcext:value-type="float">
            <text:p>0,23</text:p>
          </table:table-cell>
          <table:table-cell table:formula="of:=[.B51]-[.B50]" office:value-type="float" office:value="0.01" calcext:value-type="float">
            <text:p>0,01</text:p>
          </table:table-cell>
          <table:table-cell table:formula="of:=2*PI()*[.E51]*[.C51]" office:value-type="float" office:value="0.204203522483337" calcext:value-type="float">
            <text:p>0,20</text:p>
          </table:table-cell>
          <table:table-cell table:formula="of:=[.G50]+[.F51]" office:value-type="float" office:value="6.07898178469625" calcext:value-type="float">
            <text:p>6,08</text:p>
          </table:table-cell>
          <table:table-cell table:formula="of:=SIN([.G51])" office:value-type="float" office:value="-0.202787295356513" calcext:value-type="float">
            <text:p>-0,20</text:p>
          </table:table-cell>
          <table:table-cell table:formula="of:=2*PI() * IF([.B51]&lt;[.$C$3];&#10;    [.B51]*([.$C$1]+[.B51]*([.$C$2]-[.$C$1])/(2*[.$C$3]));&#10;     [.$C$2]*[.B51]-[.$F$1])" office:value-type="float" office:value="6.00829594999048" calcext:value-type="float">
            <text:p>6,00829594999048</text:p>
          </table:table-cell>
        </table:table-row>
        <table:table-row table:style-name="ro1">
          <table:table-cell/>
          <table:table-cell office:value-type="float" office:value="0.46" calcext:value-type="float">
            <text:p>0,46</text:p>
          </table:table-cell>
          <table:table-cell table:formula="of:=MIN([.$C$2];[.$C$1]+[.B52]/[.$C$3]*([.$C$2]-[.$C$1]))" office:value-type="float" office:value="3.3" calcext:value-type="float">
            <text:p>3,30</text:p>
          </table:table-cell>
          <table:table-cell table:formula="of:=SIN(2*PI()*[.C52]*[.B52])" office:value-type="float" office:value="-0.112856384873481" calcext:value-type="float">
            <text:p>-0,11</text:p>
          </table:table-cell>
          <table:table-cell table:formula="of:=[.B52]-[.B51]" office:value-type="float" office:value="0.01" calcext:value-type="float">
            <text:p>0,01</text:p>
          </table:table-cell>
          <table:table-cell table:formula="of:=2*PI()*[.E52]*[.C52]" office:value-type="float" office:value="0.207345115136927" calcext:value-type="float">
            <text:p>0,21</text:p>
          </table:table-cell>
          <table:table-cell table:formula="of:=[.G51]+[.F52]" office:value-type="float" office:value="6.28632689983318" calcext:value-type="float">
            <text:p>6,29</text:p>
          </table:table-cell>
          <table:table-cell table:formula="of:=SIN([.G52])" office:value-type="float" office:value="0.00314158748587912" calcext:value-type="float">
            <text:p>0,00</text:p>
          </table:table-cell>
          <table:table-cell table:formula="of:=2*PI() * IF([.B52]&lt;[.$C$3];&#10;    [.B52]*([.$C$1]+[.B52]*([.$C$2]-[.$C$1])/(2*[.$C$3]));&#10;     [.$C$2]*[.B52]-[.$F$1])" office:value-type="float" office:value="6.21407026880061" calcext:value-type="float">
            <text:p>6,21407026880061</text:p>
          </table:table-cell>
        </table:table-row>
        <table:table-row table:style-name="ro1">
          <table:table-cell/>
          <table:table-cell office:value-type="float" office:value="0.47" calcext:value-type="float">
            <text:p>0,47</text:p>
          </table:table-cell>
          <table:table-cell table:formula="of:=MIN([.$C$2];[.$C$1]+[.B53]/[.$C$3]*([.$C$2]-[.$C$1]))" office:value-type="float" office:value="3.35" calcext:value-type="float">
            <text:p>3,35</text:p>
          </table:table-cell>
          <table:table-cell table:formula="of:=SIN(2*PI()*[.C53]*[.B53])" office:value-type="float" office:value="-0.451189084441844" calcext:value-type="float">
            <text:p>-0,45</text:p>
          </table:table-cell>
          <table:table-cell table:formula="of:=[.B53]-[.B52]" office:value-type="float" office:value="0.00999999999999995" calcext:value-type="float">
            <text:p>0,01</text:p>
          </table:table-cell>
          <table:table-cell table:formula="of:=2*PI()*[.E53]*[.C53]" office:value-type="float" office:value="0.210486707790515" calcext:value-type="float">
            <text:p>0,21</text:p>
          </table:table-cell>
          <table:table-cell table:formula="of:=[.G52]+[.F53]" office:value-type="float" office:value="6.49681360762369" calcext:value-type="float">
            <text:p>6,50</text:p>
          </table:table-cell>
          <table:table-cell table:formula="of:=SIN([.G53])" office:value-type="float" office:value="0.212007109922054" calcext:value-type="float">
            <text:p>0,21</text:p>
          </table:table-cell>
          <table:table-cell table:formula="of:=2*PI() * IF([.B53]&lt;[.$C$3];&#10;    [.B53]*([.$C$1]+[.B53]*([.$C$2]-[.$C$1])/(2*[.$C$3]));&#10;     [.$C$2]*[.B53]-[.$F$1])" office:value-type="float" office:value="6.42298618026433" calcext:value-type="float">
            <text:p>6,42298618026433</text:p>
          </table:table-cell>
        </table:table-row>
        <table:table-row table:style-name="ro1">
          <table:table-cell/>
          <table:table-cell office:value-type="float" office:value="0.48" calcext:value-type="float">
            <text:p>0,48</text:p>
          </table:table-cell>
          <table:table-cell table:formula="of:=MIN([.$C$2];[.$C$1]+[.B54]/[.$C$3]*([.$C$2]-[.$C$1]))" office:value-type="float" office:value="3.4" calcext:value-type="float">
            <text:p>3,40</text:p>
          </table:table-cell>
          <table:table-cell table:formula="of:=SIN(2*PI()*[.C54]*[.B54])" office:value-type="float" office:value="-0.737513117358174" calcext:value-type="float">
            <text:p>-0,74</text:p>
          </table:table-cell>
          <table:table-cell table:formula="of:=[.B54]-[.B53]" office:value-type="float" office:value="0.01" calcext:value-type="float">
            <text:p>0,01</text:p>
          </table:table-cell>
          <table:table-cell table:formula="of:=2*PI()*[.E54]*[.C54]" office:value-type="float" office:value="0.213628300444106" calcext:value-type="float">
            <text:p>0,21</text:p>
          </table:table-cell>
          <table:table-cell table:formula="of:=[.G53]+[.F54]" office:value-type="float" office:value="6.7104419080678" calcext:value-type="float">
            <text:p>6,71</text:p>
          </table:table-cell>
          <table:table-cell table:formula="of:=SIN([.G54])" office:value-type="float" office:value="0.414375580993283" calcext:value-type="float">
            <text:p>0,41</text:p>
          </table:table-cell>
          <table:table-cell table:formula="of:=2*PI() * IF([.B54]&lt;[.$C$3];&#10;    [.B54]*([.$C$1]+[.B54]*([.$C$2]-[.$C$1])/(2*[.$C$3]));&#10;     [.$C$2]*[.B54]-[.$F$1])" office:value-type="float" office:value="6.63504368438164" calcext:value-type="float">
            <text:p>6,63504368438164</text:p>
          </table:table-cell>
        </table:table-row>
        <table:table-row table:style-name="ro1">
          <table:table-cell/>
          <table:table-cell office:value-type="float" office:value="0.49" calcext:value-type="float">
            <text:p>0,49</text:p>
          </table:table-cell>
          <table:table-cell table:formula="of:=MIN([.$C$2];[.$C$1]+[.B55]/[.$C$3]*([.$C$2]-[.$C$1]))" office:value-type="float" office:value="3.45" calcext:value-type="float">
            <text:p>3,45</text:p>
          </table:table-cell>
          <table:table-cell table:formula="of:=SIN(2*PI()*[.C55]*[.B55])" office:value-type="float" office:value="-0.930928393116936" calcext:value-type="float">
            <text:p>-0,93</text:p>
          </table:table-cell>
          <table:table-cell table:formula="of:=[.B55]-[.B54]" office:value-type="float" office:value="0.01" calcext:value-type="float">
            <text:p>0,01</text:p>
          </table:table-cell>
          <table:table-cell table:formula="of:=2*PI()*[.E55]*[.C55]" office:value-type="float" office:value="0.216769893097696" calcext:value-type="float">
            <text:p>0,22</text:p>
          </table:table-cell>
          <table:table-cell table:formula="of:=[.G54]+[.F55]" office:value-type="float" office:value="6.92721180116549" calcext:value-type="float">
            <text:p>6,93</text:p>
          </table:table-cell>
          <table:table-cell table:formula="of:=SIN([.G55])" office:value-type="float" office:value="0.600420225325883" calcext:value-type="float">
            <text:p>0,60</text:p>
          </table:table-cell>
          <table:table-cell table:formula="of:=2*PI() * IF([.B55]&lt;[.$C$3];&#10;    [.B55]*([.$C$1]+[.B55]*([.$C$2]-[.$C$1])/(2*[.$C$3]));&#10;     [.$C$2]*[.B55]-[.$F$1])" office:value-type="float" office:value="6.85024278115254" calcext:value-type="float">
            <text:p>6,85024278115254</text:p>
          </table:table-cell>
        </table:table-row>
        <table:table-row table:style-name="ro1">
          <table:table-cell/>
          <table:table-cell office:value-type="float" office:value="0.5" calcext:value-type="float">
            <text:p>0,50</text:p>
          </table:table-cell>
          <table:table-cell table:formula="of:=MIN([.$C$2];[.$C$1]+[.B56]/[.$C$3]*([.$C$2]-[.$C$1]))" office:value-type="float" office:value="3.5" calcext:value-type="float">
            <text:p>3,50</text:p>
          </table:table-cell>
          <table:table-cell table:formula="of:=SIN(2*PI()*[.C56]*[.B56])" office:value-type="float" office:value="-1" calcext:value-type="float">
            <text:p>-1,00</text:p>
          </table:table-cell>
          <table:table-cell table:formula="of:=[.B56]-[.B55]" office:value-type="float" office:value="0.01" calcext:value-type="float">
            <text:p>0,01</text:p>
          </table:table-cell>
          <table:table-cell table:formula="of:=2*PI()*[.E56]*[.C56]" office:value-type="float" office:value="0.219911485751286" calcext:value-type="float">
            <text:p>0,22</text:p>
          </table:table-cell>
          <table:table-cell table:formula="of:=[.G55]+[.F56]" office:value-type="float" office:value="7.14712328691678" calcext:value-type="float">
            <text:p>7,15</text:p>
          </table:table-cell>
          <table:table-cell table:formula="of:=SIN([.G56])" office:value-type="float" office:value="0.76040596560003" calcext:value-type="float">
            <text:p>0,76</text:p>
          </table:table-cell>
          <table:table-cell table:formula="of:=2*PI() * IF([.B56]&lt;[.$C$3];&#10;    [.B56]*([.$C$1]+[.B56]*([.$C$2]-[.$C$1])/(2*[.$C$3]));&#10;     [.$C$2]*[.B56]-[.$F$1])" office:value-type="float" office:value="7.06858347057703" calcext:value-type="float">
            <text:p>7,06858347057703</text:p>
          </table:table-cell>
        </table:table-row>
        <table:table-row table:style-name="ro1">
          <table:table-cell/>
          <table:table-cell office:value-type="float" office:value="0.51" calcext:value-type="float">
            <text:p>0,51</text:p>
          </table:table-cell>
          <table:table-cell table:formula="of:=MIN([.$C$2];[.$C$1]+[.B57]/[.$C$3]*([.$C$2]-[.$C$1]))" office:value-type="float" office:value="3.55" calcext:value-type="float">
            <text:p>3,55</text:p>
          </table:table-cell>
          <table:table-cell table:formula="of:=SIN(2*PI()*[.C57]*[.B57])" office:value-type="float" office:value="-0.928615402141018" calcext:value-type="float">
            <text:p>-0,93</text:p>
          </table:table-cell>
          <table:table-cell table:formula="of:=[.B57]-[.B56]" office:value-type="float" office:value="0.01" calcext:value-type="float">
            <text:p>0,01</text:p>
          </table:table-cell>
          <table:table-cell table:formula="of:=2*PI()*[.E57]*[.C57]" office:value-type="float" office:value="0.223053078404876" calcext:value-type="float">
            <text:p>0,22</text:p>
          </table:table-cell>
          <table:table-cell table:formula="of:=[.G56]+[.F57]" office:value-type="float" office:value="7.37017636532165" calcext:value-type="float">
            <text:p>7,37</text:p>
          </table:table-cell>
          <table:table-cell table:formula="of:=SIN([.G57])" office:value-type="float" office:value="0.885231311332455" calcext:value-type="float">
            <text:p>0,89</text:p>
          </table:table-cell>
          <table:table-cell table:formula="of:=2*PI() * IF([.B57]&lt;[.$C$3];&#10;    [.B57]*([.$C$1]+[.B57]*([.$C$2]-[.$C$1])/(2*[.$C$3]));&#10;     [.$C$2]*[.B57]-[.$F$1])" office:value-type="float" office:value="7.29006575265512" calcext:value-type="float">
            <text:p>7,29006575265512</text:p>
          </table:table-cell>
        </table:table-row>
        <table:table-row table:style-name="ro1">
          <table:table-cell/>
          <table:table-cell office:value-type="float" office:value="0.52" calcext:value-type="float">
            <text:p>0,52</text:p>
          </table:table-cell>
          <table:table-cell table:formula="of:=MIN([.$C$2];[.$C$1]+[.B58]/[.$C$3]*([.$C$2]-[.$C$1]))" office:value-type="float" office:value="3.6" calcext:value-type="float">
            <text:p>3,60</text:p>
          </table:table-cell>
          <table:table-cell table:formula="of:=SIN(2*PI()*[.C58]*[.B58])" office:value-type="float" office:value="-0.720309024887907" calcext:value-type="float">
            <text:p>-0,72</text:p>
          </table:table-cell>
          <table:table-cell table:formula="of:=[.B58]-[.B57]" office:value-type="float" office:value="0.01" calcext:value-type="float">
            <text:p>0,01</text:p>
          </table:table-cell>
          <table:table-cell table:formula="of:=2*PI()*[.E58]*[.C58]" office:value-type="float" office:value="0.226194671058465" calcext:value-type="float">
            <text:p>0,23</text:p>
          </table:table-cell>
          <table:table-cell table:formula="of:=[.G57]+[.F58]" office:value-type="float" office:value="7.59637103638012" calcext:value-type="float">
            <text:p>7,60</text:p>
          </table:table-cell>
          <table:table-cell table:formula="of:=SIN([.G58])" office:value-type="float" office:value="0.967001487762435" calcext:value-type="float">
            <text:p>0,97</text:p>
          </table:table-cell>
          <table:table-cell table:formula="of:=2*PI() * IF([.B58]&lt;[.$C$3];&#10;    [.B58]*([.$C$1]+[.B58]*([.$C$2]-[.$C$1])/(2*[.$C$3]));&#10;     [.$C$2]*[.B58]-[.$F$1])" office:value-type="float" office:value="7.51468962738679" calcext:value-type="float">
            <text:p>7,51468962738679</text:p>
          </table:table-cell>
        </table:table-row>
        <table:table-row table:style-name="ro1">
          <table:table-cell/>
          <table:table-cell office:value-type="float" office:value="0.53" calcext:value-type="float">
            <text:p>0,53</text:p>
          </table:table-cell>
          <table:table-cell table:formula="of:=MIN([.$C$2];[.$C$1]+[.B59]/[.$C$3]*([.$C$2]-[.$C$1]))" office:value-type="float" office:value="3.65" calcext:value-type="float">
            <text:p>3,65</text:p>
          </table:table-cell>
          <table:table-cell table:formula="of:=SIN(2*PI()*[.C59]*[.B59])" office:value-type="float" office:value="-0.400029137237264" calcext:value-type="float">
            <text:p>-0,40</text:p>
          </table:table-cell>
          <table:table-cell table:formula="of:=[.B59]-[.B58]" office:value-type="float" office:value="0.01" calcext:value-type="float">
            <text:p>0,01</text:p>
          </table:table-cell>
          <table:table-cell table:formula="of:=2*PI()*[.E59]*[.C59]" office:value-type="float" office:value="0.229336263712055" calcext:value-type="float">
            <text:p>0,23</text:p>
          </table:table-cell>
          <table:table-cell table:formula="of:=[.G58]+[.F59]" office:value-type="float" office:value="7.82570730009217" calcext:value-type="float">
            <text:p>7,83</text:p>
          </table:table-cell>
          <table:table-cell table:formula="of:=SIN([.G59])" office:value-type="float" office:value="0.999600307650256" calcext:value-type="float">
            <text:p>1,00</text:p>
          </table:table-cell>
          <table:table-cell table:formula="of:=2*PI() * IF([.B59]&lt;[.$C$3];&#10;    [.B59]*([.$C$1]+[.B59]*([.$C$2]-[.$C$1])/(2*[.$C$3]));&#10;     [.$C$2]*[.B59]-[.$F$1])" office:value-type="float" office:value="7.74245509477205" calcext:value-type="float">
            <text:p>7,74245509477205</text:p>
          </table:table-cell>
        </table:table-row>
        <table:table-row table:style-name="ro1">
          <table:table-cell/>
          <table:table-cell office:value-type="float" office:value="0.54" calcext:value-type="float">
            <text:p>0,54</text:p>
          </table:table-cell>
          <table:table-cell table:formula="of:=MIN([.$C$2];[.$C$1]+[.B60]/[.$C$3]*([.$C$2]-[.$C$1]))" office:value-type="float" office:value="3.7" calcext:value-type="float">
            <text:p>3,70</text:p>
          </table:table-cell>
          <table:table-cell table:formula="of:=SIN(2*PI()*[.C60]*[.B60])" office:value-type="float" office:value="-0.0125660398833523" calcext:value-type="float">
            <text:p>-0,01</text:p>
          </table:table-cell>
          <table:table-cell table:formula="of:=[.B60]-[.B59]" office:value-type="float" office:value="0.01" calcext:value-type="float">
            <text:p>0,01</text:p>
          </table:table-cell>
          <table:table-cell table:formula="of:=2*PI()*[.E60]*[.C60]" office:value-type="float" office:value="0.232477856365645" calcext:value-type="float">
            <text:p>0,23</text:p>
          </table:table-cell>
          <table:table-cell table:formula="of:=[.G59]+[.F60]" office:value-type="float" office:value="8.05818515645782" calcext:value-type="float">
            <text:p>8,06</text:p>
          </table:table-cell>
          <table:table-cell table:formula="of:=SIN([.G60])" office:value-type="float" office:value="0.979222810621766" calcext:value-type="float">
            <text:p>0,98</text:p>
          </table:table-cell>
          <table:table-cell table:formula="of:=2*PI() * IF([.B60]&lt;[.$C$3];&#10;    [.B60]*([.$C$1]+[.B60]*([.$C$2]-[.$C$1])/(2*[.$C$3]));&#10;     [.$C$2]*[.B60]-[.$F$1])" office:value-type="float" office:value="7.9733621548109" calcext:value-type="float">
            <text:p>7,9733621548109</text:p>
          </table:table-cell>
        </table:table-row>
        <table:table-row table:style-name="ro1">
          <table:table-cell/>
          <table:table-cell office:value-type="float" office:value="0.55" calcext:value-type="float">
            <text:p>0,55</text:p>
          </table:table-cell>
          <table:table-cell table:formula="of:=MIN([.$C$2];[.$C$1]+[.B61]/[.$C$3]*([.$C$2]-[.$C$1]))" office:value-type="float" office:value="3.75" calcext:value-type="float">
            <text:p>3,75</text:p>
          </table:table-cell>
          <table:table-cell table:formula="of:=SIN(2*PI()*[.C61]*[.B61])" office:value-type="float" office:value="0.38268343236509" calcext:value-type="float">
            <text:p>0,38</text:p>
          </table:table-cell>
          <table:table-cell table:formula="of:=[.B61]-[.B60]" office:value-type="float" office:value="0.01" calcext:value-type="float">
            <text:p>0,01</text:p>
          </table:table-cell>
          <table:table-cell table:formula="of:=2*PI()*[.E61]*[.C61]" office:value-type="float" office:value="0.235619449019235" calcext:value-type="float">
            <text:p>0,24</text:p>
          </table:table-cell>
          <table:table-cell table:formula="of:=[.G60]+[.F61]" office:value-type="float" office:value="8.29380460547705" calcext:value-type="float">
            <text:p>8,29</text:p>
          </table:table-cell>
          <table:table-cell table:formula="of:=SIN([.G61])" office:value-type="float" office:value="0.90482705246602" calcext:value-type="float">
            <text:p>0,90</text:p>
          </table:table-cell>
          <table:table-cell table:formula="of:=2*PI() * IF([.B61]&lt;[.$C$3];&#10;    [.B61]*([.$C$1]+[.B61]*([.$C$2]-[.$C$1])/(2*[.$C$3]));&#10;     [.$C$2]*[.B61]-[.$F$1])" office:value-type="float" office:value="8.20741080750334" calcext:value-type="float">
            <text:p>8,20741080750334</text:p>
          </table:table-cell>
        </table:table-row>
        <table:table-row table:style-name="ro1">
          <table:table-cell/>
          <table:table-cell office:value-type="float" office:value="0.56" calcext:value-type="float">
            <text:p>0,56</text:p>
          </table:table-cell>
          <table:table-cell table:formula="of:=MIN([.$C$2];[.$C$1]+[.B62]/[.$C$3]*([.$C$2]-[.$C$1]))" office:value-type="float" office:value="3.8" calcext:value-type="float">
            <text:p>3,80</text:p>
          </table:table-cell>
          <table:table-cell table:formula="of:=SIN(2*PI()*[.C62]*[.B62])" office:value-type="float" office:value="0.720309024887908" calcext:value-type="float">
            <text:p>0,72</text:p>
          </table:table-cell>
          <table:table-cell table:formula="of:=[.B62]-[.B61]" office:value-type="float" office:value="0.01" calcext:value-type="float">
            <text:p>0,01</text:p>
          </table:table-cell>
          <table:table-cell table:formula="of:=2*PI()*[.E62]*[.C62]" office:value-type="float" office:value="0.238761041672825" calcext:value-type="float">
            <text:p>0,24</text:p>
          </table:table-cell>
          <table:table-cell table:formula="of:=[.G61]+[.F62]" office:value-type="float" office:value="8.53256564714988" calcext:value-type="float">
            <text:p>8,53</text:p>
          </table:table-cell>
          <table:table-cell table:formula="of:=SIN([.G62])" office:value-type="float" office:value="0.778462301567024" calcext:value-type="float">
            <text:p>0,78</text:p>
          </table:table-cell>
          <table:table-cell table:formula="of:=2*PI() * IF([.B62]&lt;[.$C$3];&#10;    [.B62]*([.$C$1]+[.B62]*([.$C$2]-[.$C$1])/(2*[.$C$3]));&#10;     [.$C$2]*[.B62]-[.$F$1])" office:value-type="float" office:value="8.44460105284937" calcext:value-type="float">
            <text:p>8,44460105284937</text:p>
          </table:table-cell>
        </table:table-row>
        <table:table-row table:style-name="ro1">
          <table:table-cell/>
          <table:table-cell office:value-type="float" office:value="0.57" calcext:value-type="float">
            <text:p>0,57</text:p>
          </table:table-cell>
          <table:table-cell table:formula="of:=MIN([.$C$2];[.$C$1]+[.B63]/[.$C$3]*([.$C$2]-[.$C$1]))" office:value-type="float" office:value="3.85" calcext:value-type="float">
            <text:p>3,85</text:p>
          </table:table-cell>
          <table:table-cell table:formula="of:=SIN(2*PI()*[.C63]*[.B63])" office:value-type="float" office:value="0.939811951086319" calcext:value-type="float">
            <text:p>0,94</text:p>
          </table:table-cell>
          <table:table-cell table:formula="of:=[.B63]-[.B62]" office:value-type="float" office:value="0.0099999999999999" calcext:value-type="float">
            <text:p>0,01</text:p>
          </table:table-cell>
          <table:table-cell table:formula="of:=2*PI()*[.E63]*[.C63]" office:value-type="float" office:value="0.241902634326412" calcext:value-type="float">
            <text:p>0,24</text:p>
          </table:table-cell>
          <table:table-cell table:formula="of:=[.G62]+[.F63]" office:value-type="float" office:value="8.77446828147629" calcext:value-type="float">
            <text:p>8,77</text:p>
          </table:table-cell>
          <table:table-cell table:formula="of:=SIN([.G63])" office:value-type="float" office:value="0.605432907381005" calcext:value-type="float">
            <text:p>0,61</text:p>
          </table:table-cell>
          <table:table-cell table:formula="of:=2*PI() * IF([.B63]&lt;[.$C$3];&#10;    [.B63]*([.$C$1]+[.B63]*([.$C$2]-[.$C$1])/(2*[.$C$3]));&#10;     [.$C$2]*[.B63]-[.$F$1])" office:value-type="float" office:value="8.68493289084898" calcext:value-type="float">
            <text:p>8,68493289084898</text:p>
          </table:table-cell>
        </table:table-row>
        <table:table-row table:style-name="ro1">
          <table:table-cell/>
          <table:table-cell office:value-type="float" office:value="0.58" calcext:value-type="float">
            <text:p>0,58</text:p>
          </table:table-cell>
          <table:table-cell table:formula="of:=MIN([.$C$2];[.$C$1]+[.B64]/[.$C$3]*([.$C$2]-[.$C$1]))" office:value-type="float" office:value="3.9" calcext:value-type="float">
            <text:p>3,90</text:p>
          </table:table-cell>
          <table:table-cell table:formula="of:=SIN(2*PI()*[.C64]*[.B64])" office:value-type="float" office:value="0.997158900260614" calcext:value-type="float">
            <text:p>1,00</text:p>
          </table:table-cell>
          <table:table-cell table:formula="of:=[.B64]-[.B63]" office:value-type="float" office:value="0.01" calcext:value-type="float">
            <text:p>0,01</text:p>
          </table:table-cell>
          <table:table-cell table:formula="of:=2*PI()*[.E64]*[.C64]" office:value-type="float" office:value="0.245044226980004" calcext:value-type="float">
            <text:p>0,25</text:p>
          </table:table-cell>
          <table:table-cell table:formula="of:=[.G63]+[.F64]" office:value-type="float" office:value="9.01951250845629" calcext:value-type="float">
            <text:p>9,02</text:p>
          </table:table-cell>
          <table:table-cell table:formula="of:=SIN([.G64])" office:value-type="float" office:value="0.394262724342954" calcext:value-type="float">
            <text:p>0,39</text:p>
          </table:table-cell>
          <table:table-cell table:formula="of:=2*PI() * IF([.B64]&lt;[.$C$3];&#10;    [.B64]*([.$C$1]+[.B64]*([.$C$2]-[.$C$1])/(2*[.$C$3]));&#10;     [.$C$2]*[.B64]-[.$F$1])" office:value-type="float" office:value="8.92840632150219" calcext:value-type="float">
            <text:p>8,92840632150219</text:p>
          </table:table-cell>
        </table:table-row>
        <table:table-row table:style-name="ro1">
          <table:table-cell/>
          <table:table-cell office:value-type="float" office:value="0.59" calcext:value-type="float">
            <text:p>0,59</text:p>
          </table:table-cell>
          <table:table-cell table:formula="of:=MIN([.$C$2];[.$C$1]+[.B65]/[.$C$3]*([.$C$2]-[.$C$1]))" office:value-type="float" office:value="3.95" calcext:value-type="float">
            <text:p>3,95</text:p>
          </table:table-cell>
          <table:table-cell table:formula="of:=SIN(2*PI()*[.C65]*[.B65])" office:value-type="float" office:value="0.874788884333454" calcext:value-type="float">
            <text:p>0,87</text:p>
          </table:table-cell>
          <table:table-cell table:formula="of:=[.B65]-[.B64]" office:value-type="float" office:value="0.01" calcext:value-type="float">
            <text:p>0,01</text:p>
          </table:table-cell>
          <table:table-cell table:formula="of:=2*PI()*[.E65]*[.C65]" office:value-type="float" office:value="0.248185819633594" calcext:value-type="float">
            <text:p>0,25</text:p>
          </table:table-cell>
          <table:table-cell table:formula="of:=[.G64]+[.F65]" office:value-type="float" office:value="9.26769832808989" calcext:value-type="float">
            <text:p>9,27</text:p>
          </table:table-cell>
          <table:table-cell table:formula="of:=SIN([.G65])" office:value-type="float" office:value="0.156434465040234" calcext:value-type="float">
            <text:p>0,16</text:p>
          </table:table-cell>
          <table:table-cell table:formula="of:=2*PI() * IF([.B65]&lt;[.$C$3];&#10;    [.B65]*([.$C$1]+[.B65]*([.$C$2]-[.$C$1])/(2*[.$C$3]));&#10;     [.$C$2]*[.B65]-[.$F$1])" office:value-type="float" office:value="9.17502134480899" calcext:value-type="float">
            <text:p>9,17502134480899</text:p>
          </table:table-cell>
        </table:table-row>
        <table:table-row table:style-name="ro1">
          <table:table-cell/>
          <table:table-cell office:value-type="float" office:value="0.6" calcext:value-type="float">
            <text:p>0,60</text:p>
          </table:table-cell>
          <table:table-cell table:formula="of:=MIN([.$C$2];[.$C$1]+[.B66]/[.$C$3]*([.$C$2]-[.$C$1]))" office:value-type="float" office:value="4" calcext:value-type="float">
            <text:p>4,00</text:p>
          </table:table-cell>
          <table:table-cell table:formula="of:=SIN(2*PI()*[.C66]*[.B66])" office:value-type="float" office:value="0.587785252292474" calcext:value-type="float">
            <text:p>0,59</text:p>
          </table:table-cell>
          <table:table-cell table:formula="of:=[.B66]-[.B65]" office:value-type="float" office:value="0.01" calcext:value-type="float">
            <text:p>0,01</text:p>
          </table:table-cell>
          <table:table-cell table:formula="of:=2*PI()*[.E66]*[.C66]" office:value-type="float" office:value="0.251327412287184" calcext:value-type="float">
            <text:p>0,25</text:p>
          </table:table-cell>
          <table:table-cell table:formula="of:=[.G65]+[.F66]" office:value-type="float" office:value="9.51902574037707" calcext:value-type="float">
            <text:p>9,52</text:p>
          </table:table-cell>
          <table:table-cell table:formula="of:=SIN([.G66])" office:value-type="float" office:value="-0.0941083133185117" calcext:value-type="float">
            <text:p>-0,09</text:p>
          </table:table-cell>
          <table:table-cell table:formula="of:=2*PI() * IF([.B66]&lt;[.$C$3];&#10;    [.B66]*([.$C$1]+[.B66]*([.$C$2]-[.$C$1])/(2*[.$C$3]));&#10;     [.$C$2]*[.B66]-[.$F$1])" office:value-type="float" office:value="9.42477796076938" calcext:value-type="float">
            <text:p>9,42477796076938</text:p>
          </table:table-cell>
        </table:table-row>
        <table:table-row table:style-name="ro1">
          <table:table-cell/>
          <table:table-cell office:value-type="float" office:value="0.61" calcext:value-type="float">
            <text:p>0,61</text:p>
          </table:table-cell>
          <table:table-cell table:formula="of:=MIN([.$C$2];[.$C$1]+[.B67]/[.$C$3]*([.$C$2]-[.$C$1]))" office:value-type="float" office:value="4.05" calcext:value-type="float">
            <text:p>4,05</text:p>
          </table:table-cell>
          <table:table-cell table:formula="of:=SIN(2*PI()*[.C67]*[.B67])" office:value-type="float" office:value="0.184294448562335" calcext:value-type="float">
            <text:p>0,18</text:p>
          </table:table-cell>
          <table:table-cell table:formula="of:=[.B67]-[.B66]" office:value-type="float" office:value="0.01" calcext:value-type="float">
            <text:p>0,01</text:p>
          </table:table-cell>
          <table:table-cell table:formula="of:=2*PI()*[.E67]*[.C67]" office:value-type="float" office:value="0.254469004940773" calcext:value-type="float">
            <text:p>0,25</text:p>
          </table:table-cell>
          <table:table-cell table:formula="of:=[.G66]+[.F67]" office:value-type="float" office:value="9.77349474531784" calcext:value-type="float">
            <text:p>9,77</text:p>
          </table:table-cell>
          <table:table-cell table:formula="of:=SIN([.G67])" office:value-type="float" office:value="-0.341692107891481" calcext:value-type="float">
            <text:p>-0,34</text:p>
          </table:table-cell>
          <table:table-cell table:formula="of:=2*PI() * IF([.B67]&lt;[.$C$3];&#10;    [.B67]*([.$C$1]+[.B67]*([.$C$2]-[.$C$1])/(2*[.$C$3]));&#10;     [.$C$2]*[.B67]-[.$F$1])" office:value-type="float" office:value="9.67767616938336" calcext:value-type="float">
            <text:p>9,67767616938336</text:p>
          </table:table-cell>
        </table:table-row>
        <table:table-row table:style-name="ro1">
          <table:table-cell/>
          <table:table-cell office:value-type="float" office:value="0.62" calcext:value-type="float">
            <text:p>0,62</text:p>
          </table:table-cell>
          <table:table-cell table:formula="of:=MIN([.$C$2];[.$C$1]+[.B68]/[.$C$3]*([.$C$2]-[.$C$1]))" office:value-type="float" office:value="4.1" calcext:value-type="float">
            <text:p>4,10</text:p>
          </table:table-cell>
          <table:table-cell table:formula="of:=SIN(2*PI()*[.C68]*[.B68])" office:value-type="float" office:value="-0.260841506289894" calcext:value-type="float">
            <text:p>-0,26</text:p>
          </table:table-cell>
          <table:table-cell table:formula="of:=[.B68]-[.B67]" office:value-type="float" office:value="0.01" calcext:value-type="float">
            <text:p>0,01</text:p>
          </table:table-cell>
          <table:table-cell table:formula="of:=2*PI()*[.E68]*[.C68]" office:value-type="float" office:value="0.257610597594363" calcext:value-type="float">
            <text:p>0,26</text:p>
          </table:table-cell>
          <table:table-cell table:formula="of:=[.G67]+[.F68]" office:value-type="float" office:value="10.0311053429122" calcext:value-type="float">
            <text:p>10,03</text:p>
          </table:table-cell>
          <table:table-cell table:formula="of:=SIN([.G68])" office:value-type="float" office:value="-0.569853349471922" calcext:value-type="float">
            <text:p>-0,57</text:p>
          </table:table-cell>
          <table:table-cell table:formula="of:=2*PI() * IF([.B68]&lt;[.$C$3];&#10;    [.B68]*([.$C$1]+[.B68]*([.$C$2]-[.$C$1])/(2*[.$C$3]));&#10;     [.$C$2]*[.B68]-[.$F$1])" office:value-type="float" office:value="9.93371597065093" calcext:value-type="float">
            <text:p>9,93371597065093</text:p>
          </table:table-cell>
        </table:table-row>
        <table:table-row table:style-name="ro1">
          <table:table-cell/>
          <table:table-cell office:value-type="float" office:value="0.63" calcext:value-type="float">
            <text:p>0,63</text:p>
          </table:table-cell>
          <table:table-cell table:formula="of:=MIN([.$C$2];[.$C$1]+[.B69]/[.$C$3]*([.$C$2]-[.$C$1]))" office:value-type="float" office:value="4.15" calcext:value-type="float">
            <text:p>4,15</text:p>
          </table:table-cell>
          <table:table-cell table:formula="of:=SIN(2*PI()*[.C69]*[.B69])" office:value-type="float" office:value="-0.658952062333716" calcext:value-type="float">
            <text:p>-0,66</text:p>
          </table:table-cell>
          <table:table-cell table:formula="of:=[.B69]-[.B68]" office:value-type="float" office:value="0.01" calcext:value-type="float">
            <text:p>0,01</text:p>
          </table:table-cell>
          <table:table-cell table:formula="of:=2*PI()*[.E69]*[.C69]" office:value-type="float" office:value="0.260752190247953" calcext:value-type="float">
            <text:p>0,26</text:p>
          </table:table-cell>
          <table:table-cell table:formula="of:=[.G68]+[.F69]" office:value-type="float" office:value="10.2918575331602" calcext:value-type="float">
            <text:p>10,29</text:p>
          </table:table-cell>
          <table:table-cell table:formula="of:=SIN([.G69])" office:value-type="float" office:value="-0.762442511011446" calcext:value-type="float">
            <text:p>-0,76</text:p>
          </table:table-cell>
          <table:table-cell table:formula="of:=2*PI() * IF([.B69]&lt;[.$C$3];&#10;    [.B69]*([.$C$1]+[.B69]*([.$C$2]-[.$C$1])/(2*[.$C$3]));&#10;     [.$C$2]*[.B69]-[.$F$1])" office:value-type="float" office:value="10.1928973645721" calcext:value-type="float">
            <text:p>10,1928973645721</text:p>
          </table:table-cell>
        </table:table-row>
        <table:table-row table:style-name="ro1">
          <table:table-cell/>
          <table:table-cell office:value-type="float" office:value="0.64" calcext:value-type="float">
            <text:p>0,64</text:p>
          </table:table-cell>
          <table:table-cell table:formula="of:=MIN([.$C$2];[.$C$1]+[.B70]/[.$C$3]*([.$C$2]-[.$C$1]))" office:value-type="float" office:value="4.2" calcext:value-type="float">
            <text:p>4,20</text:p>
          </table:table-cell>
          <table:table-cell table:formula="of:=SIN(2*PI()*[.C70]*[.B70])" office:value-type="float" office:value="-0.925077206834458" calcext:value-type="float">
            <text:p>-0,93</text:p>
          </table:table-cell>
          <table:table-cell table:formula="of:=[.B70]-[.B69]" office:value-type="float" office:value="0.01" calcext:value-type="float">
            <text:p>0,01</text:p>
          </table:table-cell>
          <table:table-cell table:formula="of:=2*PI()*[.E70]*[.C70]" office:value-type="float" office:value="0.263893782901543" calcext:value-type="float">
            <text:p>0,26</text:p>
          </table:table-cell>
          <table:table-cell table:formula="of:=[.G69]+[.F70]" office:value-type="float" office:value="10.5557513160617" calcext:value-type="float">
            <text:p>10,56</text:p>
          </table:table-cell>
          <table:table-cell table:formula="of:=SIN([.G70])" office:value-type="float" office:value="-0.904827052466018" calcext:value-type="float">
            <text:p>-0,90</text:p>
          </table:table-cell>
          <table:table-cell table:formula="of:=2*PI() * IF([.B70]&lt;[.$C$3];&#10;    [.B70]*([.$C$1]+[.B70]*([.$C$2]-[.$C$1])/(2*[.$C$3]));&#10;     [.$C$2]*[.B70]-[.$F$1])" office:value-type="float" office:value="10.4552203511468" calcext:value-type="float">
            <text:p>10,4552203511468</text:p>
          </table:table-cell>
        </table:table-row>
        <table:table-row table:style-name="ro1">
          <table:table-cell/>
          <table:table-cell office:value-type="float" office:value="0.65" calcext:value-type="float">
            <text:p>0,65</text:p>
          </table:table-cell>
          <table:table-cell table:formula="of:=MIN([.$C$2];[.$C$1]+[.B71]/[.$C$3]*([.$C$2]-[.$C$1]))" office:value-type="float" office:value="4.25" calcext:value-type="float">
            <text:p>4,25</text:p>
          </table:table-cell>
          <table:table-cell table:formula="of:=SIN(2*PI()*[.C71]*[.B71])" office:value-type="float" office:value="-0.996917333733128" calcext:value-type="float">
            <text:p>-1,00</text:p>
          </table:table-cell>
          <table:table-cell table:formula="of:=[.B71]-[.B70]" office:value-type="float" office:value="0.01" calcext:value-type="float">
            <text:p>0,01</text:p>
          </table:table-cell>
          <table:table-cell table:formula="of:=2*PI()*[.E71]*[.C71]" office:value-type="float" office:value="0.267035375555133" calcext:value-type="float">
            <text:p>0,27</text:p>
          </table:table-cell>
          <table:table-cell table:formula="of:=[.G70]+[.F71]" office:value-type="float" office:value="10.8227866916168" calcext:value-type="float">
            <text:p>10,82</text:p>
          </table:table-cell>
          <table:table-cell table:formula="of:=SIN([.G71])" office:value-type="float" office:value="-0.985109326154773" calcext:value-type="float">
            <text:p>-0,99</text:p>
          </table:table-cell>
          <table:table-cell table:formula="of:=2*PI() * IF([.B71]&lt;[.$C$3];&#10;    [.B71]*([.$C$1]+[.B71]*([.$C$2]-[.$C$1])/(2*[.$C$3]));&#10;     [.$C$2]*[.B71]-[.$F$1])" office:value-type="float" office:value="10.7206849303752" calcext:value-type="float">
            <text:p>10,7206849303752</text:p>
          </table:table-cell>
        </table:table-row>
        <table:table-row table:style-name="ro1">
          <table:table-cell/>
          <table:table-cell office:value-type="float" office:value="0.66" calcext:value-type="float">
            <text:p>0,66</text:p>
          </table:table-cell>
          <table:table-cell table:formula="of:=MIN([.$C$2];[.$C$1]+[.B72]/[.$C$3]*([.$C$2]-[.$C$1]))" office:value-type="float" office:value="4.3" calcext:value-type="float">
            <text:p>4,30</text:p>
          </table:table-cell>
          <table:table-cell table:formula="of:=SIN(2*PI()*[.C72]*[.B72])" office:value-type="float" office:value="-0.850994481794691" calcext:value-type="float">
            <text:p>-0,85</text:p>
          </table:table-cell>
          <table:table-cell table:formula="of:=[.B72]-[.B71]" office:value-type="float" office:value="0.01" calcext:value-type="float">
            <text:p>0,01</text:p>
          </table:table-cell>
          <table:table-cell table:formula="of:=2*PI()*[.E72]*[.C72]" office:value-type="float" office:value="0.270176968208722" calcext:value-type="float">
            <text:p>0,27</text:p>
          </table:table-cell>
          <table:table-cell table:formula="of:=[.G71]+[.F72]" office:value-type="float" office:value="11.0929636598256" calcext:value-type="float">
            <text:p>11,09</text:p>
          </table:table-cell>
          <table:table-cell table:formula="of:=SIN([.G72])" office:value-type="float" office:value="-0.995261402206309" calcext:value-type="float">
            <text:p>-1,00</text:p>
          </table:table-cell>
          <table:table-cell table:formula="of:=2*PI() * IF([.B72]&lt;[.$C$3];&#10;    [.B72]*([.$C$1]+[.B72]*([.$C$2]-[.$C$1])/(2*[.$C$3]));&#10;     [.$C$2]*[.B72]-[.$F$1])" office:value-type="float" office:value="10.9892911022571" calcext:value-type="float">
            <text:p>10,9892911022571</text:p>
          </table:table-cell>
        </table:table-row>
        <table:table-row table:style-name="ro1">
          <table:table-cell/>
          <table:table-cell office:value-type="float" office:value="0.67" calcext:value-type="float">
            <text:p>0,67</text:p>
          </table:table-cell>
          <table:table-cell table:formula="of:=MIN([.$C$2];[.$C$1]+[.B73]/[.$C$3]*([.$C$2]-[.$C$1]))" office:value-type="float" office:value="4.35" calcext:value-type="float">
            <text:p>4,35</text:p>
          </table:table-cell>
          <table:table-cell table:formula="of:=SIN(2*PI()*[.C73]*[.B73])" office:value-type="float" office:value="-0.511743000114346" calcext:value-type="float">
            <text:p>-0,51</text:p>
          </table:table-cell>
          <table:table-cell table:formula="of:=[.B73]-[.B72]" office:value-type="float" office:value="0.01" calcext:value-type="float">
            <text:p>0,01</text:p>
          </table:table-cell>
          <table:table-cell table:formula="of:=2*PI()*[.E73]*[.C73]" office:value-type="float" office:value="0.273318560862312" calcext:value-type="float">
            <text:p>0,27</text:p>
          </table:table-cell>
          <table:table-cell table:formula="of:=[.G72]+[.F73]" office:value-type="float" office:value="11.3662822206879" calcext:value-type="float">
            <text:p>11,37</text:p>
          </table:table-cell>
          <table:table-cell table:formula="of:=SIN([.G73])" office:value-type="float" office:value="-0.932071112458212" calcext:value-type="float">
            <text:p>-0,93</text:p>
          </table:table-cell>
          <table:table-cell table:formula="of:=2*PI() * IF([.B73]&lt;[.$C$3];&#10;    [.B73]*([.$C$1]+[.B73]*([.$C$2]-[.$C$1])/(2*[.$C$3]));&#10;     [.$C$2]*[.B73]-[.$F$1])" office:value-type="float" office:value="11.2610388667926" calcext:value-type="float">
            <text:p>11,2610388667926</text:p>
          </table:table-cell>
        </table:table-row>
        <table:table-row table:style-name="ro1">
          <table:table-cell/>
          <table:table-cell office:value-type="float" office:value="0.68" calcext:value-type="float">
            <text:p>0,68</text:p>
          </table:table-cell>
          <table:table-cell table:formula="of:=MIN([.$C$2];[.$C$1]+[.B74]/[.$C$3]*([.$C$2]-[.$C$1]))" office:value-type="float" office:value="4.4" calcext:value-type="float">
            <text:p>4,40</text:p>
          </table:table-cell>
          <table:table-cell table:formula="of:=SIN(2*PI()*[.C74]*[.B74])" office:value-type="float" office:value="-0.0502443181797672" calcext:value-type="float">
            <text:p>-0,05</text:p>
          </table:table-cell>
          <table:table-cell table:formula="of:=[.B74]-[.B73]" office:value-type="float" office:value="0.01" calcext:value-type="float">
            <text:p>0,01</text:p>
          </table:table-cell>
          <table:table-cell table:formula="of:=2*PI()*[.E74]*[.C74]" office:value-type="float" office:value="0.276460153515902" calcext:value-type="float">
            <text:p>0,28</text:p>
          </table:table-cell>
          <table:table-cell table:formula="of:=[.G73]+[.F74]" office:value-type="float" office:value="11.6427423742038" calcext:value-type="float">
            <text:p>11,64</text:p>
          </table:table-cell>
          <table:table-cell table:formula="of:=SIN([.G74])" office:value-type="float" office:value="-0.797794439538572" calcext:value-type="float">
            <text:p>-0,80</text:p>
          </table:table-cell>
          <table:table-cell table:formula="of:=2*PI() * IF([.B74]&lt;[.$C$3];&#10;    [.B74]*([.$C$1]+[.B74]*([.$C$2]-[.$C$1])/(2*[.$C$3]));&#10;     [.$C$2]*[.B74]-[.$F$1])" office:value-type="float" office:value="11.5359282239817" calcext:value-type="float">
            <text:p>11,5359282239817</text:p>
          </table:table-cell>
        </table:table-row>
        <table:table-row table:style-name="ro1">
          <table:table-cell/>
          <table:table-cell office:value-type="float" office:value="0.69" calcext:value-type="float">
            <text:p>0,69</text:p>
          </table:table-cell>
          <table:table-cell table:formula="of:=MIN([.$C$2];[.$C$1]+[.B75]/[.$C$3]*([.$C$2]-[.$C$1]))" office:value-type="float" office:value="4.45" calcext:value-type="float">
            <text:p>4,45</text:p>
          </table:table-cell>
          <table:table-cell table:formula="of:=SIN(2*PI()*[.C75]*[.B75])" office:value-type="float" office:value="0.428619783775124" calcext:value-type="float">
            <text:p>0,43</text:p>
          </table:table-cell>
          <table:table-cell table:formula="of:=[.B75]-[.B74]" office:value-type="float" office:value="0.0099999999999999" calcext:value-type="float">
            <text:p>0,01</text:p>
          </table:table-cell>
          <table:table-cell table:formula="of:=2*PI()*[.E75]*[.C75]" office:value-type="float" office:value="0.279601746169489" calcext:value-type="float">
            <text:p>0,28</text:p>
          </table:table-cell>
          <table:table-cell table:formula="of:=[.G74]+[.F75]" office:value-type="float" office:value="11.9223441203733" calcext:value-type="float">
            <text:p>11,92</text:p>
          </table:table-cell>
          <table:table-cell table:formula="of:=SIN([.G75])" office:value-type="float" office:value="-0.600420225325888" calcext:value-type="float">
            <text:p>-0,60</text:p>
          </table:table-cell>
          <table:table-cell table:formula="of:=2*PI() * IF([.B75]&lt;[.$C$3];&#10;    [.B75]*([.$C$1]+[.B75]*([.$C$2]-[.$C$1])/(2*[.$C$3]));&#10;     [.$C$2]*[.B75]-[.$F$1])" office:value-type="float" office:value="11.8139591738244" calcext:value-type="float">
            <text:p>11,8139591738244</text:p>
          </table:table-cell>
        </table:table-row>
        <table:table-row table:style-name="ro1">
          <table:table-cell/>
          <table:table-cell office:value-type="float" office:value="0.7" calcext:value-type="float">
            <text:p>0,70</text:p>
          </table:table-cell>
          <table:table-cell table:formula="of:=MIN([.$C$2];[.$C$1]+[.B76]/[.$C$3]*([.$C$2]-[.$C$1]))" office:value-type="float" office:value="4.5" calcext:value-type="float">
            <text:p>4,50</text:p>
          </table:table-cell>
          <table:table-cell table:formula="of:=SIN(2*PI()*[.C76]*[.B76])" office:value-type="float" office:value="0.809016994374946" calcext:value-type="float">
            <text:p>0,81</text:p>
          </table:table-cell>
          <table:table-cell table:formula="of:=[.B76]-[.B75]" office:value-type="float" office:value="0.01" calcext:value-type="float">
            <text:p>0,01</text:p>
          </table:table-cell>
          <table:table-cell table:formula="of:=2*PI()*[.E76]*[.C76]" office:value-type="float" office:value="0.282743338823082" calcext:value-type="float">
            <text:p>0,28</text:p>
          </table:table-cell>
          <table:table-cell table:formula="of:=[.G75]+[.F76]" office:value-type="float" office:value="12.2050874591963" calcext:value-type="float">
            <text:p>12,21</text:p>
          </table:table-cell>
          <table:table-cell table:formula="of:=SIN([.G76])" office:value-type="float" office:value="-0.353474843779261" calcext:value-type="float">
            <text:p>-0,35</text:p>
          </table:table-cell>
          <table:table-cell table:formula="of:=2*PI() * IF([.B76]&lt;[.$C$3];&#10;    [.B76]*([.$C$1]+[.B76]*([.$C$2]-[.$C$1])/(2*[.$C$3]));&#10;     [.$C$2]*[.B76]-[.$F$1])" office:value-type="float" office:value="12.0951317163207" calcext:value-type="float">
            <text:p>12,0951317163207</text:p>
          </table:table-cell>
        </table:table-row>
        <table:table-row table:style-name="ro1">
          <table:table-cell/>
          <table:table-cell office:value-type="float" office:value="0.71" calcext:value-type="float">
            <text:p>0,71</text:p>
          </table:table-cell>
          <table:table-cell table:formula="of:=MIN([.$C$2];[.$C$1]+[.B77]/[.$C$3]*([.$C$2]-[.$C$1]))" office:value-type="float" office:value="4.55" calcext:value-type="float">
            <text:p>4,55</text:p>
          </table:table-cell>
          <table:table-cell table:formula="of:=SIN(2*PI()*[.C77]*[.B77])" office:value-type="float" office:value="0.992503550746823" calcext:value-type="float">
            <text:p>0,99</text:p>
          </table:table-cell>
          <table:table-cell table:formula="of:=[.B77]-[.B76]" office:value-type="float" office:value="0.01" calcext:value-type="float">
            <text:p>0,01</text:p>
          </table:table-cell>
          <table:table-cell table:formula="of:=2*PI()*[.E77]*[.C77]" office:value-type="float" office:value="0.285884931476671" calcext:value-type="float">
            <text:p>0,29</text:p>
          </table:table-cell>
          <table:table-cell table:formula="of:=[.G76]+[.F77]" office:value-type="float" office:value="12.490972390673" calcext:value-type="float">
            <text:p>12,49</text:p>
          </table:table-cell>
          <table:table-cell table:formula="of:=SIN([.G77])" office:value-type="float" office:value="-0.0753268055279374" calcext:value-type="float">
            <text:p>-0,08</text:p>
          </table:table-cell>
          <table:table-cell table:formula="of:=2*PI() * IF([.B77]&lt;[.$C$3];&#10;    [.B77]*([.$C$1]+[.B77]*([.$C$2]-[.$C$1])/(2*[.$C$3]));&#10;     [.$C$2]*[.B77]-[.$F$1])" office:value-type="float" office:value="12.3794458514706" calcext:value-type="float">
            <text:p>12,3794458514706</text:p>
          </table:table-cell>
        </table:table-row>
        <table:table-row table:style-name="ro1">
          <table:table-cell/>
          <table:table-cell office:value-type="float" office:value="0.72" calcext:value-type="float">
            <text:p>0,72</text:p>
          </table:table-cell>
          <table:table-cell table:formula="of:=MIN([.$C$2];[.$C$1]+[.B78]/[.$C$3]*([.$C$2]-[.$C$1]))" office:value-type="float" office:value="4.6" calcext:value-type="float">
            <text:p>4,60</text:p>
          </table:table-cell>
          <table:table-cell table:formula="of:=SIN(2*PI()*[.C78]*[.B78])" office:value-type="float" office:value="0.92507720683446" calcext:value-type="float">
            <text:p>0,93</text:p>
          </table:table-cell>
          <table:table-cell table:formula="of:=[.B78]-[.B77]" office:value-type="float" office:value="0.01" calcext:value-type="float">
            <text:p>0,01</text:p>
          </table:table-cell>
          <table:table-cell table:formula="of:=2*PI()*[.E78]*[.C78]" office:value-type="float" office:value="0.289026524130261" calcext:value-type="float">
            <text:p>0,29</text:p>
          </table:table-cell>
          <table:table-cell table:formula="of:=[.G77]+[.F78]" office:value-type="float" office:value="12.7799989148033" calcext:value-type="float">
            <text:p>12,78</text:p>
          </table:table-cell>
          <table:table-cell table:formula="of:=SIN([.G78])" office:value-type="float" office:value="0.21200710992205" calcext:value-type="float">
            <text:p>0,21</text:p>
          </table:table-cell>
          <table:table-cell table:formula="of:=2*PI() * IF([.B78]&lt;[.$C$3];&#10;    [.B78]*([.$C$1]+[.B78]*([.$C$2]-[.$C$1])/(2*[.$C$3]));&#10;     [.$C$2]*[.B78]-[.$F$1])" office:value-type="float" office:value="12.666901579274" calcext:value-type="float">
            <text:p>12,666901579274</text:p>
          </table:table-cell>
        </table:table-row>
        <table:table-row table:style-name="ro1">
          <table:table-cell/>
          <table:table-cell office:value-type="float" office:value="0.73" calcext:value-type="float">
            <text:p>0,73</text:p>
          </table:table-cell>
          <table:table-cell table:formula="of:=MIN([.$C$2];[.$C$1]+[.B79]/[.$C$3]*([.$C$2]-[.$C$1]))" office:value-type="float" office:value="4.65" calcext:value-type="float">
            <text:p>4,65</text:p>
          </table:table-cell>
          <table:table-cell table:formula="of:=SIN(2*PI()*[.C79]*[.B79])" office:value-type="float" office:value="0.615386370179172" calcext:value-type="float">
            <text:p>0,62</text:p>
          </table:table-cell>
          <table:table-cell table:formula="of:=[.B79]-[.B78]" office:value-type="float" office:value="0.01" calcext:value-type="float">
            <text:p>0,01</text:p>
          </table:table-cell>
          <table:table-cell table:formula="of:=2*PI()*[.E79]*[.C79]" office:value-type="float" office:value="0.292168116783851" calcext:value-type="float">
            <text:p>0,29</text:p>
          </table:table-cell>
          <table:table-cell table:formula="of:=[.G78]+[.F79]" office:value-type="float" office:value="13.0721670315871" calcext:value-type="float">
            <text:p>13,07</text:p>
          </table:table-cell>
          <table:table-cell table:formula="of:=SIN([.G79])" office:value-type="float" office:value="0.484504290844393" calcext:value-type="float">
            <text:p>0,48</text:p>
          </table:table-cell>
          <table:table-cell table:formula="of:=2*PI() * IF([.B79]&lt;[.$C$3];&#10;    [.B79]*([.$C$1]+[.B79]*([.$C$2]-[.$C$1])/(2*[.$C$3]));&#10;     [.$C$2]*[.B79]-[.$F$1])" office:value-type="float" office:value="12.9574988997311" calcext:value-type="float">
            <text:p>12,9574988997311</text:p>
          </table:table-cell>
        </table:table-row>
        <table:table-row table:style-name="ro1">
          <table:table-cell/>
          <table:table-cell office:value-type="float" office:value="0.74" calcext:value-type="float">
            <text:p>0,74</text:p>
          </table:table-cell>
          <table:table-cell table:formula="of:=MIN([.$C$2];[.$C$1]+[.B80]/[.$C$3]*([.$C$2]-[.$C$1]))" office:value-type="float" office:value="4.7" calcext:value-type="float">
            <text:p>4,70</text:p>
          </table:table-cell>
          <table:table-cell table:formula="of:=SIN(2*PI()*[.C80]*[.B80])" office:value-type="float" office:value="0.137790290684637" calcext:value-type="float">
            <text:p>0,14</text:p>
          </table:table-cell>
          <table:table-cell table:formula="of:=[.B80]-[.B79]" office:value-type="float" office:value="0.01" calcext:value-type="float">
            <text:p>0,01</text:p>
          </table:table-cell>
          <table:table-cell table:formula="of:=2*PI()*[.E80]*[.C80]" office:value-type="float" office:value="0.295309709437441" calcext:value-type="float">
            <text:p>0,30</text:p>
          </table:table-cell>
          <table:table-cell table:formula="of:=[.G79]+[.F80]" office:value-type="float" office:value="13.3674767410246" calcext:value-type="float">
            <text:p>13,37</text:p>
          </table:table-cell>
          <table:table-cell table:formula="of:=SIN([.G80])" office:value-type="float" office:value="0.718126297763185" calcext:value-type="float">
            <text:p>0,72</text:p>
          </table:table-cell>
          <table:table-cell table:formula="of:=2*PI() * IF([.B80]&lt;[.$C$3];&#10;    [.B80]*([.$C$1]+[.B80]*([.$C$2]-[.$C$1])/(2*[.$C$3]));&#10;     [.$C$2]*[.B80]-[.$F$1])" office:value-type="float" office:value="13.2512378128417" calcext:value-type="float">
            <text:p>13,2512378128417</text:p>
          </table:table-cell>
        </table:table-row>
        <table:table-row table:style-name="ro1">
          <table:table-cell/>
          <table:table-cell office:value-type="float" office:value="0.75" calcext:value-type="float">
            <text:p>0,75</text:p>
          </table:table-cell>
          <table:table-cell table:formula="of:=MIN([.$C$2];[.$C$1]+[.B81]/[.$C$3]*([.$C$2]-[.$C$1]))" office:value-type="float" office:value="4.75" calcext:value-type="float">
            <text:p>4,75</text:p>
          </table:table-cell>
          <table:table-cell table:formula="of:=SIN(2*PI()*[.C81]*[.B81])" office:value-type="float" office:value="-0.382683432365088" calcext:value-type="float">
            <text:p>-0,38</text:p>
          </table:table-cell>
          <table:table-cell table:formula="of:=[.B81]-[.B80]" office:value-type="float" office:value="0.01" calcext:value-type="float">
            <text:p>0,01</text:p>
          </table:table-cell>
          <table:table-cell table:formula="of:=2*PI()*[.E81]*[.C81]" office:value-type="float" office:value="0.298451302091031" calcext:value-type="float">
            <text:p>0,30</text:p>
          </table:table-cell>
          <table:table-cell table:formula="of:=[.G80]+[.F81]" office:value-type="float" office:value="13.6659280431156" calcext:value-type="float">
            <text:p>13,67</text:p>
          </table:table-cell>
          <table:table-cell table:formula="of:=SIN([.G81])" office:value-type="float" office:value="0.891006524188366" calcext:value-type="float">
            <text:p>0,89</text:p>
          </table:table-cell>
          <table:table-cell table:formula="of:=2*PI() * IF([.B81]&lt;[.$C$3];&#10;    [.B81]*([.$C$1]+[.B81]*([.$C$2]-[.$C$1])/(2*[.$C$3]));&#10;     [.$C$2]*[.B81]-[.$F$1])" office:value-type="float" office:value="13.548118318606" calcext:value-type="float">
            <text:p>13,548118318606</text:p>
          </table:table-cell>
        </table:table-row>
        <table:table-row table:style-name="ro1">
          <table:table-cell/>
          <table:table-cell office:value-type="float" office:value="0.76" calcext:value-type="float">
            <text:p>0,76</text:p>
          </table:table-cell>
          <table:table-cell table:formula="of:=MIN([.$C$2];[.$C$1]+[.B82]/[.$C$3]*([.$C$2]-[.$C$1]))" office:value-type="float" office:value="4.8" calcext:value-type="float">
            <text:p>4,80</text:p>
          </table:table-cell>
          <table:table-cell table:formula="of:=SIN(2*PI()*[.C82]*[.B82])" office:value-type="float" office:value="-0.801566984870875" calcext:value-type="float">
            <text:p>-0,80</text:p>
          </table:table-cell>
          <table:table-cell table:formula="of:=[.B82]-[.B81]" office:value-type="float" office:value="0.01" calcext:value-type="float">
            <text:p>0,01</text:p>
          </table:table-cell>
          <table:table-cell table:formula="of:=2*PI()*[.E82]*[.C82]" office:value-type="float" office:value="0.30159289474462" calcext:value-type="float">
            <text:p>0,30</text:p>
          </table:table-cell>
          <table:table-cell table:formula="of:=[.G81]+[.F82]" office:value-type="float" office:value="13.9675209378602" calcext:value-type="float">
            <text:p>13,97</text:p>
          </table:table-cell>
          <table:table-cell table:formula="of:=SIN([.G82])" office:value-type="float" office:value="0.985644595148997" calcext:value-type="float">
            <text:p>0,99</text:p>
          </table:table-cell>
          <table:table-cell table:formula="of:=2*PI() * IF([.B82]&lt;[.$C$3];&#10;    [.B82]*([.$C$1]+[.B82]*([.$C$2]-[.$C$1])/(2*[.$C$3]));&#10;     [.$C$2]*[.B82]-[.$F$1])" office:value-type="float" office:value="13.8481404170238" calcext:value-type="float">
            <text:p>13,8481404170238</text:p>
          </table:table-cell>
        </table:table-row>
        <table:table-row table:style-name="ro1">
          <table:table-cell/>
          <table:table-cell office:value-type="float" office:value="0.77" calcext:value-type="float">
            <text:p>0,77</text:p>
          </table:table-cell>
          <table:table-cell table:formula="of:=MIN([.$C$2];[.$C$1]+[.B83]/[.$C$3]*([.$C$2]-[.$C$1]))" office:value-type="float" office:value="4.85" calcext:value-type="float">
            <text:p>4,85</text:p>
          </table:table-cell>
          <table:table-cell table:formula="of:=SIN(2*PI()*[.C83]*[.B83])" office:value-type="float" office:value="-0.995261402206308" calcext:value-type="float">
            <text:p>-1,00</text:p>
          </table:table-cell>
          <table:table-cell table:formula="of:=[.B83]-[.B82]" office:value-type="float" office:value="0.01" calcext:value-type="float">
            <text:p>0,01</text:p>
          </table:table-cell>
          <table:table-cell table:formula="of:=2*PI()*[.E83]*[.C83]" office:value-type="float" office:value="0.30473448739821" calcext:value-type="float">
            <text:p>0,30</text:p>
          </table:table-cell>
          <table:table-cell table:formula="of:=[.G82]+[.F83]" office:value-type="float" office:value="14.2722554252584" calcext:value-type="float">
            <text:p>14,27</text:p>
          </table:table-cell>
          <table:table-cell table:formula="of:=SIN([.G83])" office:value-type="float" office:value="0.990889418222339" calcext:value-type="float">
            <text:p>0,99</text:p>
          </table:table-cell>
          <table:table-cell table:formula="of:=2*PI() * IF([.B83]&lt;[.$C$3];&#10;    [.B83]*([.$C$1]+[.B83]*([.$C$2]-[.$C$1])/(2*[.$C$3]));&#10;     [.$C$2]*[.B83]-[.$F$1])" office:value-type="float" office:value="14.1513041080952" calcext:value-type="float">
            <text:p>14,1513041080952</text:p>
          </table:table-cell>
        </table:table-row>
        <table:table-row table:style-name="ro1">
          <table:table-cell/>
          <table:table-cell office:value-type="float" office:value="0.78" calcext:value-type="float">
            <text:p>0,78</text:p>
          </table:table-cell>
          <table:table-cell table:formula="of:=MIN([.$C$2];[.$C$1]+[.B84]/[.$C$3]*([.$C$2]-[.$C$1]))" office:value-type="float" office:value="4.9" calcext:value-type="float">
            <text:p>4,90</text:p>
          </table:table-cell>
          <table:table-cell table:formula="of:=SIN(2*PI()*[.C84]*[.B84])" office:value-type="float" office:value="-0.899405251566371" calcext:value-type="float">
            <text:p>-0,90</text:p>
          </table:table-cell>
          <table:table-cell table:formula="of:=[.B84]-[.B83]" office:value-type="float" office:value="0.01" calcext:value-type="float">
            <text:p>0,01</text:p>
          </table:table-cell>
          <table:table-cell table:formula="of:=2*PI()*[.E84]*[.C84]" office:value-type="float" office:value="0.3078760800518" calcext:value-type="float">
            <text:p>0,31</text:p>
          </table:table-cell>
          <table:table-cell table:formula="of:=[.G83]+[.F84]" office:value-type="float" office:value="14.5801315053102" calcext:value-type="float">
            <text:p>14,58</text:p>
          </table:table-cell>
          <table:table-cell table:formula="of:=SIN([.G84])" office:value-type="float" office:value="0.903484964433036" calcext:value-type="float">
            <text:p>0,90</text:p>
          </table:table-cell>
          <table:table-cell table:formula="of:=2*PI() * IF([.B84]&lt;[.$C$3];&#10;    [.B84]*([.$C$1]+[.B84]*([.$C$2]-[.$C$1])/(2*[.$C$3]));&#10;     [.$C$2]*[.B84]-[.$F$1])" office:value-type="float" office:value="14.4576093918202" calcext:value-type="float">
            <text:p>14,4576093918202</text:p>
          </table:table-cell>
        </table:table-row>
        <table:table-row table:style-name="ro1">
          <table:table-cell/>
          <table:table-cell office:value-type="float" office:value="0.79" calcext:value-type="float">
            <text:p>0,79</text:p>
          </table:table-cell>
          <table:table-cell table:formula="of:=MIN([.$C$2];[.$C$1]+[.B85]/[.$C$3]*([.$C$2]-[.$C$1]))" office:value-type="float" office:value="4.95" calcext:value-type="float">
            <text:p>4,95</text:p>
          </table:table-cell>
          <table:table-cell table:formula="of:=SIN(2*PI()*[.C85]*[.B85])" office:value-type="float" office:value="-0.533171620737188" calcext:value-type="float">
            <text:p>-0,53</text:p>
          </table:table-cell>
          <table:table-cell table:formula="of:=[.B85]-[.B84]" office:value-type="float" office:value="0.01" calcext:value-type="float">
            <text:p>0,01</text:p>
          </table:table-cell>
          <table:table-cell table:formula="of:=2*PI()*[.E85]*[.C85]" office:value-type="float" office:value="0.31101767270539" calcext:value-type="float">
            <text:p>0,31</text:p>
          </table:table-cell>
          <table:table-cell table:formula="of:=[.G84]+[.F85]" office:value-type="float" office:value="14.8911491780156" calcext:value-type="float">
            <text:p>14,89</text:p>
          </table:table-cell>
          <table:table-cell table:formula="of:=SIN([.G85])" office:value-type="float" office:value="0.728968627421414" calcext:value-type="float">
            <text:p>0,73</text:p>
          </table:table-cell>
          <table:table-cell table:formula="of:=2*PI() * IF([.B85]&lt;[.$C$3];&#10;    [.B85]*([.$C$1]+[.B85]*([.$C$2]-[.$C$1])/(2*[.$C$3]));&#10;     [.$C$2]*[.B85]-[.$F$1])" office:value-type="float" office:value="14.7670562681988" calcext:value-type="float">
            <text:p>14,7670562681988</text:p>
          </table:table-cell>
        </table:table-row>
        <table:table-row table:style-name="ro1">
          <table:table-cell/>
          <table:table-cell office:value-type="float" office:value="0.8" calcext:value-type="float">
            <text:p>0,80</text:p>
          </table:table-cell>
          <table:table-cell table:formula="of:=MIN([.$C$2];[.$C$1]+[.B86]/[.$C$3]*([.$C$2]-[.$C$1]))" office:value-type="float" office:value="5" calcext:value-type="float">
            <text:p>5,00</text:p>
          </table:table-cell>
          <table:table-cell table:formula="of:=SIN(2*PI()*[.C86]*[.B86])" office:value-type="float" office:value="-9.79717439317883E-016" calcext:value-type="float">
            <text:p>0,00</text:p>
          </table:table-cell>
          <table:table-cell table:formula="of:=[.B86]-[.B85]" office:value-type="float" office:value="0.01" calcext:value-type="float">
            <text:p>0,01</text:p>
          </table:table-cell>
          <table:table-cell table:formula="of:=2*PI()*[.E86]*[.C86]" office:value-type="float" office:value="0.31415926535898" calcext:value-type="float">
            <text:p>0,31</text:p>
          </table:table-cell>
          <table:table-cell table:formula="of:=[.G85]+[.F86]" office:value-type="float" office:value="15.2053084433746" calcext:value-type="float">
            <text:p>15,21</text:p>
          </table:table-cell>
          <table:table-cell table:formula="of:=SIN([.G86])" office:value-type="float" office:value="0.481753674101718" calcext:value-type="float">
            <text:p>0,48</text:p>
          </table:table-cell>
          <table:table-cell table:formula="of:=2*PI() * IF([.B86]&lt;[.$C$3];&#10;    [.B86]*([.$C$1]+[.B86]*([.$C$2]-[.$C$1])/(2*[.$C$3]));&#10;     [.$C$2]*[.B86]-[.$F$1])" office:value-type="float" office:value="15.079644737231" calcext:value-type="float">
            <text:p>15,079644737231</text:p>
          </table:table-cell>
        </table:table-row>
        <table:table-row table:style-name="ro1">
          <table:table-cell/>
          <table:table-cell office:value-type="float" office:value="0.81" calcext:value-type="float">
            <text:p>0,81</text:p>
          </table:table-cell>
          <table:table-cell table:formula="of:=MIN([.$C$2];[.$C$1]+[.B87]/[.$C$3]*([.$C$2]-[.$C$1]))" office:value-type="float" office:value="5.05" calcext:value-type="float">
            <text:p>5,05</text:p>
          </table:table-cell>
          <table:table-cell table:formula="of:=SIN(2*PI()*[.C87]*[.B87])" office:value-type="float" office:value="0.538476680826664" calcext:value-type="float">
            <text:p>0,54</text:p>
          </table:table-cell>
          <table:table-cell table:formula="of:=[.B87]-[.B86]" office:value-type="float" office:value="0.01" calcext:value-type="float">
            <text:p>0,01</text:p>
          </table:table-cell>
          <table:table-cell table:formula="of:=2*PI()*[.E87]*[.C87]" office:value-type="float" office:value="0.317300858012569" calcext:value-type="float">
            <text:p>0,32</text:p>
          </table:table-cell>
          <table:table-cell table:formula="of:=[.G86]+[.F87]" office:value-type="float" office:value="15.5226093013872" calcext:value-type="float">
            <text:p>15,52</text:p>
          </table:table-cell>
          <table:table-cell table:formula="of:=SIN([.G87])" office:value-type="float" office:value="0.184294448562337" calcext:value-type="float">
            <text:p>0,18</text:p>
          </table:table-cell>
          <table:table-cell table:formula="of:=2*PI() * IF([.B87]&lt;[.$C$3];&#10;    [.B87]*([.$C$1]+[.B87]*([.$C$2]-[.$C$1])/(2*[.$C$3]));&#10;     [.$C$2]*[.B87]-[.$F$1])" office:value-type="float" office:value="15.3953747989168" calcext:value-type="float">
            <text:p>15,3953747989168</text:p>
          </table:table-cell>
        </table:table-row>
        <table:table-row table:style-name="ro1">
          <table:table-cell/>
          <table:table-cell office:value-type="float" office:value="0.82" calcext:value-type="float">
            <text:p>0,82</text:p>
          </table:table-cell>
          <table:table-cell table:formula="of:=MIN([.$C$2];[.$C$1]+[.B88]/[.$C$3]*([.$C$2]-[.$C$1]))" office:value-type="float" office:value="5.1" calcext:value-type="float">
            <text:p>5,10</text:p>
          </table:table-cell>
          <table:table-cell table:formula="of:=SIN(2*PI()*[.C88]*[.B88])" office:value-type="float" office:value="0.910105970684994" calcext:value-type="float">
            <text:p>0,91</text:p>
          </table:table-cell>
          <table:table-cell table:formula="of:=[.B88]-[.B87]" office:value-type="float" office:value="0.0099999999999999" calcext:value-type="float">
            <text:p>0,01</text:p>
          </table:table-cell>
          <table:table-cell table:formula="of:=2*PI()*[.E88]*[.C88]" office:value-type="float" office:value="0.320442450666156" calcext:value-type="float">
            <text:p>0,32</text:p>
          </table:table-cell>
          <table:table-cell table:formula="of:=[.G87]+[.F88]" office:value-type="float" office:value="15.8430517520533" calcext:value-type="float">
            <text:p>15,84</text:p>
          </table:table-cell>
          <table:table-cell table:formula="of:=SIN([.G88])" office:value-type="float" office:value="-0.134677989497145" calcext:value-type="float">
            <text:p>-0,13</text:p>
          </table:table-cell>
          <table:table-cell table:formula="of:=2*PI() * IF([.B88]&lt;[.$C$3];&#10;    [.B88]*([.$C$1]+[.B88]*([.$C$2]-[.$C$1])/(2*[.$C$3]));&#10;     [.$C$2]*[.B88]-[.$F$1])" office:value-type="float" office:value="15.7142464532561" calcext:value-type="float">
            <text:p>15,7142464532561</text:p>
          </table:table-cell>
        </table:table-row>
        <table:table-row table:style-name="ro1">
          <table:table-cell/>
          <table:table-cell office:value-type="float" office:value="0.83" calcext:value-type="float">
            <text:p>0,83</text:p>
          </table:table-cell>
          <table:table-cell table:formula="of:=MIN([.$C$2];[.$C$1]+[.B89]/[.$C$3]*([.$C$2]-[.$C$1]))" office:value-type="float" office:value="5.15" calcext:value-type="float">
            <text:p>5,15</text:p>
          </table:table-cell>
          <table:table-cell table:formula="of:=SIN(2*PI()*[.C89]*[.B89])" office:value-type="float" office:value="0.988174919110281" calcext:value-type="float">
            <text:p>0,99</text:p>
          </table:table-cell>
          <table:table-cell table:formula="of:=[.B89]-[.B88]" office:value-type="float" office:value="0.01" calcext:value-type="float">
            <text:p>0,01</text:p>
          </table:table-cell>
          <table:table-cell table:formula="of:=2*PI()*[.E89]*[.C89]" office:value-type="float" office:value="0.323584043319749" calcext:value-type="float">
            <text:p>0,32</text:p>
          </table:table-cell>
          <table:table-cell table:formula="of:=[.G88]+[.F89]" office:value-type="float" office:value="16.1666357953731" calcext:value-type="float">
            <text:p>16,17</text:p>
          </table:table-cell>
          <table:table-cell table:formula="of:=SIN([.G89])" office:value-type="float" office:value="-0.442758231038895" calcext:value-type="float">
            <text:p>-0,44</text:p>
          </table:table-cell>
          <table:table-cell table:formula="of:=2*PI() * IF([.B89]&lt;[.$C$3];&#10;    [.B89]*([.$C$1]+[.B89]*([.$C$2]-[.$C$1])/(2*[.$C$3]));&#10;     [.$C$2]*[.B89]-[.$F$1])" office:value-type="float" office:value="16.0362597002491" calcext:value-type="float">
            <text:p>16,0362597002491</text:p>
          </table:table-cell>
        </table:table-row>
        <table:table-row table:style-name="ro1">
          <table:table-cell/>
          <table:table-cell office:value-type="float" office:value="0.84" calcext:value-type="float">
            <text:p>0,84</text:p>
          </table:table-cell>
          <table:table-cell table:formula="of:=MIN([.$C$2];[.$C$1]+[.B90]/[.$C$3]*([.$C$2]-[.$C$1]))" office:value-type="float" office:value="5.2" calcext:value-type="float">
            <text:p>5,20</text:p>
          </table:table-cell>
          <table:table-cell table:formula="of:=SIN(2*PI()*[.C90]*[.B90])" office:value-type="float" office:value="0.737513117358176" calcext:value-type="float">
            <text:p>0,74</text:p>
          </table:table-cell>
          <table:table-cell table:formula="of:=[.B90]-[.B89]" office:value-type="float" office:value="0.01" calcext:value-type="float">
            <text:p>0,01</text:p>
          </table:table-cell>
          <table:table-cell table:formula="of:=2*PI()*[.E90]*[.C90]" office:value-type="float" office:value="0.326725635973339" calcext:value-type="float">
            <text:p>0,33</text:p>
          </table:table-cell>
          <table:table-cell table:formula="of:=[.G89]+[.F90]" office:value-type="float" office:value="16.4933614313464" calcext:value-type="float">
            <text:p>16,49</text:p>
          </table:table-cell>
          <table:table-cell table:formula="of:=SIN([.G90])" office:value-type="float" office:value="-0.707106781186543" calcext:value-type="float">
            <text:p>-0,71</text:p>
          </table:table-cell>
          <table:table-cell table:formula="of:=2*PI() * IF([.B90]&lt;[.$C$3];&#10;    [.B90]*([.$C$1]+[.B90]*([.$C$2]-[.$C$1])/(2*[.$C$3]));&#10;     [.$C$2]*[.B90]-[.$F$1])" office:value-type="float" office:value="16.3614145398956" calcext:value-type="float">
            <text:p>16,3614145398956</text:p>
          </table:table-cell>
        </table:table-row>
        <table:table-row table:style-name="ro1">
          <table:table-cell/>
          <table:table-cell office:value-type="float" office:value="0.85" calcext:value-type="float">
            <text:p>0,85</text:p>
          </table:table-cell>
          <table:table-cell table:formula="of:=MIN([.$C$2];[.$C$1]+[.B91]/[.$C$3]*([.$C$2]-[.$C$1]))" office:value-type="float" office:value="5.25" calcext:value-type="float">
            <text:p>5,25</text:p>
          </table:table-cell>
          <table:table-cell table:formula="of:=SIN(2*PI()*[.C91]*[.B91])" office:value-type="float" office:value="0.233445363855904" calcext:value-type="float">
            <text:p>0,23</text:p>
          </table:table-cell>
          <table:table-cell table:formula="of:=[.B91]-[.B90]" office:value-type="float" office:value="0.01" calcext:value-type="float">
            <text:p>0,01</text:p>
          </table:table-cell>
          <table:table-cell table:formula="of:=2*PI()*[.E91]*[.C91]" office:value-type="float" office:value="0.329867228626929" calcext:value-type="float">
            <text:p>0,33</text:p>
          </table:table-cell>
          <table:table-cell table:formula="of:=[.G90]+[.F91]" office:value-type="float" office:value="16.8232286599733" calcext:value-type="float">
            <text:p>16,82</text:p>
          </table:table-cell>
          <table:table-cell table:formula="of:=SIN([.G91])" office:value-type="float" office:value="-0.898027575760612" calcext:value-type="float">
            <text:p>-0,90</text:p>
          </table:table-cell>
          <table:table-cell table:formula="of:=2*PI() * IF([.B91]&lt;[.$C$3];&#10;    [.B91]*([.$C$1]+[.B91]*([.$C$2]-[.$C$1])/(2*[.$C$3]));&#10;     [.$C$2]*[.B91]-[.$F$1])" office:value-type="float" office:value="16.6897109721958" calcext:value-type="float">
            <text:p>16,6897109721958</text:p>
          </table:table-cell>
        </table:table-row>
        <table:table-row table:style-name="ro1">
          <table:table-cell/>
          <table:table-cell office:value-type="float" office:value="0.86" calcext:value-type="float">
            <text:p>0,86</text:p>
          </table:table-cell>
          <table:table-cell table:formula="of:=MIN([.$C$2];[.$C$1]+[.B92]/[.$C$3]*([.$C$2]-[.$C$1]))" office:value-type="float" office:value="5.3" calcext:value-type="float">
            <text:p>5,30</text:p>
          </table:table-cell>
          <table:table-cell table:formula="of:=SIN(2*PI()*[.C92]*[.B92])" office:value-type="float" office:value="-0.356411878713245" calcext:value-type="float">
            <text:p>-0,36</text:p>
          </table:table-cell>
          <table:table-cell table:formula="of:=[.B92]-[.B91]" office:value-type="float" office:value="0.01" calcext:value-type="float">
            <text:p>0,01</text:p>
          </table:table-cell>
          <table:table-cell table:formula="of:=2*PI()*[.E92]*[.C92]" office:value-type="float" office:value="0.333008821280518" calcext:value-type="float">
            <text:p>0,33</text:p>
          </table:table-cell>
          <table:table-cell table:formula="of:=[.G91]+[.F92]" office:value-type="float" office:value="17.1562374812539" calcext:value-type="float">
            <text:p>17,16</text:p>
          </table:table-cell>
          <table:table-cell table:formula="of:=SIN([.G92])" office:value-type="float" office:value="-0.992503550746823" calcext:value-type="float">
            <text:p>-0,99</text:p>
          </table:table-cell>
          <table:table-cell table:formula="of:=2*PI() * IF([.B92]&lt;[.$C$3];&#10;    [.B92]*([.$C$1]+[.B92]*([.$C$2]-[.$C$1])/(2*[.$C$3]));&#10;     [.$C$2]*[.B92]-[.$F$1])" office:value-type="float" office:value="17.0211489971495" calcext:value-type="float">
            <text:p>17,0211489971495</text:p>
          </table:table-cell>
        </table:table-row>
        <table:table-row table:style-name="ro1">
          <table:table-cell/>
          <table:table-cell office:value-type="float" office:value="0.87" calcext:value-type="float">
            <text:p>0,87</text:p>
          </table:table-cell>
          <table:table-cell table:formula="of:=MIN([.$C$2];[.$C$1]+[.B93]/[.$C$3]*([.$C$2]-[.$C$1]))" office:value-type="float" office:value="5.35" calcext:value-type="float">
            <text:p>5,35</text:p>
          </table:table-cell>
          <table:table-cell table:formula="of:=SIN(2*PI()*[.C93]*[.B93])" office:value-type="float" office:value="-0.825310658692998" calcext:value-type="float">
            <text:p>-0,83</text:p>
          </table:table-cell>
          <table:table-cell table:formula="of:=[.B93]-[.B92]" office:value-type="float" office:value="0.01" calcext:value-type="float">
            <text:p>0,01</text:p>
          </table:table-cell>
          <table:table-cell table:formula="of:=2*PI()*[.E93]*[.C93]" office:value-type="float" office:value="0.336150413934108" calcext:value-type="float">
            <text:p>0,34</text:p>
          </table:table-cell>
          <table:table-cell table:formula="of:=[.G92]+[.F93]" office:value-type="float" office:value="17.492387895188" calcext:value-type="float">
            <text:p>17,49</text:p>
          </table:table-cell>
          <table:table-cell table:formula="of:=SIN([.G93])" office:value-type="float" office:value="-0.977268123568195" calcext:value-type="float">
            <text:p>-0,98</text:p>
          </table:table-cell>
          <table:table-cell table:formula="of:=2*PI() * IF([.B93]&lt;[.$C$3];&#10;    [.B93]*([.$C$1]+[.B93]*([.$C$2]-[.$C$1])/(2*[.$C$3]));&#10;     [.$C$2]*[.B93]-[.$F$1])" office:value-type="float" office:value="17.3557286147568" calcext:value-type="float">
            <text:p>17,3557286147568</text:p>
          </table:table-cell>
        </table:table-row>
        <table:table-row table:style-name="ro1">
          <table:table-cell/>
          <table:table-cell office:value-type="float" office:value="0.88" calcext:value-type="float">
            <text:p>0,88</text:p>
          </table:table-cell>
          <table:table-cell table:formula="of:=MIN([.$C$2];[.$C$1]+[.B94]/[.$C$3]*([.$C$2]-[.$C$1]))" office:value-type="float" office:value="5.4" calcext:value-type="float">
            <text:p>5,40</text:p>
          </table:table-cell>
          <table:table-cell table:formula="of:=SIN(2*PI()*[.C94]*[.B94])" office:value-type="float" office:value="-0.999921044203816" calcext:value-type="float">
            <text:p>-1,00</text:p>
          </table:table-cell>
          <table:table-cell table:formula="of:=[.B94]-[.B93]" office:value-type="float" office:value="0.01" calcext:value-type="float">
            <text:p>0,01</text:p>
          </table:table-cell>
          <table:table-cell table:formula="of:=2*PI()*[.E94]*[.C94]" office:value-type="float" office:value="0.339292006587698" calcext:value-type="float">
            <text:p>0,34</text:p>
          </table:table-cell>
          <table:table-cell table:formula="of:=[.G93]+[.F94]" office:value-type="float" office:value="17.8316799017757" calcext:value-type="float">
            <text:p>17,83</text:p>
          </table:table-cell>
          <table:table-cell table:formula="of:=SIN([.G94])" office:value-type="float" office:value="-0.850994481794696" calcext:value-type="float">
            <text:p>-0,85</text:p>
          </table:table-cell>
          <table:table-cell table:formula="of:=2*PI() * IF([.B94]&lt;[.$C$3];&#10;    [.B94]*([.$C$1]+[.B94]*([.$C$2]-[.$C$1])/(2*[.$C$3]));&#10;     [.$C$2]*[.B94]-[.$F$1])" office:value-type="float" office:value="17.6934498250177" calcext:value-type="float">
            <text:p>17,6934498250177</text:p>
          </table:table-cell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table:formula="of:=MIN([.$C$2];[.$C$1]+[.B95]/[.$C$3]*([.$C$2]-[.$C$1]))" office:value-type="float" office:value="5.45" calcext:value-type="float">
            <text:p>5,45</text:p>
          </table:table-cell>
          <table:table-cell table:formula="of:=SIN(2*PI()*[.C95]*[.B95])" office:value-type="float" office:value="-0.807166423246399" calcext:value-type="float">
            <text:p>-0,81</text:p>
          </table:table-cell>
          <table:table-cell table:formula="of:=[.B95]-[.B94]" office:value-type="float" office:value="0.01" calcext:value-type="float">
            <text:p>0,01</text:p>
          </table:table-cell>
          <table:table-cell table:formula="of:=2*PI()*[.E95]*[.C95]" office:value-type="float" office:value="0.342433599241288" calcext:value-type="float">
            <text:p>0,34</text:p>
          </table:table-cell>
          <table:table-cell table:formula="of:=[.G94]+[.F95]" office:value-type="float" office:value="18.1741135010169" calcext:value-type="float">
            <text:p>18,17</text:p>
          </table:table-cell>
          <table:table-cell table:formula="of:=SIN([.G95])" office:value-type="float" office:value="-0.62524265633571" calcext:value-type="float">
            <text:p>-0,63</text:p>
          </table:table-cell>
          <table:table-cell table:formula="of:=2*PI() * IF([.B95]&lt;[.$C$3];&#10;    [.B95]*([.$C$1]+[.B95]*([.$C$2]-[.$C$1])/(2*[.$C$3]));&#10;     [.$C$2]*[.B95]-[.$F$1])" office:value-type="float" office:value="18.0343126279322" calcext:value-type="float">
            <text:p>18,0343126279322</text:p>
          </table:table-cell>
        </table:table-row>
        <table:table-row table:style-name="ro1">
          <table:table-cell/>
          <table:table-cell office:value-type="float" office:value="0.9" calcext:value-type="float">
            <text:p>0,90</text:p>
          </table:table-cell>
          <table:table-cell table:formula="of:=MIN([.$C$2];[.$C$1]+[.B96]/[.$C$3]*([.$C$2]-[.$C$1]))" office:value-type="float" office:value="5.5" calcext:value-type="float">
            <text:p>5,50</text:p>
          </table:table-cell>
          <table:table-cell table:formula="of:=SIN(2*PI()*[.C96]*[.B96])" office:value-type="float" office:value="-0.30901699437495" calcext:value-type="float">
            <text:p>-0,31</text:p>
          </table:table-cell>
          <table:table-cell table:formula="of:=[.B96]-[.B95]" office:value-type="float" office:value="0.01" calcext:value-type="float">
            <text:p>0,01</text:p>
          </table:table-cell>
          <table:table-cell table:formula="of:=2*PI()*[.E96]*[.C96]" office:value-type="float" office:value="0.345575191894878" calcext:value-type="float">
            <text:p>0,35</text:p>
          </table:table-cell>
          <table:table-cell table:formula="of:=[.G95]+[.F96]" office:value-type="float" office:value="18.5196886929118" calcext:value-type="float">
            <text:p>18,52</text:p>
          </table:table-cell>
          <table:table-cell table:formula="of:=SIN([.G96])" office:value-type="float" office:value="-0.323917418198156" calcext:value-type="float">
            <text:p>-0,32</text:p>
          </table:table-cell>
          <table:table-cell table:formula="of:=2*PI() * IF([.B96]&lt;[.$C$3];&#10;    [.B96]*([.$C$1]+[.B96]*([.$C$2]-[.$C$1])/(2*[.$C$3]));&#10;     [.$C$2]*[.B96]-[.$F$1])" office:value-type="float" office:value="18.3783170235003" calcext:value-type="float">
            <text:p>18,3783170235003</text:p>
          </table:table-cell>
        </table:table-row>
        <table:table-row table:style-name="ro1">
          <table:table-cell/>
          <table:table-cell office:value-type="float" office:value="0.91" calcext:value-type="float">
            <text:p>0,91</text:p>
          </table:table-cell>
          <table:table-cell table:formula="of:=MIN([.$C$2];[.$C$1]+[.B97]/[.$C$3]*([.$C$2]-[.$C$1]))" office:value-type="float" office:value="5.55" calcext:value-type="float">
            <text:p>5,55</text:p>
          </table:table-cell>
          <table:table-cell table:formula="of:=SIN(2*PI()*[.C97]*[.B97])" office:value-type="float" office:value="0.312003296688413" calcext:value-type="float">
            <text:p>0,31</text:p>
          </table:table-cell>
          <table:table-cell table:formula="of:=[.B97]-[.B96]" office:value-type="float" office:value="0.01" calcext:value-type="float">
            <text:p>0,01</text:p>
          </table:table-cell>
          <table:table-cell table:formula="of:=2*PI()*[.E97]*[.C97]" office:value-type="float" office:value="0.348716784548467" calcext:value-type="float">
            <text:p>0,35</text:p>
          </table:table-cell>
          <table:table-cell table:formula="of:=[.G96]+[.F97]" office:value-type="float" office:value="18.8684054774603" calcext:value-type="float">
            <text:p>18,87</text:p>
          </table:table-cell>
          <table:table-cell table:formula="of:=SIN([.G97])" office:value-type="float" office:value="0.0188484397154027" calcext:value-type="float">
            <text:p>0,02</text:p>
          </table:table-cell>
          <table:table-cell table:formula="of:=2*PI() * IF([.B97]&lt;[.$C$3];&#10;    [.B97]*([.$C$1]+[.B97]*([.$C$2]-[.$C$1])/(2*[.$C$3]));&#10;     [.$C$2]*[.B97]-[.$F$1])" office:value-type="float" office:value="18.725463011722" calcext:value-type="float">
            <text:p>18,725463011722</text:p>
          </table:table-cell>
        </table:table-row>
        <table:table-row table:style-name="ro1">
          <table:table-cell/>
          <table:table-cell office:value-type="float" office:value="0.92" calcext:value-type="float">
            <text:p>0,92</text:p>
          </table:table-cell>
          <table:table-cell table:formula="of:=MIN([.$C$2];[.$C$1]+[.B98]/[.$C$3]*([.$C$2]-[.$C$1]))" office:value-type="float" office:value="5.6" calcext:value-type="float">
            <text:p>5,60</text:p>
          </table:table-cell>
          <table:table-cell table:formula="of:=SIN(2*PI()*[.C98]*[.B98])" office:value-type="float" office:value="0.816339250717186" calcext:value-type="float">
            <text:p>0,82</text:p>
          </table:table-cell>
          <table:table-cell table:formula="of:=[.B98]-[.B97]" office:value-type="float" office:value="0.01" calcext:value-type="float">
            <text:p>0,01</text:p>
          </table:table-cell>
          <table:table-cell table:formula="of:=2*PI()*[.E98]*[.C98]" office:value-type="float" office:value="0.351858377202057" calcext:value-type="float">
            <text:p>0,35</text:p>
          </table:table-cell>
          <table:table-cell table:formula="of:=[.G97]+[.F98]" office:value-type="float" office:value="19.2202638546624" calcext:value-type="float">
            <text:p>19,22</text:p>
          </table:table-cell>
          <table:table-cell table:formula="of:=SIN([.G98])" office:value-type="float" office:value="0.36227536670454" calcext:value-type="float">
            <text:p>0,36</text:p>
          </table:table-cell>
          <table:table-cell table:formula="of:=2*PI() * IF([.B98]&lt;[.$C$3];&#10;    [.B98]*([.$C$1]+[.B98]*([.$C$2]-[.$C$1])/(2*[.$C$3]));&#10;     [.$C$2]*[.B98]-[.$F$1])" office:value-type="float" office:value="19.0757505925972" calcext:value-type="float">
            <text:p>19,0757505925972</text:p>
          </table:table-cell>
        </table:table-row>
        <table:table-row table:style-name="ro1">
          <table:table-cell/>
          <table:table-cell office:value-type="float" office:value="0.93" calcext:value-type="float">
            <text:p>0,93</text:p>
          </table:table-cell>
          <table:table-cell table:formula="of:=MIN([.$C$2];[.$C$1]+[.B99]/[.$C$3]*([.$C$2]-[.$C$1]))" office:value-type="float" office:value="5.65" calcext:value-type="float">
            <text:p>5,65</text:p>
          </table:table-cell>
          <table:table-cell table:formula="of:=SIN(2*PI()*[.C99]*[.B99])" office:value-type="float" office:value="0.999600307650256" calcext:value-type="float">
            <text:p>1,00</text:p>
          </table:table-cell>
          <table:table-cell table:formula="of:=[.B99]-[.B98]" office:value-type="float" office:value="0.01" calcext:value-type="float">
            <text:p>0,01</text:p>
          </table:table-cell>
          <table:table-cell table:formula="of:=2*PI()*[.E99]*[.C99]" office:value-type="float" office:value="0.354999969855647" calcext:value-type="float">
            <text:p>0,35</text:p>
          </table:table-cell>
          <table:table-cell table:formula="of:=[.G98]+[.F99]" office:value-type="float" office:value="19.575263824518" calcext:value-type="float">
            <text:p>19,58</text:p>
          </table:table-cell>
          <table:table-cell table:formula="of:=SIN([.G99])" office:value-type="float" office:value="0.663665141432455" calcext:value-type="float">
            <text:p>0,66</text:p>
          </table:table-cell>
          <table:table-cell table:formula="of:=2*PI() * IF([.B99]&lt;[.$C$3];&#10;    [.B99]*([.$C$1]+[.B99]*([.$C$2]-[.$C$1])/(2*[.$C$3]));&#10;     [.$C$2]*[.B99]-[.$F$1])" office:value-type="float" office:value="19.4291797661261" calcext:value-type="float">
            <text:p>19,4291797661261</text:p>
          </table:table-cell>
        </table:table-row>
        <table:table-row table:style-name="ro1">
          <table:table-cell/>
          <table:table-cell office:value-type="float" office:value="0.94" calcext:value-type="float">
            <text:p>0,94</text:p>
          </table:table-cell>
          <table:table-cell table:formula="of:=MIN([.$C$2];[.$C$1]+[.B100]/[.$C$3]*([.$C$2]-[.$C$1]))" office:value-type="float" office:value="5.7" calcext:value-type="float">
            <text:p>5,70</text:p>
          </table:table-cell>
          <table:table-cell table:formula="of:=SIN(2*PI()*[.C100]*[.B100])" office:value-type="float" office:value="0.778462301567027" calcext:value-type="float">
            <text:p>0,78</text:p>
          </table:table-cell>
          <table:table-cell table:formula="of:=[.B100]-[.B99]" office:value-type="float" office:value="0.0099999999999999" calcext:value-type="float">
            <text:p>0,01</text:p>
          </table:table-cell>
          <table:table-cell table:formula="of:=2*PI()*[.E100]*[.C100]" office:value-type="float" office:value="0.358141562509233" calcext:value-type="float">
            <text:p>0,36</text:p>
          </table:table-cell>
          <table:table-cell table:formula="of:=[.G99]+[.F100]" office:value-type="float" office:value="19.9334053870272" calcext:value-type="float">
            <text:p>19,93</text:p>
          </table:table-cell>
          <table:table-cell table:formula="of:=SIN([.G100])" office:value-type="float" office:value="0.883765630088689" calcext:value-type="float">
            <text:p>0,88</text:p>
          </table:table-cell>
          <table:table-cell table:formula="of:=2*PI() * IF([.B100]&lt;[.$C$3];&#10;    [.B100]*([.$C$1]+[.B100]*([.$C$2]-[.$C$1])/(2*[.$C$3]));&#10;     [.$C$2]*[.B100]-[.$F$1])" office:value-type="float" office:value="19.7857505323085" calcext:value-type="float">
            <text:p>19,7857505323085</text:p>
          </table:table-cell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table:formula="of:=MIN([.$C$2];[.$C$1]+[.B101]/[.$C$3]*([.$C$2]-[.$C$1]))" office:value-type="float" office:value="5.75" calcext:value-type="float">
            <text:p>5,75</text:p>
          </table:table-cell>
          <table:table-cell table:formula="of:=SIN(2*PI()*[.C101]*[.B101])" office:value-type="float" office:value="0.233445363855908" calcext:value-type="float">
            <text:p>0,23</text:p>
          </table:table-cell>
          <table:table-cell table:formula="of:=[.B101]-[.B100]" office:value-type="float" office:value="0.01" calcext:value-type="float">
            <text:p>0,01</text:p>
          </table:table-cell>
          <table:table-cell table:formula="of:=2*PI()*[.E101]*[.C101]" office:value-type="float" office:value="0.361283155162827" calcext:value-type="float">
            <text:p>0,36</text:p>
          </table:table-cell>
          <table:table-cell table:formula="of:=[.G100]+[.F101]" office:value-type="float" office:value="20.2946885421901" calcext:value-type="float">
            <text:p>20,29</text:p>
          </table:table-cell>
          <table:table-cell table:formula="of:=SIN([.G101])" office:value-type="float" office:value="0.992114701314477" calcext:value-type="float">
            <text:p>0,99</text:p>
          </table:table-cell>
          <table:table-cell table:formula="of:=2*PI() * IF([.B101]&lt;[.$C$3];&#10;    [.B101]*([.$C$1]+[.B101]*([.$C$2]-[.$C$1])/(2*[.$C$3]));&#10;     [.$C$2]*[.B101]-[.$F$1])" office:value-type="float" office:value="20.1454628911445" calcext:value-type="float">
            <text:p>20,1454628911445</text:p>
          </table:table-cell>
        </table:table-row>
        <table:table-row table:style-name="ro1">
          <table:table-cell/>
          <table:table-cell office:value-type="float" office:value="0.96" calcext:value-type="float">
            <text:p>0,96</text:p>
          </table:table-cell>
          <table:table-cell table:formula="of:=MIN([.$C$2];[.$C$1]+[.B102]/[.$C$3]*([.$C$2]-[.$C$1]))" office:value-type="float" office:value="5.8" calcext:value-type="float">
            <text:p>5,80</text:p>
          </table:table-cell>
          <table:table-cell table:formula="of:=SIN(2*PI()*[.C102]*[.B102])" office:value-type="float" office:value="-0.414375580993281" calcext:value-type="float">
            <text:p>-0,41</text:p>
          </table:table-cell>
          <table:table-cell table:formula="of:=[.B102]-[.B101]" office:value-type="float" office:value="0.01" calcext:value-type="float">
            <text:p>0,01</text:p>
          </table:table-cell>
          <table:table-cell table:formula="of:=2*PI()*[.E102]*[.C102]" office:value-type="float" office:value="0.364424747816416" calcext:value-type="float">
            <text:p>0,36</text:p>
          </table:table-cell>
          <table:table-cell table:formula="of:=[.G101]+[.F102]" office:value-type="float" office:value="20.6591132900065" calcext:value-type="float">
            <text:p>20,66</text:p>
          </table:table-cell>
          <table:table-cell table:formula="of:=SIN([.G102])" office:value-type="float" office:value="0.971631732914676" calcext:value-type="float">
            <text:p>0,97</text:p>
          </table:table-cell>
          <table:table-cell table:formula="of:=2*PI() * IF([.B102]&lt;[.$C$3];&#10;    [.B102]*([.$C$1]+[.B102]*([.$C$2]-[.$C$1])/(2*[.$C$3]));&#10;     [.$C$2]*[.B102]-[.$F$1])" office:value-type="float" office:value="20.5083168426342" calcext:value-type="float">
            <text:p>20,5083168426342</text:p>
          </table:table-cell>
        </table:table-row>
        <table:table-row table:style-name="ro1">
          <table:table-cell/>
          <table:table-cell office:value-type="float" office:value="0.97" calcext:value-type="float">
            <text:p>0,97</text:p>
          </table:table-cell>
          <table:table-cell table:formula="of:=MIN([.$C$2];[.$C$1]+[.B103]/[.$C$3]*([.$C$2]-[.$C$1]))" office:value-type="float" office:value="5.85" calcext:value-type="float">
            <text:p>5,85</text:p>
          </table:table-cell>
          <table:table-cell table:formula="of:=SIN(2*PI()*[.C103]*[.B103])" office:value-type="float" office:value="-0.889575876378335" calcext:value-type="float">
            <text:p>-0,89</text:p>
          </table:table-cell>
          <table:table-cell table:formula="of:=[.B103]-[.B102]" office:value-type="float" office:value="0.01" calcext:value-type="float">
            <text:p>0,01</text:p>
          </table:table-cell>
          <table:table-cell table:formula="of:=2*PI()*[.E103]*[.C103]" office:value-type="float" office:value="0.367566340470006" calcext:value-type="float">
            <text:p>0,37</text:p>
          </table:table-cell>
          <table:table-cell table:formula="of:=[.G102]+[.F103]" office:value-type="float" office:value="21.0266796304765" calcext:value-type="float">
            <text:p>21,03</text:p>
          </table:table-cell>
          <table:table-cell table:formula="of:=SIN([.G103])" office:value-type="float" office:value="0.821746408629596" calcext:value-type="float">
            <text:p>0,82</text:p>
          </table:table-cell>
          <table:table-cell table:formula="of:=2*PI() * IF([.B103]&lt;[.$C$3];&#10;    [.B103]*([.$C$1]+[.B103]*([.$C$2]-[.$C$1])/(2*[.$C$3]));&#10;     [.$C$2]*[.B103]-[.$F$1])" office:value-type="float" office:value="20.8743123867774" calcext:value-type="float">
            <text:p>20,8743123867774</text:p>
          </table:table-cell>
        </table:table-row>
        <table:table-row table:style-name="ro1">
          <table:table-cell/>
          <table:table-cell office:value-type="float" office:value="0.98" calcext:value-type="float">
            <text:p>0,98</text:p>
          </table:table-cell>
          <table:table-cell table:formula="of:=MIN([.$C$2];[.$C$1]+[.B104]/[.$C$3]*([.$C$2]-[.$C$1]))" office:value-type="float" office:value="5.9" calcext:value-type="float">
            <text:p>5,90</text:p>
          </table:table-cell>
          <table:table-cell table:formula="of:=SIN(2*PI()*[.C104]*[.B104])" office:value-type="float" office:value="-0.979855052384247" calcext:value-type="float">
            <text:p>-0,98</text:p>
          </table:table-cell>
          <table:table-cell table:formula="of:=[.B104]-[.B103]" office:value-type="float" office:value="0.01" calcext:value-type="float">
            <text:p>0,01</text:p>
          </table:table-cell>
          <table:table-cell table:formula="of:=2*PI()*[.E104]*[.C104]" office:value-type="float" office:value="0.370707933123596" calcext:value-type="float">
            <text:p>0,37</text:p>
          </table:table-cell>
          <table:table-cell table:formula="of:=[.G103]+[.F104]" office:value-type="float" office:value="21.3973875636001" calcext:value-type="float">
            <text:p>21,40</text:p>
          </table:table-cell>
          <table:table-cell table:formula="of:=SIN([.G104])" office:value-type="float" office:value="0.559482258102174" calcext:value-type="float">
            <text:p>0,56</text:p>
          </table:table-cell>
          <table:table-cell table:formula="of:=2*PI() * IF([.B104]&lt;[.$C$3];&#10;    [.B104]*([.$C$1]+[.B104]*([.$C$2]-[.$C$1])/(2*[.$C$3]));&#10;     [.$C$2]*[.B104]-[.$F$1])" office:value-type="float" office:value="21.2434495235742" calcext:value-type="float">
            <text:p>21,2434495235742</text:p>
          </table:table-cell>
        </table:table-row>
        <table:table-row table:style-name="ro1">
          <table:table-cell/>
          <table:table-cell office:value-type="float" office:value="0.99" calcext:value-type="float">
            <text:p>0,99</text:p>
          </table:table-cell>
          <table:table-cell table:formula="of:=MIN([.$C$2];[.$C$1]+[.B105]/[.$C$3]*([.$C$2]-[.$C$1]))" office:value-type="float" office:value="5.95" calcext:value-type="float">
            <text:p>5,95</text:p>
          </table:table-cell>
          <table:table-cell table:formula="of:=SIN(2*PI()*[.C105]*[.B105])" office:value-type="float" office:value="-0.635000209428766" calcext:value-type="float">
            <text:p>-0,64</text:p>
          </table:table-cell>
          <table:table-cell table:formula="of:=[.B105]-[.B104]" office:value-type="float" office:value="0.01" calcext:value-type="float">
            <text:p>0,01</text:p>
          </table:table-cell>
          <table:table-cell table:formula="of:=2*PI()*[.E105]*[.C105]" office:value-type="float" office:value="0.373849525777186" calcext:value-type="float">
            <text:p>0,37</text:p>
          </table:table-cell>
          <table:table-cell table:formula="of:=[.G104]+[.F105]" office:value-type="float" office:value="21.7712370893773" calcext:value-type="float">
            <text:p>21,77</text:p>
          </table:table-cell>
          <table:table-cell table:formula="of:=SIN([.G105])" office:value-type="float" office:value="0.218143241396551" calcext:value-type="float">
            <text:p>0,22</text:p>
          </table:table-cell>
          <table:table-cell table:formula="of:=2*PI() * IF([.B105]&lt;[.$C$3];&#10;    [.B105]*([.$C$1]+[.B105]*([.$C$2]-[.$C$1])/(2*[.$C$3]));&#10;     [.$C$2]*[.B105]-[.$F$1])" office:value-type="float" office:value="21.6157282530246" calcext:value-type="float">
            <text:p>21,6157282530246</text:p>
          </table:table-cell>
        </table:table-row>
        <table:table-row table:style-name="ro1">
          <table:table-cell/>
          <table:table-cell office:value-type="float" office:value="1" calcext:value-type="float">
            <text:p>1,00</text:p>
          </table:table-cell>
          <table:table-cell table:formula="of:=MIN([.$C$2];[.$C$1]+[.B106]/[.$C$3]*([.$C$2]-[.$C$1]))" office:value-type="float" office:value="6" calcext:value-type="float">
            <text:p>6,00</text:p>
          </table:table-cell>
          <table:table-cell table:formula="of:=SIN(2*PI()*[.C106]*[.B106])" office:value-type="float" office:value="-1.46957615897682E-015" calcext:value-type="float">
            <text:p>0,00</text:p>
          </table:table-cell>
          <table:table-cell table:formula="of:=[.B106]-[.B105]" office:value-type="float" office:value="0.01" calcext:value-type="float">
            <text:p>0,01</text:p>
          </table:table-cell>
          <table:table-cell table:formula="of:=2*PI()*[.E106]*[.C106]" office:value-type="float" office:value="0.376991118430776" calcext:value-type="float">
            <text:p>0,38</text:p>
          </table:table-cell>
          <table:table-cell table:formula="of:=[.G105]+[.F106]" office:value-type="float" office:value="22.148228207808" calcext:value-type="float">
            <text:p>22,15</text:p>
          </table:table-cell>
          <table:table-cell table:formula="of:=SIN([.G106])" office:value-type="float" office:value="-0.156434465040224" calcext:value-type="float">
            <text:p>-0,16</text:p>
          </table:table-cell>
          <table:table-cell table:formula="of:=2*PI() * IF([.B106]&lt;[.$C$3];&#10;    [.B106]*([.$C$1]+[.B106]*([.$C$2]-[.$C$1])/(2*[.$C$3]));&#10;     [.$C$2]*[.B106]-[.$F$1])" office:value-type="float" office:value="21.9911485751286" calcext:value-type="float">
            <text:p>21,9911485751286</text:p>
          </table:table-cell>
        </table:table-row>
        <table:table-row table:style-name="ro1">
          <table:table-cell/>
          <table:table-cell office:value-type="float" office:value="1.01" calcext:value-type="float">
            <text:p>1,01</text:p>
          </table:table-cell>
          <table:table-cell table:formula="of:=MIN([.$C$2];[.$C$1]+[.B107]/[.$C$3]*([.$C$2]-[.$C$1]))" office:value-type="float" office:value="6" calcext:value-type="float">
            <text:p>6,00</text:p>
          </table:table-cell>
          <table:table-cell table:formula="of:=SIN(2*PI()*[.C107]*[.B107])" office:value-type="float" office:value="0.368124552684675" calcext:value-type="float">
            <text:p>0,37</text:p>
          </table:table-cell>
          <table:table-cell table:formula="of:=[.B107]-[.B106]" office:value-type="float" office:value="0.01" calcext:value-type="float">
            <text:p>0,01</text:p>
          </table:table-cell>
          <table:table-cell table:formula="of:=2*PI()*[.E107]*[.C107]" office:value-type="float" office:value="0.376991118430776" calcext:value-type="float">
            <text:p>0,38</text:p>
          </table:table-cell>
          <table:table-cell table:formula="of:=[.G106]+[.F107]" office:value-type="float" office:value="22.5252193262388" calcext:value-type="float">
            <text:p>22,53</text:p>
          </table:table-cell>
          <table:table-cell table:formula="of:=SIN([.G107])" office:value-type="float" office:value="-0.509041415750366" calcext:value-type="float">
            <text:p>-0,51</text:p>
          </table:table-cell>
          <table:table-cell table:formula="of:=2*PI() * IF([.B107]&lt;[.$C$3];&#10;    [.B107]*([.$C$1]+[.B107]*([.$C$2]-[.$C$1])/(2*[.$C$3]));&#10;     [.$C$2]*[.B107]-[.$F$1])" office:value-type="float" office:value="22.3681396935593" calcext:value-type="float">
            <text:p>22,3681396935593</text:p>
          </table:table-cell>
        </table:table-row>
        <table:table-row table:style-name="ro1">
          <table:table-cell/>
          <table:table-cell office:value-type="float" office:value="1.02" calcext:value-type="float">
            <text:p>1,02</text:p>
          </table:table-cell>
          <table:table-cell table:formula="of:=MIN([.$C$2];[.$C$1]+[.B108]/[.$C$3]*([.$C$2]-[.$C$1]))" office:value-type="float" office:value="6" calcext:value-type="float">
            <text:p>6,00</text:p>
          </table:table-cell>
          <table:table-cell table:formula="of:=SIN(2*PI()*[.C108]*[.B108])" office:value-type="float" office:value="0.68454710592869" calcext:value-type="float">
            <text:p>0,68</text:p>
          </table:table-cell>
          <table:table-cell table:formula="of:=[.B108]-[.B107]" office:value-type="float" office:value="0.01" calcext:value-type="float">
            <text:p>0,01</text:p>
          </table:table-cell>
          <table:table-cell table:formula="of:=2*PI()*[.E108]*[.C108]" office:value-type="float" office:value="0.376991118430776" calcext:value-type="float">
            <text:p>0,38</text:p>
          </table:table-cell>
          <table:table-cell table:formula="of:=[.G107]+[.F108]" office:value-type="float" office:value="22.9022104446696" calcext:value-type="float">
            <text:p>22,90</text:p>
          </table:table-cell>
          <table:table-cell table:formula="of:=SIN([.G108])" office:value-type="float" office:value="-0.790155012375688" calcext:value-type="float">
            <text:p>-0,79</text:p>
          </table:table-cell>
          <table:table-cell table:formula="of:=2*PI() * IF([.B108]&lt;[.$C$3];&#10;    [.B108]*([.$C$1]+[.B108]*([.$C$2]-[.$C$1])/(2*[.$C$3]));&#10;     [.$C$2]*[.B108]-[.$F$1])" office:value-type="float" office:value="22.7451308119901" calcext:value-type="float">
            <text:p>22,7451308119901</text:p>
          </table:table-cell>
        </table:table-row>
        <table:table-row table:style-name="ro1">
          <table:table-cell/>
          <table:table-cell office:value-type="float" office:value="1.03" calcext:value-type="float">
            <text:p>1,03</text:p>
          </table:table-cell>
          <table:table-cell table:formula="of:=MIN([.$C$2];[.$C$1]+[.B109]/[.$C$3]*([.$C$2]-[.$C$1]))" office:value-type="float" office:value="6" calcext:value-type="float">
            <text:p>6,00</text:p>
          </table:table-cell>
          <table:table-cell table:formula="of:=SIN(2*PI()*[.C109]*[.B109])" office:value-type="float" office:value="0.904827052466019" calcext:value-type="float">
            <text:p>0,90</text:p>
          </table:table-cell>
          <table:table-cell table:formula="of:=[.B109]-[.B108]" office:value-type="float" office:value="0.01" calcext:value-type="float">
            <text:p>0,01</text:p>
          </table:table-cell>
          <table:table-cell table:formula="of:=2*PI()*[.E109]*[.C109]" office:value-type="float" office:value="0.376991118430776" calcext:value-type="float">
            <text:p>0,38</text:p>
          </table:table-cell>
          <table:table-cell table:formula="of:=[.G108]+[.F109]" office:value-type="float" office:value="23.2792015631004" calcext:value-type="float">
            <text:p>23,28</text:p>
          </table:table-cell>
          <table:table-cell table:formula="of:=SIN([.G109])" office:value-type="float" office:value="-0.960293685676942" calcext:value-type="float">
            <text:p>-0,96</text:p>
          </table:table-cell>
          <table:table-cell table:formula="of:=2*PI() * IF([.B109]&lt;[.$C$3];&#10;    [.B109]*([.$C$1]+[.B109]*([.$C$2]-[.$C$1])/(2*[.$C$3]));&#10;     [.$C$2]*[.B109]-[.$F$1])" office:value-type="float" office:value="23.1221219304209" calcext:value-type="float">
            <text:p>23,1221219304209</text:p>
          </table:table-cell>
        </table:table-row>
        <table:table-row table:style-name="ro1">
          <table:table-cell/>
          <table:table-cell office:value-type="float" office:value="1.04" calcext:value-type="float">
            <text:p>1,04</text:p>
          </table:table-cell>
          <table:table-cell table:formula="of:=MIN([.$C$2];[.$C$1]+[.B110]/[.$C$3]*([.$C$2]-[.$C$1]))" office:value-type="float" office:value="6" calcext:value-type="float">
            <text:p>6,00</text:p>
          </table:table-cell>
          <table:table-cell table:formula="of:=SIN(2*PI()*[.C110]*[.B110])" office:value-type="float" office:value="0.998026728428271" calcext:value-type="float">
            <text:p>1,00</text:p>
          </table:table-cell>
          <table:table-cell table:formula="of:=[.B110]-[.B109]" office:value-type="float" office:value="0.01" calcext:value-type="float">
            <text:p>0,01</text:p>
          </table:table-cell>
          <table:table-cell table:formula="of:=2*PI()*[.E110]*[.C110]" office:value-type="float" office:value="0.376991118430776" calcext:value-type="float">
            <text:p>0,38</text:p>
          </table:table-cell>
          <table:table-cell table:formula="of:=[.G109]+[.F110]" office:value-type="float" office:value="23.6561926815311" calcext:value-type="float">
            <text:p>23,66</text:p>
          </table:table-cell>
          <table:table-cell table:formula="of:=SIN([.G110])" office:value-type="float" office:value="-0.99556196460308" calcext:value-type="float">
            <text:p>-1,00</text:p>
          </table:table-cell>
          <table:table-cell table:formula="of:=2*PI() * IF([.B110]&lt;[.$C$3];&#10;    [.B110]*([.$C$1]+[.B110]*([.$C$2]-[.$C$1])/(2*[.$C$3]));&#10;     [.$C$2]*[.B110]-[.$F$1])" office:value-type="float" office:value="23.4991130488517" calcext:value-type="float">
            <text:p>23,4991130488517</text:p>
          </table:table-cell>
        </table:table-row>
        <table:table-row table:style-name="ro1">
          <table:table-cell/>
          <table:table-cell office:value-type="float" office:value="1.05" calcext:value-type="float">
            <text:p>1,05</text:p>
          </table:table-cell>
          <table:table-cell table:formula="of:=MIN([.$C$2];[.$C$1]+[.B111]/[.$C$3]*([.$C$2]-[.$C$1]))" office:value-type="float" office:value="6" calcext:value-type="float">
            <text:p>6,00</text:p>
          </table:table-cell>
          <table:table-cell table:formula="of:=SIN(2*PI()*[.C111]*[.B111])" office:value-type="float" office:value="0.951056516295153" calcext:value-type="float">
            <text:p>0,95</text:p>
          </table:table-cell>
          <table:table-cell table:formula="of:=[.B111]-[.B110]" office:value-type="float" office:value="0.01" calcext:value-type="float">
            <text:p>0,01</text:p>
          </table:table-cell>
          <table:table-cell table:formula="of:=2*PI()*[.E111]*[.C111]" office:value-type="float" office:value="0.376991118430776" calcext:value-type="float">
            <text:p>0,38</text:p>
          </table:table-cell>
          <table:table-cell table:formula="of:=[.G110]+[.F111]" office:value-type="float" office:value="24.0331837999619" calcext:value-type="float">
            <text:p>24,03</text:p>
          </table:table-cell>
          <table:table-cell table:formula="of:=SIN([.G111])" office:value-type="float" office:value="-0.891006524188368" calcext:value-type="float">
            <text:p>-0,89</text:p>
          </table:table-cell>
          <table:table-cell table:formula="of:=2*PI() * IF([.B111]&lt;[.$C$3];&#10;    [.B111]*([.$C$1]+[.B111]*([.$C$2]-[.$C$1])/(2*[.$C$3]));&#10;     [.$C$2]*[.B111]-[.$F$1])" office:value-type="float" office:value="23.8761041672824" calcext:value-type="float">
            <text:p>23,8761041672824</text:p>
          </table:table-cell>
        </table:table-row>
        <table:table-row table:style-name="ro1">
          <table:table-cell/>
          <table:table-cell office:value-type="float" office:value="1.06" calcext:value-type="float">
            <text:p>1,06</text:p>
          </table:table-cell>
          <table:table-cell table:formula="of:=MIN([.$C$2];[.$C$1]+[.B112]/[.$C$3]*([.$C$2]-[.$C$1]))" office:value-type="float" office:value="6" calcext:value-type="float">
            <text:p>6,00</text:p>
          </table:table-cell>
          <table:table-cell table:formula="of:=SIN(2*PI()*[.C112]*[.B112])" office:value-type="float" office:value="0.770513242775789" calcext:value-type="float">
            <text:p>0,77</text:p>
          </table:table-cell>
          <table:table-cell table:formula="of:=[.B112]-[.B111]" office:value-type="float" office:value="0.01" calcext:value-type="float">
            <text:p>0,01</text:p>
          </table:table-cell>
          <table:table-cell table:formula="of:=2*PI()*[.E112]*[.C112]" office:value-type="float" office:value="0.376991118430776" calcext:value-type="float">
            <text:p>0,38</text:p>
          </table:table-cell>
          <table:table-cell table:formula="of:=[.G111]+[.F112]" office:value-type="float" office:value="24.4101749183927" calcext:value-type="float">
            <text:p>24,41</text:p>
          </table:table-cell>
          <table:table-cell table:formula="of:=SIN([.G112])" office:value-type="float" office:value="-0.661311865323651" calcext:value-type="float">
            <text:p>-0,66</text:p>
          </table:table-cell>
          <table:table-cell table:formula="of:=2*PI() * IF([.B112]&lt;[.$C$3];&#10;    [.B112]*([.$C$1]+[.B112]*([.$C$2]-[.$C$1])/(2*[.$C$3]));&#10;     [.$C$2]*[.B112]-[.$F$1])" office:value-type="float" office:value="24.2530952857132" calcext:value-type="float">
            <text:p>24,2530952857132</text:p>
          </table:table-cell>
        </table:table-row>
        <table:table-row table:style-name="ro1">
          <table:table-cell/>
          <table:table-cell office:value-type="float" office:value="1.07" calcext:value-type="float">
            <text:p>1,07</text:p>
          </table:table-cell>
          <table:table-cell table:formula="of:=MIN([.$C$2];[.$C$1]+[.B113]/[.$C$3]*([.$C$2]-[.$C$1]))" office:value-type="float" office:value="6" calcext:value-type="float">
            <text:p>6,00</text:p>
          </table:table-cell>
          <table:table-cell table:formula="of:=SIN(2*PI()*[.C113]*[.B113])" office:value-type="float" office:value="0.481753674101717" calcext:value-type="float">
            <text:p>0,48</text:p>
          </table:table-cell>
          <table:table-cell table:formula="of:=[.B113]-[.B112]" office:value-type="float" office:value="0.01" calcext:value-type="float">
            <text:p>0,01</text:p>
          </table:table-cell>
          <table:table-cell table:formula="of:=2*PI()*[.E113]*[.C113]" office:value-type="float" office:value="0.376991118430776" calcext:value-type="float">
            <text:p>0,38</text:p>
          </table:table-cell>
          <table:table-cell table:formula="of:=[.G112]+[.F113]" office:value-type="float" office:value="24.7871660368235" calcext:value-type="float">
            <text:p>24,79</text:p>
          </table:table-cell>
          <table:table-cell table:formula="of:=SIN([.G113])" office:value-type="float" office:value="-0.338737920245289" calcext:value-type="float">
            <text:p>-0,34</text:p>
          </table:table-cell>
          <table:table-cell table:formula="of:=2*PI() * IF([.B113]&lt;[.$C$3];&#10;    [.B113]*([.$C$1]+[.B113]*([.$C$2]-[.$C$1])/(2*[.$C$3]));&#10;     [.$C$2]*[.B113]-[.$F$1])" office:value-type="float" office:value="24.630086404144" calcext:value-type="float">
            <text:p>24,630086404144</text:p>
          </table:table-cell>
        </table:table-row>
        <table:table-row table:style-name="ro1">
          <table:table-cell/>
          <table:table-cell office:value-type="float" office:value="1.08" calcext:value-type="float">
            <text:p>1,08</text:p>
          </table:table-cell>
          <table:table-cell table:formula="of:=MIN([.$C$2];[.$C$1]+[.B114]/[.$C$3]*([.$C$2]-[.$C$1]))" office:value-type="float" office:value="6" calcext:value-type="float">
            <text:p>6,00</text:p>
          </table:table-cell>
          <table:table-cell table:formula="of:=SIN(2*PI()*[.C114]*[.B114])" office:value-type="float" office:value="0.125333233564302" calcext:value-type="float">
            <text:p>0,13</text:p>
          </table:table-cell>
          <table:table-cell table:formula="of:=[.B114]-[.B113]" office:value-type="float" office:value="0.01" calcext:value-type="float">
            <text:p>0,01</text:p>
          </table:table-cell>
          <table:table-cell table:formula="of:=2*PI()*[.E114]*[.C114]" office:value-type="float" office:value="0.376991118430776" calcext:value-type="float">
            <text:p>0,38</text:p>
          </table:table-cell>
          <table:table-cell table:formula="of:=[.G113]+[.F114]" office:value-type="float" office:value="25.1641571552542" calcext:value-type="float">
            <text:p>25,16</text:p>
          </table:table-cell>
          <table:table-cell table:formula="of:=SIN([.G114])" office:value-type="float" office:value="0.0314107590781325" calcext:value-type="float">
            <text:p>0,03</text:p>
          </table:table-cell>
          <table:table-cell table:formula="of:=2*PI() * IF([.B114]&lt;[.$C$3];&#10;    [.B114]*([.$C$1]+[.B114]*([.$C$2]-[.$C$1])/(2*[.$C$3]));&#10;     [.$C$2]*[.B114]-[.$F$1])" office:value-type="float" office:value="25.0070775225748" calcext:value-type="float">
            <text:p>25,0070775225748</text:p>
          </table:table-cell>
        </table:table-row>
        <table:table-row table:style-name="ro1">
          <table:table-cell/>
          <table:table-cell office:value-type="float" office:value="1.09" calcext:value-type="float">
            <text:p>1,09</text:p>
          </table:table-cell>
          <table:table-cell table:formula="of:=MIN([.$C$2];[.$C$1]+[.B115]/[.$C$3]*([.$C$2]-[.$C$1]))" office:value-type="float" office:value="6" calcext:value-type="float">
            <text:p>6,00</text:p>
          </table:table-cell>
          <table:table-cell table:formula="of:=SIN(2*PI()*[.C115]*[.B115])" office:value-type="float" office:value="-0.248689887164855" calcext:value-type="float">
            <text:p>-0,25</text:p>
          </table:table-cell>
          <table:table-cell table:formula="of:=[.B115]-[.B114]" office:value-type="float" office:value="0.01" calcext:value-type="float">
            <text:p>0,01</text:p>
          </table:table-cell>
          <table:table-cell table:formula="of:=2*PI()*[.E115]*[.C115]" office:value-type="float" office:value="0.376991118430776" calcext:value-type="float">
            <text:p>0,38</text:p>
          </table:table-cell>
          <table:table-cell table:formula="of:=[.G114]+[.F115]" office:value-type="float" office:value="25.541148273685" calcext:value-type="float">
            <text:p>25,54</text:p>
          </table:table-cell>
          <table:table-cell table:formula="of:=SIN([.G115])" office:value-type="float" office:value="0.397147890634786" calcext:value-type="float">
            <text:p>0,40</text:p>
          </table:table-cell>
          <table:table-cell table:formula="of:=2*PI() * IF([.B115]&lt;[.$C$3];&#10;    [.B115]*([.$C$1]+[.B115]*([.$C$2]-[.$C$1])/(2*[.$C$3]));&#10;     [.$C$2]*[.B115]-[.$F$1])" office:value-type="float" office:value="25.3840686410055" calcext:value-type="float">
            <text:p>25,3840686410055</text:p>
          </table:table-cell>
        </table:table-row>
        <table:table-row table:style-name="ro1">
          <table:table-cell/>
          <table:table-cell office:value-type="float" office:value="1.1" calcext:value-type="float">
            <text:p>1,10</text:p>
          </table:table-cell>
          <table:table-cell table:formula="of:=MIN([.$C$2];[.$C$1]+[.B116]/[.$C$3]*([.$C$2]-[.$C$1]))" office:value-type="float" office:value="6" calcext:value-type="float">
            <text:p>6,00</text:p>
          </table:table-cell>
          <table:table-cell table:formula="of:=SIN(2*PI()*[.C116]*[.B116])" office:value-type="float" office:value="-0.587785252292472" calcext:value-type="float">
            <text:p>-0,59</text:p>
          </table:table-cell>
          <table:table-cell table:formula="of:=[.B116]-[.B115]" office:value-type="float" office:value="0.01" calcext:value-type="float">
            <text:p>0,01</text:p>
          </table:table-cell>
          <table:table-cell table:formula="of:=2*PI()*[.E116]*[.C116]" office:value-type="float" office:value="0.376991118430776" calcext:value-type="float">
            <text:p>0,38</text:p>
          </table:table-cell>
          <table:table-cell table:formula="of:=[.G115]+[.F116]" office:value-type="float" office:value="25.9181393921158" calcext:value-type="float">
            <text:p>25,92</text:p>
          </table:table-cell>
          <table:table-cell table:formula="of:=SIN([.G116])" office:value-type="float" office:value="0.707106781186552" calcext:value-type="float">
            <text:p>0,71</text:p>
          </table:table-cell>
          <table:table-cell table:formula="of:=2*PI() * IF([.B116]&lt;[.$C$3];&#10;    [.B116]*([.$C$1]+[.B116]*([.$C$2]-[.$C$1])/(2*[.$C$3]));&#10;     [.$C$2]*[.B116]-[.$F$1])" office:value-type="float" office:value="25.7610597594363" calcext:value-type="float">
            <text:p>25,7610597594363</text:p>
          </table:table-cell>
        </table:table-row>
        <table:table-row table:style-name="ro1">
          <table:table-cell/>
          <table:table-cell office:value-type="float" office:value="1.11" calcext:value-type="float">
            <text:p>1,11</text:p>
          </table:table-cell>
          <table:table-cell table:formula="of:=MIN([.$C$2];[.$C$1]+[.B117]/[.$C$3]*([.$C$2]-[.$C$1]))" office:value-type="float" office:value="6" calcext:value-type="float">
            <text:p>6,00</text:p>
          </table:table-cell>
          <table:table-cell table:formula="of:=SIN(2*PI()*[.C117]*[.B117])" office:value-type="float" office:value="-0.844327925502017" calcext:value-type="float">
            <text:p>-0,84</text:p>
          </table:table-cell>
          <table:table-cell table:formula="of:=[.B117]-[.B116]" office:value-type="float" office:value="0.01" calcext:value-type="float">
            <text:p>0,01</text:p>
          </table:table-cell>
          <table:table-cell table:formula="of:=2*PI()*[.E117]*[.C117]" office:value-type="float" office:value="0.376991118430776" calcext:value-type="float">
            <text:p>0,38</text:p>
          </table:table-cell>
          <table:table-cell table:formula="of:=[.G116]+[.F117]" office:value-type="float" office:value="26.2951305105466" calcext:value-type="float">
            <text:p>26,30</text:p>
          </table:table-cell>
          <table:table-cell table:formula="of:=SIN([.G117])" office:value-type="float" office:value="0.917754625683985" calcext:value-type="float">
            <text:p>0,92</text:p>
          </table:table-cell>
          <table:table-cell table:formula="of:=2*PI() * IF([.B117]&lt;[.$C$3];&#10;    [.B117]*([.$C$1]+[.B117]*([.$C$2]-[.$C$1])/(2*[.$C$3]));&#10;     [.$C$2]*[.B117]-[.$F$1])" office:value-type="float" office:value="26.1380508778671" calcext:value-type="float">
            <text:p>26,1380508778671</text:p>
          </table:table-cell>
        </table:table-row>
        <table:table-row table:style-name="ro1">
          <table:table-cell/>
          <table:table-cell office:value-type="float" office:value="1.12" calcext:value-type="float">
            <text:p>1,12</text:p>
          </table:table-cell>
          <table:table-cell table:formula="of:=MIN([.$C$2];[.$C$1]+[.B118]/[.$C$3]*([.$C$2]-[.$C$1]))" office:value-type="float" office:value="6" calcext:value-type="float">
            <text:p>6,00</text:p>
          </table:table-cell>
          <table:table-cell table:formula="of:=SIN(2*PI()*[.C118]*[.B118])" office:value-type="float" office:value="-0.982287250728689" calcext:value-type="float">
            <text:p>-0,98</text:p>
          </table:table-cell>
          <table:table-cell table:formula="of:=[.B118]-[.B117]" office:value-type="float" office:value="0.01" calcext:value-type="float">
            <text:p>0,01</text:p>
          </table:table-cell>
          <table:table-cell table:formula="of:=2*PI()*[.E118]*[.C118]" office:value-type="float" office:value="0.376991118430776" calcext:value-type="float">
            <text:p>0,38</text:p>
          </table:table-cell>
          <table:table-cell table:formula="of:=[.G117]+[.F118]" office:value-type="float" office:value="26.6721216289774" calcext:value-type="float">
            <text:p>26,67</text:p>
          </table:table-cell>
          <table:table-cell table:formula="of:=SIN([.G118])" office:value-type="float" office:value="0.999506560365732" calcext:value-type="float">
            <text:p>1,00</text:p>
          </table:table-cell>
          <table:table-cell table:formula="of:=2*PI() * IF([.B118]&lt;[.$C$3];&#10;    [.B118]*([.$C$1]+[.B118]*([.$C$2]-[.$C$1])/(2*[.$C$3]));&#10;     [.$C$2]*[.B118]-[.$F$1])" office:value-type="float" office:value="26.5150419962979" calcext:value-type="float">
            <text:p>26,5150419962979</text:p>
          </table:table-cell>
        </table:table-row>
        <table:table-row table:style-name="ro1">
          <table:table-cell/>
          <table:table-cell office:value-type="float" office:value="1.13" calcext:value-type="float">
            <text:p>1,13</text:p>
          </table:table-cell>
          <table:table-cell table:formula="of:=MIN([.$C$2];[.$C$1]+[.B119]/[.$C$3]*([.$C$2]-[.$C$1]))" office:value-type="float" office:value="6" calcext:value-type="float">
            <text:p>6,00</text:p>
          </table:table-cell>
          <table:table-cell table:formula="of:=SIN(2*PI()*[.C119]*[.B119])" office:value-type="float" office:value="-0.98228725072869" calcext:value-type="float">
            <text:p>-0,98</text:p>
          </table:table-cell>
          <table:table-cell table:formula="of:=[.B119]-[.B118]" office:value-type="float" office:value="0.00999999999999979" calcext:value-type="float">
            <text:p>0,01</text:p>
          </table:table-cell>
          <table:table-cell table:formula="of:=2*PI()*[.E119]*[.C119]" office:value-type="float" office:value="0.376991118430767" calcext:value-type="float">
            <text:p>0,38</text:p>
          </table:table-cell>
          <table:table-cell table:formula="of:=[.G118]+[.F119]" office:value-type="float" office:value="27.0491127474081" calcext:value-type="float">
            <text:p>27,05</text:p>
          </table:table-cell>
          <table:table-cell table:formula="of:=SIN([.G119])" office:value-type="float" office:value="0.940880768954225" calcext:value-type="float">
            <text:p>0,94</text:p>
          </table:table-cell>
          <table:table-cell table:formula="of:=2*PI() * IF([.B119]&lt;[.$C$3];&#10;    [.B119]*([.$C$1]+[.B119]*([.$C$2]-[.$C$1])/(2*[.$C$3]));&#10;     [.$C$2]*[.B119]-[.$F$1])" office:value-type="float" office:value="26.8920331147286" calcext:value-type="float">
            <text:p>26,8920331147286</text:p>
          </table:table-cell>
        </table:table-row>
        <table:table-row table:style-name="ro1">
          <table:table-cell/>
          <table:table-cell office:value-type="float" office:value="1.14" calcext:value-type="float">
            <text:p>1,14</text:p>
          </table:table-cell>
          <table:table-cell table:formula="of:=MIN([.$C$2];[.$C$1]+[.B120]/[.$C$3]*([.$C$2]-[.$C$1]))" office:value-type="float" office:value="6" calcext:value-type="float">
            <text:p>6,00</text:p>
          </table:table-cell>
          <table:table-cell table:formula="of:=SIN(2*PI()*[.C120]*[.B120])" office:value-type="float" office:value="-0.844327925502017" calcext:value-type="float">
            <text:p>-0,84</text:p>
          </table:table-cell>
          <table:table-cell table:formula="of:=[.B120]-[.B119]" office:value-type="float" office:value="0.01" calcext:value-type="float">
            <text:p>0,01</text:p>
          </table:table-cell>
          <table:table-cell table:formula="of:=2*PI()*[.E120]*[.C120]" office:value-type="float" office:value="0.376991118430776" calcext:value-type="float">
            <text:p>0,38</text:p>
          </table:table-cell>
          <table:table-cell table:formula="of:=[.G119]+[.F120]" office:value-type="float" office:value="27.4261038658389" calcext:value-type="float">
            <text:p>27,43</text:p>
          </table:table-cell>
          <table:table-cell table:formula="of:=SIN([.G120])" office:value-type="float" office:value="0.750111069630458" calcext:value-type="float">
            <text:p>0,75</text:p>
          </table:table-cell>
          <table:table-cell table:formula="of:=2*PI() * IF([.B120]&lt;[.$C$3];&#10;    [.B120]*([.$C$1]+[.B120]*([.$C$2]-[.$C$1])/(2*[.$C$3]));&#10;     [.$C$2]*[.B120]-[.$F$1])" office:value-type="float" office:value="27.2690242331594" calcext:value-type="float">
            <text:p>27,2690242331594</text:p>
          </table:table-cell>
        </table:table-row>
        <table:table-row table:style-name="ro1">
          <table:table-cell/>
          <table:table-cell office:value-type="float" office:value="1.15" calcext:value-type="float">
            <text:p>1,15</text:p>
          </table:table-cell>
          <table:table-cell table:formula="of:=MIN([.$C$2];[.$C$1]+[.B121]/[.$C$3]*([.$C$2]-[.$C$1]))" office:value-type="float" office:value="6" calcext:value-type="float">
            <text:p>6,00</text:p>
          </table:table-cell>
          <table:table-cell table:formula="of:=SIN(2*PI()*[.C121]*[.B121])" office:value-type="float" office:value="-0.587785252292477" calcext:value-type="float">
            <text:p>-0,59</text:p>
          </table:table-cell>
          <table:table-cell table:formula="of:=[.B121]-[.B120]" office:value-type="float" office:value="0.01" calcext:value-type="float">
            <text:p>0,01</text:p>
          </table:table-cell>
          <table:table-cell table:formula="of:=2*PI()*[.E121]*[.C121]" office:value-type="float" office:value="0.376991118430776" calcext:value-type="float">
            <text:p>0,38</text:p>
          </table:table-cell>
          <table:table-cell table:formula="of:=[.G120]+[.F121]" office:value-type="float" office:value="27.8030949842697" calcext:value-type="float">
            <text:p>27,80</text:p>
          </table:table-cell>
          <table:table-cell table:formula="of:=SIN([.G121])" office:value-type="float" office:value="0.453990499739544" calcext:value-type="float">
            <text:p>0,45</text:p>
          </table:table-cell>
          <table:table-cell table:formula="of:=2*PI() * IF([.B121]&lt;[.$C$3];&#10;    [.B121]*([.$C$1]+[.B121]*([.$C$2]-[.$C$1])/(2*[.$C$3]));&#10;     [.$C$2]*[.B121]-[.$F$1])" office:value-type="float" office:value="27.6460153515902" calcext:value-type="float">
            <text:p>27,6460153515902</text:p>
          </table:table-cell>
        </table:table-row>
        <table:table-row table:style-name="ro1">
          <table:table-cell/>
          <table:table-cell office:value-type="float" office:value="1.16" calcext:value-type="float">
            <text:p>1,16</text:p>
          </table:table-cell>
          <table:table-cell table:formula="of:=MIN([.$C$2];[.$C$1]+[.B122]/[.$C$3]*([.$C$2]-[.$C$1]))" office:value-type="float" office:value="6" calcext:value-type="float">
            <text:p>6,00</text:p>
          </table:table-cell>
          <table:table-cell table:formula="of:=SIN(2*PI()*[.C122]*[.B122])" office:value-type="float" office:value="-0.248689887164862" calcext:value-type="float">
            <text:p>-0,25</text:p>
          </table:table-cell>
          <table:table-cell table:formula="of:=[.B122]-[.B121]" office:value-type="float" office:value="0.01" calcext:value-type="float">
            <text:p>0,01</text:p>
          </table:table-cell>
          <table:table-cell table:formula="of:=2*PI()*[.E122]*[.C122]" office:value-type="float" office:value="0.376991118430776" calcext:value-type="float">
            <text:p>0,38</text:p>
          </table:table-cell>
          <table:table-cell table:formula="of:=[.G121]+[.F122]" office:value-type="float" office:value="28.1800861027004" calcext:value-type="float">
            <text:p>28,18</text:p>
          </table:table-cell>
          <table:table-cell table:formula="of:=SIN([.G122])" office:value-type="float" office:value="0.0941083133185096" calcext:value-type="float">
            <text:p>0,09</text:p>
          </table:table-cell>
          <table:table-cell table:formula="of:=2*PI() * IF([.B122]&lt;[.$C$3];&#10;    [.B122]*([.$C$1]+[.B122]*([.$C$2]-[.$C$1])/(2*[.$C$3]));&#10;     [.$C$2]*[.B122]-[.$F$1])" office:value-type="float" office:value="28.0230064700209" calcext:value-type="float">
            <text:p>28,0230064700209</text:p>
          </table:table-cell>
        </table:table-row>
        <table:table-row table:style-name="ro1">
          <table:table-cell/>
          <table:table-cell office:value-type="float" office:value="1.17" calcext:value-type="float">
            <text:p>1,17</text:p>
          </table:table-cell>
          <table:table-cell table:formula="of:=MIN([.$C$2];[.$C$1]+[.B123]/[.$C$3]*([.$C$2]-[.$C$1]))" office:value-type="float" office:value="6" calcext:value-type="float">
            <text:p>6,00</text:p>
          </table:table-cell>
          <table:table-cell table:formula="of:=SIN(2*PI()*[.C123]*[.B123])" office:value-type="float" office:value="0.125333233564302" calcext:value-type="float">
            <text:p>0,13</text:p>
          </table:table-cell>
          <table:table-cell table:formula="of:=[.B123]-[.B122]" office:value-type="float" office:value="0.01" calcext:value-type="float">
            <text:p>0,01</text:p>
          </table:table-cell>
          <table:table-cell table:formula="of:=2*PI()*[.E123]*[.C123]" office:value-type="float" office:value="0.376991118430776" calcext:value-type="float">
            <text:p>0,38</text:p>
          </table:table-cell>
          <table:table-cell table:formula="of:=[.G122]+[.F123]" office:value-type="float" office:value="28.5570772211312" calcext:value-type="float">
            <text:p>28,56</text:p>
          </table:table-cell>
          <table:table-cell table:formula="of:=SIN([.G123])" office:value-type="float" office:value="-0.278991106039235" calcext:value-type="float">
            <text:p>-0,28</text:p>
          </table:table-cell>
          <table:table-cell table:formula="of:=2*PI() * IF([.B123]&lt;[.$C$3];&#10;    [.B123]*([.$C$1]+[.B123]*([.$C$2]-[.$C$1])/(2*[.$C$3]));&#10;     [.$C$2]*[.B123]-[.$F$1])" office:value-type="float" office:value="28.3999975884517" calcext:value-type="float">
            <text:p>28,3999975884517</text:p>
          </table:table-cell>
        </table:table-row>
        <table:table-row table:style-name="ro1">
          <table:table-cell/>
          <table:table-cell office:value-type="float" office:value="1.18" calcext:value-type="float">
            <text:p>1,18</text:p>
          </table:table-cell>
          <table:table-cell table:formula="of:=MIN([.$C$2];[.$C$1]+[.B124]/[.$C$3]*([.$C$2]-[.$C$1]))" office:value-type="float" office:value="6" calcext:value-type="float">
            <text:p>6,00</text:p>
          </table:table-cell>
          <table:table-cell table:formula="of:=SIN(2*PI()*[.C124]*[.B124])" office:value-type="float" office:value="0.481753674101711" calcext:value-type="float">
            <text:p>0,48</text:p>
          </table:table-cell>
          <table:table-cell table:formula="of:=[.B124]-[.B123]" office:value-type="float" office:value="0.01" calcext:value-type="float">
            <text:p>0,01</text:p>
          </table:table-cell>
          <table:table-cell table:formula="of:=2*PI()*[.E124]*[.C124]" office:value-type="float" office:value="0.376991118430776" calcext:value-type="float">
            <text:p>0,38</text:p>
          </table:table-cell>
          <table:table-cell table:formula="of:=[.G123]+[.F124]" office:value-type="float" office:value="28.934068339562" calcext:value-type="float">
            <text:p>28,93</text:p>
          </table:table-cell>
          <table:table-cell table:formula="of:=SIN([.G124])" office:value-type="float" office:value="-0.612907053652982" calcext:value-type="float">
            <text:p>-0,61</text:p>
          </table:table-cell>
          <table:table-cell table:formula="of:=2*PI() * IF([.B124]&lt;[.$C$3];&#10;    [.B124]*([.$C$1]+[.B124]*([.$C$2]-[.$C$1])/(2*[.$C$3]));&#10;     [.$C$2]*[.B124]-[.$F$1])" office:value-type="float" office:value="28.7769887068825" calcext:value-type="float">
            <text:p>28,7769887068825</text:p>
          </table:table-cell>
        </table:table-row>
        <table:table-row table:style-name="ro1">
          <table:table-cell/>
          <table:table-cell office:value-type="float" office:value="1.19" calcext:value-type="float">
            <text:p>1,19</text:p>
          </table:table-cell>
          <table:table-cell table:formula="of:=MIN([.$C$2];[.$C$1]+[.B125]/[.$C$3]*([.$C$2]-[.$C$1]))" office:value-type="float" office:value="6" calcext:value-type="float">
            <text:p>6,00</text:p>
          </table:table-cell>
          <table:table-cell table:formula="of:=SIN(2*PI()*[.C125]*[.B125])" office:value-type="float" office:value="0.770513242775785" calcext:value-type="float">
            <text:p>0,77</text:p>
          </table:table-cell>
          <table:table-cell table:formula="of:=[.B125]-[.B124]" office:value-type="float" office:value="0.01" calcext:value-type="float">
            <text:p>0,01</text:p>
          </table:table-cell>
          <table:table-cell table:formula="of:=2*PI()*[.E125]*[.C125]" office:value-type="float" office:value="0.376991118430776" calcext:value-type="float">
            <text:p>0,38</text:p>
          </table:table-cell>
          <table:table-cell table:formula="of:=[.G124]+[.F125]" office:value-type="float" office:value="29.3110594579928" calcext:value-type="float">
            <text:p>29,31</text:p>
          </table:table-cell>
          <table:table-cell table:formula="of:=SIN([.G125])" office:value-type="float" office:value="-0.860742027003948" calcext:value-type="float">
            <text:p>-0,86</text:p>
          </table:table-cell>
          <table:table-cell table:formula="of:=2*PI() * IF([.B125]&lt;[.$C$3];&#10;    [.B125]*([.$C$1]+[.B125]*([.$C$2]-[.$C$1])/(2*[.$C$3]));&#10;     [.$C$2]*[.B125]-[.$F$1])" office:value-type="float" office:value="29.1539798253133" calcext:value-type="float">
            <text:p>29,1539798253133</text:p>
          </table:table-cell>
        </table:table-row>
        <table:table-row table:style-name="ro1">
          <table:table-cell/>
          <table:table-cell office:value-type="float" office:value="1.2" calcext:value-type="float">
            <text:p>1,20</text:p>
          </table:table-cell>
          <table:table-cell table:formula="of:=MIN([.$C$2];[.$C$1]+[.B126]/[.$C$3]*([.$C$2]-[.$C$1]))" office:value-type="float" office:value="6" calcext:value-type="float">
            <text:p>6,00</text:p>
          </table:table-cell>
          <table:table-cell table:formula="of:=SIN(2*PI()*[.C126]*[.B126])" office:value-type="float" office:value="0.951056516295153" calcext:value-type="float">
            <text:p>0,95</text:p>
          </table:table-cell>
          <table:table-cell table:formula="of:=[.B126]-[.B125]" office:value-type="float" office:value="0.01" calcext:value-type="float">
            <text:p>0,01</text:p>
          </table:table-cell>
          <table:table-cell table:formula="of:=2*PI()*[.E126]*[.C126]" office:value-type="float" office:value="0.376991118430776" calcext:value-type="float">
            <text:p>0,38</text:p>
          </table:table-cell>
          <table:table-cell table:formula="of:=[.G125]+[.F126]" office:value-type="float" office:value="29.6880505764236" calcext:value-type="float">
            <text:p>29,69</text:p>
          </table:table-cell>
          <table:table-cell table:formula="of:=SIN([.G126])" office:value-type="float" office:value="-0.987688340595139" calcext:value-type="float">
            <text:p>-0,99</text:p>
          </table:table-cell>
          <table:table-cell table:formula="of:=2*PI() * IF([.B126]&lt;[.$C$3];&#10;    [.B126]*([.$C$1]+[.B126]*([.$C$2]-[.$C$1])/(2*[.$C$3]));&#10;     [.$C$2]*[.B126]-[.$F$1])" office:value-type="float" office:value="29.5309709437441" calcext:value-type="float">
            <text:p>29,5309709437441</text:p>
          </table:table-cell>
        </table:table-row>
        <table:table-row table:style-name="ro1">
          <table:table-cell/>
          <table:table-cell office:value-type="float" office:value="1.21" calcext:value-type="float">
            <text:p>1,21</text:p>
          </table:table-cell>
          <table:table-cell table:formula="of:=MIN([.$C$2];[.$C$1]+[.B127]/[.$C$3]*([.$C$2]-[.$C$1]))" office:value-type="float" office:value="6" calcext:value-type="float">
            <text:p>6,00</text:p>
          </table:table-cell>
          <table:table-cell table:formula="of:=SIN(2*PI()*[.C127]*[.B127])" office:value-type="float" office:value="0.998026728428272" calcext:value-type="float">
            <text:p>1,00</text:p>
          </table:table-cell>
          <table:table-cell table:formula="of:=[.B127]-[.B126]" office:value-type="float" office:value="0.01" calcext:value-type="float">
            <text:p>0,01</text:p>
          </table:table-cell>
          <table:table-cell table:formula="of:=2*PI()*[.E127]*[.C127]" office:value-type="float" office:value="0.376991118430776" calcext:value-type="float">
            <text:p>0,38</text:p>
          </table:table-cell>
          <table:table-cell table:formula="of:=[.G126]+[.F127]" office:value-type="float" office:value="30.0650416948543" calcext:value-type="float">
            <text:p>30,07</text:p>
          </table:table-cell>
          <table:table-cell table:formula="of:=SIN([.G127])" office:value-type="float" office:value="-0.975916761938745" calcext:value-type="float">
            <text:p>-0,98</text:p>
          </table:table-cell>
          <table:table-cell table:formula="of:=2*PI() * IF([.B127]&lt;[.$C$3];&#10;    [.B127]*([.$C$1]+[.B127]*([.$C$2]-[.$C$1])/(2*[.$C$3]));&#10;     [.$C$2]*[.B127]-[.$F$1])" office:value-type="float" office:value="29.9079620621748" calcext:value-type="float">
            <text:p>29,9079620621748</text:p>
          </table:table-cell>
        </table:table-row>
        <table:table-row table:style-name="ro1">
          <table:table-cell/>
          <table:table-cell office:value-type="float" office:value="1.22" calcext:value-type="float">
            <text:p>1,22</text:p>
          </table:table-cell>
          <table:table-cell table:formula="of:=MIN([.$C$2];[.$C$1]+[.B128]/[.$C$3]*([.$C$2]-[.$C$1]))" office:value-type="float" office:value="6" calcext:value-type="float">
            <text:p>6,00</text:p>
          </table:table-cell>
          <table:table-cell table:formula="of:=SIN(2*PI()*[.C128]*[.B128])" office:value-type="float" office:value="0.904827052466022" calcext:value-type="float">
            <text:p>0,90</text:p>
          </table:table-cell>
          <table:table-cell table:formula="of:=[.B128]-[.B127]" office:value-type="float" office:value="0.01" calcext:value-type="float">
            <text:p>0,01</text:p>
          </table:table-cell>
          <table:table-cell table:formula="of:=2*PI()*[.E128]*[.C128]" office:value-type="float" office:value="0.376991118430776" calcext:value-type="float">
            <text:p>0,38</text:p>
          </table:table-cell>
          <table:table-cell table:formula="of:=[.G127]+[.F128]" office:value-type="float" office:value="30.4420328132851" calcext:value-type="float">
            <text:p>30,44</text:p>
          </table:table-cell>
          <table:table-cell table:formula="of:=SIN([.G128])" office:value-type="float" office:value="-0.827080574274554" calcext:value-type="float">
            <text:p>-0,83</text:p>
          </table:table-cell>
          <table:table-cell table:formula="of:=2*PI() * IF([.B128]&lt;[.$C$3];&#10;    [.B128]*([.$C$1]+[.B128]*([.$C$2]-[.$C$1])/(2*[.$C$3]));&#10;     [.$C$2]*[.B128]-[.$F$1])" office:value-type="float" office:value="30.2849531806056" calcext:value-type="float">
            <text:p>30,2849531806056</text:p>
          </table:table-cell>
        </table:table-row>
        <table:table-row table:style-name="ro1">
          <table:table-cell/>
          <table:table-cell office:value-type="float" office:value="1.23" calcext:value-type="float">
            <text:p>1,23</text:p>
          </table:table-cell>
          <table:table-cell table:formula="of:=MIN([.$C$2];[.$C$1]+[.B129]/[.$C$3]*([.$C$2]-[.$C$1]))" office:value-type="float" office:value="6" calcext:value-type="float">
            <text:p>6,00</text:p>
          </table:table-cell>
          <table:table-cell table:formula="of:=SIN(2*PI()*[.C129]*[.B129])" office:value-type="float" office:value="0.684547105928689" calcext:value-type="float">
            <text:p>0,68</text:p>
          </table:table-cell>
          <table:table-cell table:formula="of:=[.B129]-[.B128]" office:value-type="float" office:value="0.01" calcext:value-type="float">
            <text:p>0,01</text:p>
          </table:table-cell>
          <table:table-cell table:formula="of:=2*PI()*[.E129]*[.C129]" office:value-type="float" office:value="0.376991118430776" calcext:value-type="float">
            <text:p>0,38</text:p>
          </table:table-cell>
          <table:table-cell table:formula="of:=[.G128]+[.F129]" office:value-type="float" office:value="30.8190239317159" calcext:value-type="float">
            <text:p>30,82</text:p>
          </table:table-cell>
          <table:table-cell table:formula="of:=SIN([.G129])" office:value-type="float" office:value="-0.562083377852118" calcext:value-type="float">
            <text:p>-0,56</text:p>
          </table:table-cell>
          <table:table-cell table:formula="of:=2*PI() * IF([.B129]&lt;[.$C$3];&#10;    [.B129]*([.$C$1]+[.B129]*([.$C$2]-[.$C$1])/(2*[.$C$3]));&#10;     [.$C$2]*[.B129]-[.$F$1])" office:value-type="float" office:value="30.6619442990364" calcext:value-type="float">
            <text:p>30,6619442990364</text:p>
          </table:table-cell>
        </table:table-row>
        <table:table-row table:style-name="ro1">
          <table:table-cell/>
          <table:table-cell office:value-type="float" office:value="1.24" calcext:value-type="float">
            <text:p>1,24</text:p>
          </table:table-cell>
          <table:table-cell table:formula="of:=MIN([.$C$2];[.$C$1]+[.B130]/[.$C$3]*([.$C$2]-[.$C$1]))" office:value-type="float" office:value="6" calcext:value-type="float">
            <text:p>6,00</text:p>
          </table:table-cell>
          <table:table-cell table:formula="of:=SIN(2*PI()*[.C130]*[.B130])" office:value-type="float" office:value="0.368124552684681" calcext:value-type="float">
            <text:p>0,37</text:p>
          </table:table-cell>
          <table:table-cell table:formula="of:=[.B130]-[.B129]" office:value-type="float" office:value="0.01" calcext:value-type="float">
            <text:p>0,01</text:p>
          </table:table-cell>
          <table:table-cell table:formula="of:=2*PI()*[.E130]*[.C130]" office:value-type="float" office:value="0.376991118430776" calcext:value-type="float">
            <text:p>0,38</text:p>
          </table:table-cell>
          <table:table-cell table:formula="of:=[.G129]+[.F130]" office:value-type="float" office:value="31.1960150501467" calcext:value-type="float">
            <text:p>31,20</text:p>
          </table:table-cell>
          <table:table-cell table:formula="of:=SIN([.G130])" office:value-type="float" office:value="-0.218143241396527" calcext:value-type="float">
            <text:p>-0,22</text:p>
          </table:table-cell>
          <table:table-cell table:formula="of:=2*PI() * IF([.B130]&lt;[.$C$3];&#10;    [.B130]*([.$C$1]+[.B130]*([.$C$2]-[.$C$1])/(2*[.$C$3]));&#10;     [.$C$2]*[.B130]-[.$F$1])" office:value-type="float" office:value="31.0389354174672" calcext:value-type="float">
            <text:p>31,0389354174672</text:p>
          </table:table-cell>
        </table:table-row>
        <table:table-row table:style-name="ro1">
          <table:table-cell/>
          <table:table-cell office:value-type="float" office:value="1.25" calcext:value-type="float">
            <text:p>1,25</text:p>
          </table:table-cell>
          <table:table-cell table:formula="of:=MIN([.$C$2];[.$C$1]+[.B131]/[.$C$3]*([.$C$2]-[.$C$1]))" office:value-type="float" office:value="6" calcext:value-type="float">
            <text:p>6,00</text:p>
          </table:table-cell>
          <table:table-cell table:formula="of:=SIN(2*PI()*[.C131]*[.B131])" office:value-type="float" office:value="5.38968387752153E-015" calcext:value-type="float">
            <text:p>0,00</text:p>
          </table:table-cell>
          <table:table-cell table:formula="of:=[.B131]-[.B130]" office:value-type="float" office:value="0.01" calcext:value-type="float">
            <text:p>0,01</text:p>
          </table:table-cell>
          <table:table-cell table:formula="of:=2*PI()*[.E131]*[.C131]" office:value-type="float" office:value="0.376991118430776" calcext:value-type="float">
            <text:p>0,38</text:p>
          </table:table-cell>
          <table:table-cell table:formula="of:=[.G130]+[.F131]" office:value-type="float" office:value="31.5730061685774" calcext:value-type="float">
            <text:p>31,57</text:p>
          </table:table-cell>
          <table:table-cell table:formula="of:=SIN([.G131])" office:value-type="float" office:value="0.156434465040248" calcext:value-type="float">
            <text:p>0,16</text:p>
          </table:table-cell>
          <table:table-cell table:formula="of:=2*PI() * IF([.B131]&lt;[.$C$3];&#10;    [.B131]*([.$C$1]+[.B131]*([.$C$2]-[.$C$1])/(2*[.$C$3]));&#10;     [.$C$2]*[.B131]-[.$F$1])" office:value-type="float" office:value="31.4159265358979" calcext:value-type="float">
            <text:p>31,4159265358979</text:p>
          </table:table-cell>
        </table:table-row>
        <table:table-row table:style-name="ro1">
          <table:table-cell/>
          <table:table-cell office:value-type="float" office:value="1.26" calcext:value-type="float">
            <text:p>1,26</text:p>
          </table:table-cell>
          <table:table-cell table:formula="of:=MIN([.$C$2];[.$C$1]+[.B132]/[.$C$3]*([.$C$2]-[.$C$1]))" office:value-type="float" office:value="6" calcext:value-type="float">
            <text:p>6,00</text:p>
          </table:table-cell>
          <table:table-cell table:formula="of:=SIN(2*PI()*[.C132]*[.B132])" office:value-type="float" office:value="-0.368124552684678" calcext:value-type="float">
            <text:p>-0,37</text:p>
          </table:table-cell>
          <table:table-cell table:formula="of:=[.B132]-[.B131]" office:value-type="float" office:value="0.01" calcext:value-type="float">
            <text:p>0,01</text:p>
          </table:table-cell>
          <table:table-cell table:formula="of:=2*PI()*[.E132]*[.C132]" office:value-type="float" office:value="0.376991118430776" calcext:value-type="float">
            <text:p>0,38</text:p>
          </table:table-cell>
          <table:table-cell table:formula="of:=[.G131]+[.F132]" office:value-type="float" office:value="31.9499972870082" calcext:value-type="float">
            <text:p>31,95</text:p>
          </table:table-cell>
          <table:table-cell table:formula="of:=SIN([.G132])" office:value-type="float" office:value="0.509041415750388" calcext:value-type="float">
            <text:p>0,51</text:p>
          </table:table-cell>
          <table:table-cell table:formula="of:=2*PI() * IF([.B132]&lt;[.$C$3];&#10;    [.B132]*([.$C$1]+[.B132]*([.$C$2]-[.$C$1])/(2*[.$C$3]));&#10;     [.$C$2]*[.B132]-[.$F$1])" office:value-type="float" office:value="31.7929176543287" calcext:value-type="float">
            <text:p>31,7929176543287</text:p>
          </table:table-cell>
        </table:table-row>
        <table:table-row table:style-name="ro1">
          <table:table-cell/>
          <table:table-cell office:value-type="float" office:value="1.27" calcext:value-type="float">
            <text:p>1,27</text:p>
          </table:table-cell>
          <table:table-cell table:formula="of:=MIN([.$C$2];[.$C$1]+[.B133]/[.$C$3]*([.$C$2]-[.$C$1]))" office:value-type="float" office:value="6" calcext:value-type="float">
            <text:p>6,00</text:p>
          </table:table-cell>
          <table:table-cell table:formula="of:=SIN(2*PI()*[.C133]*[.B133])" office:value-type="float" office:value="-0.684547105928687" calcext:value-type="float">
            <text:p>-0,68</text:p>
          </table:table-cell>
          <table:table-cell table:formula="of:=[.B133]-[.B132]" office:value-type="float" office:value="0.01" calcext:value-type="float">
            <text:p>0,01</text:p>
          </table:table-cell>
          <table:table-cell table:formula="of:=2*PI()*[.E133]*[.C133]" office:value-type="float" office:value="0.376991118430776" calcext:value-type="float">
            <text:p>0,38</text:p>
          </table:table-cell>
          <table:table-cell table:formula="of:=[.G132]+[.F133]" office:value-type="float" office:value="32.326988405439" calcext:value-type="float">
            <text:p>32,33</text:p>
          </table:table-cell>
          <table:table-cell table:formula="of:=SIN([.G133])" office:value-type="float" office:value="0.790155012375701" calcext:value-type="float">
            <text:p>0,79</text:p>
          </table:table-cell>
          <table:table-cell table:formula="of:=2*PI() * IF([.B133]&lt;[.$C$3];&#10;    [.B133]*([.$C$1]+[.B133]*([.$C$2]-[.$C$1])/(2*[.$C$3]));&#10;     [.$C$2]*[.B133]-[.$F$1])" office:value-type="float" office:value="32.1699087727595" calcext:value-type="float">
            <text:p>32,1699087727595</text:p>
          </table:table-cell>
        </table:table-row>
        <table:table-row table:style-name="ro1">
          <table:table-cell/>
          <table:table-cell office:value-type="float" office:value="1.28" calcext:value-type="float">
            <text:p>1,28</text:p>
          </table:table-cell>
          <table:table-cell table:formula="of:=MIN([.$C$2];[.$C$1]+[.B134]/[.$C$3]*([.$C$2]-[.$C$1]))" office:value-type="float" office:value="6" calcext:value-type="float">
            <text:p>6,00</text:p>
          </table:table-cell>
          <table:table-cell table:formula="of:=SIN(2*PI()*[.C134]*[.B134])" office:value-type="float" office:value="-0.904827052466021" calcext:value-type="float">
            <text:p>-0,90</text:p>
          </table:table-cell>
          <table:table-cell table:formula="of:=[.B134]-[.B133]" office:value-type="float" office:value="0.01" calcext:value-type="float">
            <text:p>0,01</text:p>
          </table:table-cell>
          <table:table-cell table:formula="of:=2*PI()*[.E134]*[.C134]" office:value-type="float" office:value="0.376991118430776" calcext:value-type="float">
            <text:p>0,38</text:p>
          </table:table-cell>
          <table:table-cell table:formula="of:=[.G133]+[.F134]" office:value-type="float" office:value="32.7039795238698" calcext:value-type="float">
            <text:p>32,70</text:p>
          </table:table-cell>
          <table:table-cell table:formula="of:=SIN([.G134])" office:value-type="float" office:value="0.960293685676947" calcext:value-type="float">
            <text:p>0,96</text:p>
          </table:table-cell>
          <table:table-cell table:formula="of:=2*PI() * IF([.B134]&lt;[.$C$3];&#10;    [.B134]*([.$C$1]+[.B134]*([.$C$2]-[.$C$1])/(2*[.$C$3]));&#10;     [.$C$2]*[.B134]-[.$F$1])" office:value-type="float" office:value="32.5468998911903" calcext:value-type="float">
            <text:p>32,5468998911903</text:p>
          </table:table-cell>
        </table:table-row>
        <table:table-row table:style-name="ro1">
          <table:table-cell/>
          <table:table-cell office:value-type="float" office:value="1.29" calcext:value-type="float">
            <text:p>1,29</text:p>
          </table:table-cell>
          <table:table-cell table:formula="of:=MIN([.$C$2];[.$C$1]+[.B135]/[.$C$3]*([.$C$2]-[.$C$1]))" office:value-type="float" office:value="6" calcext:value-type="float">
            <text:p>6,00</text:p>
          </table:table-cell>
          <table:table-cell table:formula="of:=SIN(2*PI()*[.C135]*[.B135])" office:value-type="float" office:value="-0.998026728428271" calcext:value-type="float">
            <text:p>-1,00</text:p>
          </table:table-cell>
          <table:table-cell table:formula="of:=[.B135]-[.B134]" office:value-type="float" office:value="0.01" calcext:value-type="float">
            <text:p>0,01</text:p>
          </table:table-cell>
          <table:table-cell table:formula="of:=2*PI()*[.E135]*[.C135]" office:value-type="float" office:value="0.376991118430776" calcext:value-type="float">
            <text:p>0,38</text:p>
          </table:table-cell>
          <table:table-cell table:formula="of:=[.G134]+[.F135]" office:value-type="float" office:value="33.0809706423005" calcext:value-type="float">
            <text:p>33,08</text:p>
          </table:table-cell>
          <table:table-cell table:formula="of:=SIN([.G135])" office:value-type="float" office:value="0.995561964603079" calcext:value-type="float">
            <text:p>1,00</text:p>
          </table:table-cell>
          <table:table-cell table:formula="of:=2*PI() * IF([.B135]&lt;[.$C$3];&#10;    [.B135]*([.$C$1]+[.B135]*([.$C$2]-[.$C$1])/(2*[.$C$3]));&#10;     [.$C$2]*[.B135]-[.$F$1])" office:value-type="float" office:value="32.923891009621" calcext:value-type="float">
            <text:p>32,923891009621</text:p>
          </table:table-cell>
        </table:table-row>
        <table:table-row table:style-name="ro1">
          <table:table-cell/>
          <table:table-cell office:value-type="float" office:value="1.3" calcext:value-type="float">
            <text:p>1,30</text:p>
          </table:table-cell>
          <table:table-cell table:formula="of:=MIN([.$C$2];[.$C$1]+[.B136]/[.$C$3]*([.$C$2]-[.$C$1]))" office:value-type="float" office:value="6" calcext:value-type="float">
            <text:p>6,00</text:p>
          </table:table-cell>
          <table:table-cell table:formula="of:=SIN(2*PI()*[.C136]*[.B136])" office:value-type="float" office:value="-0.951056516295154" calcext:value-type="float">
            <text:p>-0,95</text:p>
          </table:table-cell>
          <table:table-cell table:formula="of:=[.B136]-[.B135]" office:value-type="float" office:value="0.01" calcext:value-type="float">
            <text:p>0,01</text:p>
          </table:table-cell>
          <table:table-cell table:formula="of:=2*PI()*[.E136]*[.C136]" office:value-type="float" office:value="0.376991118430776" calcext:value-type="float">
            <text:p>0,38</text:p>
          </table:table-cell>
          <table:table-cell table:formula="of:=[.G135]+[.F136]" office:value-type="float" office:value="33.4579617607313" calcext:value-type="float">
            <text:p>33,46</text:p>
          </table:table-cell>
          <table:table-cell table:formula="of:=SIN([.G136])" office:value-type="float" office:value="0.891006524188363" calcext:value-type="float">
            <text:p>0,89</text:p>
          </table:table-cell>
          <table:table-cell table:formula="of:=2*PI() * IF([.B136]&lt;[.$C$3];&#10;    [.B136]*([.$C$1]+[.B136]*([.$C$2]-[.$C$1])/(2*[.$C$3]));&#10;     [.$C$2]*[.B136]-[.$F$1])" office:value-type="float" office:value="33.3008821280518" calcext:value-type="float">
            <text:p>33,3008821280518</text:p>
          </table:table-cell>
        </table:table-row>
        <table:table-row table:style-name="ro1">
          <table:table-cell/>
          <table:table-cell office:value-type="float" office:value="1.31" calcext:value-type="float">
            <text:p>1,31</text:p>
          </table:table-cell>
          <table:table-cell table:formula="of:=MIN([.$C$2];[.$C$1]+[.B137]/[.$C$3]*([.$C$2]-[.$C$1]))" office:value-type="float" office:value="6" calcext:value-type="float">
            <text:p>6,00</text:p>
          </table:table-cell>
          <table:table-cell table:formula="of:=SIN(2*PI()*[.C137]*[.B137])" office:value-type="float" office:value="-0.770513242775787" calcext:value-type="float">
            <text:p>-0,77</text:p>
          </table:table-cell>
          <table:table-cell table:formula="of:=[.B137]-[.B136]" office:value-type="float" office:value="0.01" calcext:value-type="float">
            <text:p>0,01</text:p>
          </table:table-cell>
          <table:table-cell table:formula="of:=2*PI()*[.E137]*[.C137]" office:value-type="float" office:value="0.376991118430776" calcext:value-type="float">
            <text:p>0,38</text:p>
          </table:table-cell>
          <table:table-cell table:formula="of:=[.G136]+[.F137]" office:value-type="float" office:value="33.8349528791621" calcext:value-type="float">
            <text:p>33,83</text:p>
          </table:table-cell>
          <table:table-cell table:formula="of:=SIN([.G137])" office:value-type="float" office:value="0.661311865323646" calcext:value-type="float">
            <text:p>0,66</text:p>
          </table:table-cell>
          <table:table-cell table:formula="of:=2*PI() * IF([.B137]&lt;[.$C$3];&#10;    [.B137]*([.$C$1]+[.B137]*([.$C$2]-[.$C$1])/(2*[.$C$3]));&#10;     [.$C$2]*[.B137]-[.$F$1])" office:value-type="float" office:value="33.6778732464826" calcext:value-type="float">
            <text:p>33,6778732464826</text:p>
          </table:table-cell>
        </table:table-row>
        <table:table-row table:style-name="ro1">
          <table:table-cell/>
          <table:table-cell office:value-type="float" office:value="1.32" calcext:value-type="float">
            <text:p>1,32</text:p>
          </table:table-cell>
          <table:table-cell table:formula="of:=MIN([.$C$2];[.$C$1]+[.B138]/[.$C$3]*([.$C$2]-[.$C$1]))" office:value-type="float" office:value="6" calcext:value-type="float">
            <text:p>6,00</text:p>
          </table:table-cell>
          <table:table-cell table:formula="of:=SIN(2*PI()*[.C138]*[.B138])" office:value-type="float" office:value="-0.481753674101715" calcext:value-type="float">
            <text:p>-0,48</text:p>
          </table:table-cell>
          <table:table-cell table:formula="of:=[.B138]-[.B137]" office:value-type="float" office:value="0.01" calcext:value-type="float">
            <text:p>0,01</text:p>
          </table:table-cell>
          <table:table-cell table:formula="of:=2*PI()*[.E138]*[.C138]" office:value-type="float" office:value="0.376991118430776" calcext:value-type="float">
            <text:p>0,38</text:p>
          </table:table-cell>
          <table:table-cell table:formula="of:=[.G137]+[.F138]" office:value-type="float" office:value="34.2119439975929" calcext:value-type="float">
            <text:p>34,21</text:p>
          </table:table-cell>
          <table:table-cell table:formula="of:=SIN([.G138])" office:value-type="float" office:value="0.338737920245286" calcext:value-type="float">
            <text:p>0,34</text:p>
          </table:table-cell>
          <table:table-cell table:formula="of:=2*PI() * IF([.B138]&lt;[.$C$3];&#10;    [.B138]*([.$C$1]+[.B138]*([.$C$2]-[.$C$1])/(2*[.$C$3]));&#10;     [.$C$2]*[.B138]-[.$F$1])" office:value-type="float" office:value="34.0548643649134" calcext:value-type="float">
            <text:p>34,0548643649134</text:p>
          </table:table-cell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table:formula="of:=MIN([.$C$2];[.$C$1]+[.B139]/[.$C$3]*([.$C$2]-[.$C$1]))" office:value-type="float" office:value="6" calcext:value-type="float">
            <text:p>6,00</text:p>
          </table:table-cell>
          <table:table-cell table:formula="of:=SIN(2*PI()*[.C139]*[.B139])" office:value-type="float" office:value="-0.125333233564305" calcext:value-type="float">
            <text:p>-0,13</text:p>
          </table:table-cell>
          <table:table-cell table:formula="of:=[.B139]-[.B138]" office:value-type="float" office:value="0.01" calcext:value-type="float">
            <text:p>0,01</text:p>
          </table:table-cell>
          <table:table-cell table:formula="of:=2*PI()*[.E139]*[.C139]" office:value-type="float" office:value="0.376991118430776" calcext:value-type="float">
            <text:p>0,38</text:p>
          </table:table-cell>
          <table:table-cell table:formula="of:=[.G138]+[.F139]" office:value-type="float" office:value="34.5889351160236" calcext:value-type="float">
            <text:p>34,59</text:p>
          </table:table-cell>
          <table:table-cell table:formula="of:=SIN([.G139])" office:value-type="float" office:value="-0.0314107590781321" calcext:value-type="float">
            <text:p>-0,03</text:p>
          </table:table-cell>
          <table:table-cell table:formula="of:=2*PI() * IF([.B139]&lt;[.$C$3];&#10;    [.B139]*([.$C$1]+[.B139]*([.$C$2]-[.$C$1])/(2*[.$C$3]));&#10;     [.$C$2]*[.B139]-[.$F$1])" office:value-type="float" office:value="34.4318554833441" calcext:value-type="float">
            <text:p>34,4318554833441</text:p>
          </table:table-cell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table:formula="of:=MIN([.$C$2];[.$C$1]+[.B140]/[.$C$3]*([.$C$2]-[.$C$1]))" office:value-type="float" office:value="6" calcext:value-type="float">
            <text:p>6,00</text:p>
          </table:table-cell>
          <table:table-cell table:formula="of:=SIN(2*PI()*[.C140]*[.B140])" office:value-type="float" office:value="0.248689887164858" calcext:value-type="float">
            <text:p>0,25</text:p>
          </table:table-cell>
          <table:table-cell table:formula="of:=[.B140]-[.B139]" office:value-type="float" office:value="0.01" calcext:value-type="float">
            <text:p>0,01</text:p>
          </table:table-cell>
          <table:table-cell table:formula="of:=2*PI()*[.E140]*[.C140]" office:value-type="float" office:value="0.376991118430776" calcext:value-type="float">
            <text:p>0,38</text:p>
          </table:table-cell>
          <table:table-cell table:formula="of:=[.G139]+[.F140]" office:value-type="float" office:value="34.9659262344544" calcext:value-type="float">
            <text:p>34,97</text:p>
          </table:table-cell>
          <table:table-cell table:formula="of:=SIN([.G140])" office:value-type="float" office:value="-0.397147890634782" calcext:value-type="float">
            <text:p>-0,40</text:p>
          </table:table-cell>
          <table:table-cell table:formula="of:=2*PI() * IF([.B140]&lt;[.$C$3];&#10;    [.B140]*([.$C$1]+[.B140]*([.$C$2]-[.$C$1])/(2*[.$C$3]));&#10;     [.$C$2]*[.B140]-[.$F$1])" office:value-type="float" office:value="34.8088466017749" calcext:value-type="float">
            <text:p>34,8088466017749</text:p>
          </table:table-cell>
        </table:table-row>
        <table:table-row table:style-name="ro1">
          <table:table-cell/>
          <table:table-cell office:value-type="float" office:value="1.35" calcext:value-type="float">
            <text:p>1,35</text:p>
          </table:table-cell>
          <table:table-cell table:formula="of:=MIN([.$C$2];[.$C$1]+[.B141]/[.$C$3]*([.$C$2]-[.$C$1]))" office:value-type="float" office:value="6" calcext:value-type="float">
            <text:p>6,00</text:p>
          </table:table-cell>
          <table:table-cell table:formula="of:=SIN(2*PI()*[.C141]*[.B141])" office:value-type="float" office:value="0.587785252292474" calcext:value-type="float">
            <text:p>0,59</text:p>
          </table:table-cell>
          <table:table-cell table:formula="of:=[.B141]-[.B140]" office:value-type="float" office:value="0.01" calcext:value-type="float">
            <text:p>0,01</text:p>
          </table:table-cell>
          <table:table-cell table:formula="of:=2*PI()*[.E141]*[.C141]" office:value-type="float" office:value="0.376991118430776" calcext:value-type="float">
            <text:p>0,38</text:p>
          </table:table-cell>
          <table:table-cell table:formula="of:=[.G140]+[.F141]" office:value-type="float" office:value="35.3429173528852" calcext:value-type="float">
            <text:p>35,34</text:p>
          </table:table-cell>
          <table:table-cell table:formula="of:=SIN([.G141])" office:value-type="float" office:value="-0.707106781186547" calcext:value-type="float">
            <text:p>-0,71</text:p>
          </table:table-cell>
          <table:table-cell table:formula="of:=2*PI() * IF([.B141]&lt;[.$C$3];&#10;    [.B141]*([.$C$1]+[.B141]*([.$C$2]-[.$C$1])/(2*[.$C$3]));&#10;     [.$C$2]*[.B141]-[.$F$1])" office:value-type="float" office:value="35.1858377202057" calcext:value-type="float">
            <text:p>35,1858377202057</text:p>
          </table:table-cell>
        </table:table-row>
        <table:table-row table:style-name="ro1">
          <table:table-cell/>
          <table:table-cell office:value-type="float" office:value="1.36" calcext:value-type="float">
            <text:p>1,36</text:p>
          </table:table-cell>
          <table:table-cell table:formula="of:=MIN([.$C$2];[.$C$1]+[.B142]/[.$C$3]*([.$C$2]-[.$C$1]))" office:value-type="float" office:value="6" calcext:value-type="float">
            <text:p>6,00</text:p>
          </table:table-cell>
          <table:table-cell table:formula="of:=SIN(2*PI()*[.C142]*[.B142])" office:value-type="float" office:value="0.844327925502015" calcext:value-type="float">
            <text:p>0,84</text:p>
          </table:table-cell>
          <table:table-cell table:formula="of:=[.B142]-[.B141]" office:value-type="float" office:value="0.01" calcext:value-type="float">
            <text:p>0,01</text:p>
          </table:table-cell>
          <table:table-cell table:formula="of:=2*PI()*[.E142]*[.C142]" office:value-type="float" office:value="0.376991118430776" calcext:value-type="float">
            <text:p>0,38</text:p>
          </table:table-cell>
          <table:table-cell table:formula="of:=[.G141]+[.F142]" office:value-type="float" office:value="35.7199084713159" calcext:value-type="float">
            <text:p>35,72</text:p>
          </table:table-cell>
          <table:table-cell table:formula="of:=SIN([.G142])" office:value-type="float" office:value="-0.91775462568398" calcext:value-type="float">
            <text:p>-0,92</text:p>
          </table:table-cell>
          <table:table-cell table:formula="of:=2*PI() * IF([.B142]&lt;[.$C$3];&#10;    [.B142]*([.$C$1]+[.B142]*([.$C$2]-[.$C$1])/(2*[.$C$3]));&#10;     [.$C$2]*[.B142]-[.$F$1])" office:value-type="float" office:value="35.5628288386365" calcext:value-type="float">
            <text:p>35,5628288386365</text:p>
          </table:table-cell>
        </table:table-row>
        <table:table-row table:style-name="ro1">
          <table:table-cell/>
          <table:table-cell office:value-type="float" office:value="1.37" calcext:value-type="float">
            <text:p>1,37</text:p>
          </table:table-cell>
          <table:table-cell table:formula="of:=MIN([.$C$2];[.$C$1]+[.B143]/[.$C$3]*([.$C$2]-[.$C$1]))" office:value-type="float" office:value="6" calcext:value-type="float">
            <text:p>6,00</text:p>
          </table:table-cell>
          <table:table-cell table:formula="of:=SIN(2*PI()*[.C143]*[.B143])" office:value-type="float" office:value="0.982287250728689" calcext:value-type="float">
            <text:p>0,98</text:p>
          </table:table-cell>
          <table:table-cell table:formula="of:=[.B143]-[.B142]" office:value-type="float" office:value="0.01" calcext:value-type="float">
            <text:p>0,01</text:p>
          </table:table-cell>
          <table:table-cell table:formula="of:=2*PI()*[.E143]*[.C143]" office:value-type="float" office:value="0.376991118430776" calcext:value-type="float">
            <text:p>0,38</text:p>
          </table:table-cell>
          <table:table-cell table:formula="of:=[.G142]+[.F143]" office:value-type="float" office:value="36.0968995897467" calcext:value-type="float">
            <text:p>36,10</text:p>
          </table:table-cell>
          <table:table-cell table:formula="of:=SIN([.G143])" office:value-type="float" office:value="-0.999506560365731" calcext:value-type="float">
            <text:p>-1,00</text:p>
          </table:table-cell>
          <table:table-cell table:formula="of:=2*PI() * IF([.B143]&lt;[.$C$3];&#10;    [.B143]*([.$C$1]+[.B143]*([.$C$2]-[.$C$1])/(2*[.$C$3]));&#10;     [.$C$2]*[.B143]-[.$F$1])" office:value-type="float" office:value="35.9398199570672" calcext:value-type="float">
            <text:p>35,9398199570672</text:p>
          </table:table-cell>
        </table:table-row>
        <table:table-row table:style-name="ro1">
          <table:table-cell/>
          <table:table-cell office:value-type="float" office:value="1.38" calcext:value-type="float">
            <text:p>1,38</text:p>
          </table:table-cell>
          <table:table-cell table:formula="of:=MIN([.$C$2];[.$C$1]+[.B144]/[.$C$3]*([.$C$2]-[.$C$1]))" office:value-type="float" office:value="6" calcext:value-type="float">
            <text:p>6,00</text:p>
          </table:table-cell>
          <table:table-cell table:formula="of:=SIN(2*PI()*[.C144]*[.B144])" office:value-type="float" office:value="0.98228725072869" calcext:value-type="float">
            <text:p>0,98</text:p>
          </table:table-cell>
          <table:table-cell table:formula="of:=[.B144]-[.B143]" office:value-type="float" office:value="0.00999999999999979" calcext:value-type="float">
            <text:p>0,01</text:p>
          </table:table-cell>
          <table:table-cell table:formula="of:=2*PI()*[.E144]*[.C144]" office:value-type="float" office:value="0.376991118430767" calcext:value-type="float">
            <text:p>0,38</text:p>
          </table:table-cell>
          <table:table-cell table:formula="of:=[.G143]+[.F144]" office:value-type="float" office:value="36.4738907081775" calcext:value-type="float">
            <text:p>36,47</text:p>
          </table:table-cell>
          <table:table-cell table:formula="of:=SIN([.G144])" office:value-type="float" office:value="-0.94088076895423" calcext:value-type="float">
            <text:p>-0,94</text:p>
          </table:table-cell>
          <table:table-cell table:formula="of:=2*PI() * IF([.B144]&lt;[.$C$3];&#10;    [.B144]*([.$C$1]+[.B144]*([.$C$2]-[.$C$1])/(2*[.$C$3]));&#10;     [.$C$2]*[.B144]-[.$F$1])" office:value-type="float" office:value="36.316811075498" calcext:value-type="float">
            <text:p>36,316811075498</text:p>
          </table:table-cell>
        </table:table-row>
        <table:table-row table:style-name="ro1">
          <table:table-cell/>
          <table:table-cell office:value-type="float" office:value="1.39" calcext:value-type="float">
            <text:p>1,39</text:p>
          </table:table-cell>
          <table:table-cell table:formula="of:=MIN([.$C$2];[.$C$1]+[.B145]/[.$C$3]*([.$C$2]-[.$C$1]))" office:value-type="float" office:value="6" calcext:value-type="float">
            <text:p>6,00</text:p>
          </table:table-cell>
          <table:table-cell table:formula="of:=SIN(2*PI()*[.C145]*[.B145])" office:value-type="float" office:value="0.844327925502019" calcext:value-type="float">
            <text:p>0,84</text:p>
          </table:table-cell>
          <table:table-cell table:formula="of:=[.B145]-[.B144]" office:value-type="float" office:value="0.01" calcext:value-type="float">
            <text:p>0,01</text:p>
          </table:table-cell>
          <table:table-cell table:formula="of:=2*PI()*[.E145]*[.C145]" office:value-type="float" office:value="0.376991118430776" calcext:value-type="float">
            <text:p>0,38</text:p>
          </table:table-cell>
          <table:table-cell table:formula="of:=[.G144]+[.F145]" office:value-type="float" office:value="36.8508818266083" calcext:value-type="float">
            <text:p>36,85</text:p>
          </table:table-cell>
          <table:table-cell table:formula="of:=SIN([.G145])" office:value-type="float" office:value="-0.75011106963047" calcext:value-type="float">
            <text:p>-0,75</text:p>
          </table:table-cell>
          <table:table-cell table:formula="of:=2*PI() * IF([.B145]&lt;[.$C$3];&#10;    [.B145]*([.$C$1]+[.B145]*([.$C$2]-[.$C$1])/(2*[.$C$3]));&#10;     [.$C$2]*[.B145]-[.$F$1])" office:value-type="float" office:value="36.6938021939288" calcext:value-type="float">
            <text:p>36,6938021939288</text:p>
          </table:table-cell>
        </table:table-row>
        <table:table-row table:style-name="ro1">
          <table:table-cell/>
          <table:table-cell office:value-type="float" office:value="1.4" calcext:value-type="float">
            <text:p>1,40</text:p>
          </table:table-cell>
          <table:table-cell table:formula="of:=MIN([.$C$2];[.$C$1]+[.B146]/[.$C$3]*([.$C$2]-[.$C$1]))" office:value-type="float" office:value="6" calcext:value-type="float">
            <text:p>6,00</text:p>
          </table:table-cell>
          <table:table-cell table:formula="of:=SIN(2*PI()*[.C146]*[.B146])" office:value-type="float" office:value="0.587785252292475" calcext:value-type="float">
            <text:p>0,59</text:p>
          </table:table-cell>
          <table:table-cell table:formula="of:=[.B146]-[.B145]" office:value-type="float" office:value="0.01" calcext:value-type="float">
            <text:p>0,01</text:p>
          </table:table-cell>
          <table:table-cell table:formula="of:=2*PI()*[.E146]*[.C146]" office:value-type="float" office:value="0.376991118430776" calcext:value-type="float">
            <text:p>0,38</text:p>
          </table:table-cell>
          <table:table-cell table:formula="of:=[.G145]+[.F146]" office:value-type="float" office:value="37.227872945039" calcext:value-type="float">
            <text:p>37,23</text:p>
          </table:table-cell>
          <table:table-cell table:formula="of:=SIN([.G146])" office:value-type="float" office:value="-0.453990499739563" calcext:value-type="float">
            <text:p>-0,45</text:p>
          </table:table-cell>
          <table:table-cell table:formula="of:=2*PI() * IF([.B146]&lt;[.$C$3];&#10;    [.B146]*([.$C$1]+[.B146]*([.$C$2]-[.$C$1])/(2*[.$C$3]));&#10;     [.$C$2]*[.B146]-[.$F$1])" office:value-type="float" office:value="37.0707933123595" calcext:value-type="float">
            <text:p>37,0707933123595</text:p>
          </table:table-cell>
        </table:table-row>
        <table:table-row table:style-name="ro1">
          <table:table-cell/>
          <table:table-cell office:value-type="float" office:value="1.41" calcext:value-type="float">
            <text:p>1,41</text:p>
          </table:table-cell>
          <table:table-cell table:formula="of:=MIN([.$C$2];[.$C$1]+[.B147]/[.$C$3]*([.$C$2]-[.$C$1]))" office:value-type="float" office:value="6" calcext:value-type="float">
            <text:p>6,00</text:p>
          </table:table-cell>
          <table:table-cell table:formula="of:=SIN(2*PI()*[.C147]*[.B147])" office:value-type="float" office:value="0.248689887164859" calcext:value-type="float">
            <text:p>0,25</text:p>
          </table:table-cell>
          <table:table-cell table:formula="of:=[.B147]-[.B146]" office:value-type="float" office:value="0.01" calcext:value-type="float">
            <text:p>0,01</text:p>
          </table:table-cell>
          <table:table-cell table:formula="of:=2*PI()*[.E147]*[.C147]" office:value-type="float" office:value="0.376991118430776" calcext:value-type="float">
            <text:p>0,38</text:p>
          </table:table-cell>
          <table:table-cell table:formula="of:=[.G146]+[.F147]" office:value-type="float" office:value="37.6048640634698" calcext:value-type="float">
            <text:p>37,60</text:p>
          </table:table-cell>
          <table:table-cell table:formula="of:=SIN([.G147])" office:value-type="float" office:value="-0.0941083133185347" calcext:value-type="float">
            <text:p>-0,09</text:p>
          </table:table-cell>
          <table:table-cell table:formula="of:=2*PI() * IF([.B147]&lt;[.$C$3];&#10;    [.B147]*([.$C$1]+[.B147]*([.$C$2]-[.$C$1])/(2*[.$C$3]));&#10;     [.$C$2]*[.B147]-[.$F$1])" office:value-type="float" office:value="37.4477844307903" calcext:value-type="float">
            <text:p>37,4477844307903</text:p>
          </table:table-cell>
        </table:table-row>
        <table:table-row table:style-name="ro1">
          <table:table-cell/>
          <table:table-cell office:value-type="float" office:value="1.42" calcext:value-type="float">
            <text:p>1,42</text:p>
          </table:table-cell>
          <table:table-cell table:formula="of:=MIN([.$C$2];[.$C$1]+[.B148]/[.$C$3]*([.$C$2]-[.$C$1]))" office:value-type="float" office:value="6" calcext:value-type="float">
            <text:p>6,00</text:p>
          </table:table-cell>
          <table:table-cell table:formula="of:=SIN(2*PI()*[.C148]*[.B148])" office:value-type="float" office:value="-0.125333233564298" calcext:value-type="float">
            <text:p>-0,13</text:p>
          </table:table-cell>
          <table:table-cell table:formula="of:=[.B148]-[.B147]" office:value-type="float" office:value="0.01" calcext:value-type="float">
            <text:p>0,01</text:p>
          </table:table-cell>
          <table:table-cell table:formula="of:=2*PI()*[.E148]*[.C148]" office:value-type="float" office:value="0.376991118430776" calcext:value-type="float">
            <text:p>0,38</text:p>
          </table:table-cell>
          <table:table-cell table:formula="of:=[.G147]+[.F148]" office:value-type="float" office:value="37.9818551819006" calcext:value-type="float">
            <text:p>37,98</text:p>
          </table:table-cell>
          <table:table-cell table:formula="of:=SIN([.G148])" office:value-type="float" office:value="0.278991106039207" calcext:value-type="float">
            <text:p>0,28</text:p>
          </table:table-cell>
          <table:table-cell table:formula="of:=2*PI() * IF([.B148]&lt;[.$C$3];&#10;    [.B148]*([.$C$1]+[.B148]*([.$C$2]-[.$C$1])/(2*[.$C$3]));&#10;     [.$C$2]*[.B148]-[.$F$1])" office:value-type="float" office:value="37.8247755492211" calcext:value-type="float">
            <text:p>37,8247755492211</text:p>
          </table:table-cell>
        </table:table-row>
        <table:table-row table:style-name="ro1">
          <table:table-cell/>
          <table:table-cell office:value-type="float" office:value="1.43" calcext:value-type="float">
            <text:p>1,43</text:p>
          </table:table-cell>
          <table:table-cell table:formula="of:=MIN([.$C$2];[.$C$1]+[.B149]/[.$C$3]*([.$C$2]-[.$C$1]))" office:value-type="float" office:value="6" calcext:value-type="float">
            <text:p>6,00</text:p>
          </table:table-cell>
          <table:table-cell table:formula="of:=SIN(2*PI()*[.C149]*[.B149])" office:value-type="float" office:value="-0.481753674101714" calcext:value-type="float">
            <text:p>-0,48</text:p>
          </table:table-cell>
          <table:table-cell table:formula="of:=[.B149]-[.B148]" office:value-type="float" office:value="0.01" calcext:value-type="float">
            <text:p>0,01</text:p>
          </table:table-cell>
          <table:table-cell table:formula="of:=2*PI()*[.E149]*[.C149]" office:value-type="float" office:value="0.376991118430776" calcext:value-type="float">
            <text:p>0,38</text:p>
          </table:table-cell>
          <table:table-cell table:formula="of:=[.G148]+[.F149]" office:value-type="float" office:value="38.3588463003314" calcext:value-type="float">
            <text:p>38,36</text:p>
          </table:table-cell>
          <table:table-cell table:formula="of:=SIN([.G149])" office:value-type="float" office:value="0.612907053652957" calcext:value-type="float">
            <text:p>0,61</text:p>
          </table:table-cell>
          <table:table-cell table:formula="of:=2*PI() * IF([.B149]&lt;[.$C$3];&#10;    [.B149]*([.$C$1]+[.B149]*([.$C$2]-[.$C$1])/(2*[.$C$3]));&#10;     [.$C$2]*[.B149]-[.$F$1])" office:value-type="float" office:value="38.2017666676519" calcext:value-type="float">
            <text:p>38,2017666676519</text:p>
          </table:table-cell>
        </table:table-row>
        <table:table-row table:style-name="ro1">
          <table:table-cell/>
          <table:table-cell office:value-type="float" office:value="1.44" calcext:value-type="float">
            <text:p>1,44</text:p>
          </table:table-cell>
          <table:table-cell table:formula="of:=MIN([.$C$2];[.$C$1]+[.B150]/[.$C$3]*([.$C$2]-[.$C$1]))" office:value-type="float" office:value="6" calcext:value-type="float">
            <text:p>6,00</text:p>
          </table:table-cell>
          <table:table-cell table:formula="of:=SIN(2*PI()*[.C150]*[.B150])" office:value-type="float" office:value="-0.770513242775787" calcext:value-type="float">
            <text:p>-0,77</text:p>
          </table:table-cell>
          <table:table-cell table:formula="of:=[.B150]-[.B149]" office:value-type="float" office:value="0.01" calcext:value-type="float">
            <text:p>0,01</text:p>
          </table:table-cell>
          <table:table-cell table:formula="of:=2*PI()*[.E150]*[.C150]" office:value-type="float" office:value="0.376991118430776" calcext:value-type="float">
            <text:p>0,38</text:p>
          </table:table-cell>
          <table:table-cell table:formula="of:=[.G149]+[.F150]" office:value-type="float" office:value="38.7358374187621" calcext:value-type="float">
            <text:p>38,74</text:p>
          </table:table-cell>
          <table:table-cell table:formula="of:=SIN([.G150])" office:value-type="float" office:value="0.86074202700393" calcext:value-type="float">
            <text:p>0,86</text:p>
          </table:table-cell>
          <table:table-cell table:formula="of:=2*PI() * IF([.B150]&lt;[.$C$3];&#10;    [.B150]*([.$C$1]+[.B150]*([.$C$2]-[.$C$1])/(2*[.$C$3]));&#10;     [.$C$2]*[.B150]-[.$F$1])" office:value-type="float" office:value="38.5787577860827" calcext:value-type="float">
            <text:p>38,5787577860827</text:p>
          </table:table-cell>
        </table:table-row>
        <table:table-row table:style-name="ro1">
          <table:table-cell/>
          <table:table-cell office:value-type="float" office:value="1.45" calcext:value-type="float">
            <text:p>1,45</text:p>
          </table:table-cell>
          <table:table-cell table:formula="of:=MIN([.$C$2];[.$C$1]+[.B151]/[.$C$3]*([.$C$2]-[.$C$1]))" office:value-type="float" office:value="6" calcext:value-type="float">
            <text:p>6,00</text:p>
          </table:table-cell>
          <table:table-cell table:formula="of:=SIN(2*PI()*[.C151]*[.B151])" office:value-type="float" office:value="-0.951056516295152" calcext:value-type="float">
            <text:p>-0,95</text:p>
          </table:table-cell>
          <table:table-cell table:formula="of:=[.B151]-[.B150]" office:value-type="float" office:value="0.01" calcext:value-type="float">
            <text:p>0,01</text:p>
          </table:table-cell>
          <table:table-cell table:formula="of:=2*PI()*[.E151]*[.C151]" office:value-type="float" office:value="0.376991118430776" calcext:value-type="float">
            <text:p>0,38</text:p>
          </table:table-cell>
          <table:table-cell table:formula="of:=[.G150]+[.F151]" office:value-type="float" office:value="39.1128285371929" calcext:value-type="float">
            <text:p>39,11</text:p>
          </table:table-cell>
          <table:table-cell table:formula="of:=SIN([.G151])" office:value-type="float" office:value="0.987688340595133" calcext:value-type="float">
            <text:p>0,99</text:p>
          </table:table-cell>
          <table:table-cell table:formula="of:=2*PI() * IF([.B151]&lt;[.$C$3];&#10;    [.B151]*([.$C$1]+[.B151]*([.$C$2]-[.$C$1])/(2*[.$C$3]));&#10;     [.$C$2]*[.B151]-[.$F$1])" office:value-type="float" office:value="38.9557489045134" calcext:value-type="float">
            <text:p>38,9557489045134</text:p>
          </table:table-cell>
        </table:table-row>
        <table:table-row table:style-name="ro1">
          <table:table-cell/>
          <table:table-cell office:value-type="float" office:value="1.46" calcext:value-type="float">
            <text:p>1,46</text:p>
          </table:table-cell>
          <table:table-cell table:formula="of:=MIN([.$C$2];[.$C$1]+[.B152]/[.$C$3]*([.$C$2]-[.$C$1]))" office:value-type="float" office:value="6" calcext:value-type="float">
            <text:p>6,00</text:p>
          </table:table-cell>
          <table:table-cell table:formula="of:=SIN(2*PI()*[.C152]*[.B152])" office:value-type="float" office:value="-0.998026728428271" calcext:value-type="float">
            <text:p>-1,00</text:p>
          </table:table-cell>
          <table:table-cell table:formula="of:=[.B152]-[.B151]" office:value-type="float" office:value="0.01" calcext:value-type="float">
            <text:p>0,01</text:p>
          </table:table-cell>
          <table:table-cell table:formula="of:=2*PI()*[.E152]*[.C152]" office:value-type="float" office:value="0.376991118430776" calcext:value-type="float">
            <text:p>0,38</text:p>
          </table:table-cell>
          <table:table-cell table:formula="of:=[.G151]+[.F152]" office:value-type="float" office:value="39.4898196556237" calcext:value-type="float">
            <text:p>39,49</text:p>
          </table:table-cell>
          <table:table-cell table:formula="of:=SIN([.G152])" office:value-type="float" office:value="0.975916761938754" calcext:value-type="float">
            <text:p>0,98</text:p>
          </table:table-cell>
          <table:table-cell table:formula="of:=2*PI() * IF([.B152]&lt;[.$C$3];&#10;    [.B152]*([.$C$1]+[.B152]*([.$C$2]-[.$C$1])/(2*[.$C$3]));&#10;     [.$C$2]*[.B152]-[.$F$1])" office:value-type="float" office:value="39.3327400229442" calcext:value-type="float">
            <text:p>39,3327400229442</text:p>
          </table:table-cell>
        </table:table-row>
        <table:table-row table:style-name="ro1">
          <table:table-cell/>
          <table:table-cell office:value-type="float" office:value="1.47" calcext:value-type="float">
            <text:p>1,47</text:p>
          </table:table-cell>
          <table:table-cell table:formula="of:=MIN([.$C$2];[.$C$1]+[.B153]/[.$C$3]*([.$C$2]-[.$C$1]))" office:value-type="float" office:value="6" calcext:value-type="float">
            <text:p>6,00</text:p>
          </table:table-cell>
          <table:table-cell table:formula="of:=SIN(2*PI()*[.C153]*[.B153])" office:value-type="float" office:value="-0.904827052466021" calcext:value-type="float">
            <text:p>-0,90</text:p>
          </table:table-cell>
          <table:table-cell table:formula="of:=[.B153]-[.B152]" office:value-type="float" office:value="0.01" calcext:value-type="float">
            <text:p>0,01</text:p>
          </table:table-cell>
          <table:table-cell table:formula="of:=2*PI()*[.E153]*[.C153]" office:value-type="float" office:value="0.376991118430776" calcext:value-type="float">
            <text:p>0,38</text:p>
          </table:table-cell>
          <table:table-cell table:formula="of:=[.G152]+[.F153]" office:value-type="float" office:value="39.8668107740544" calcext:value-type="float">
            <text:p>39,87</text:p>
          </table:table-cell>
          <table:table-cell table:formula="of:=SIN([.G153])" office:value-type="float" office:value="0.827080574274581" calcext:value-type="float">
            <text:p>0,83</text:p>
          </table:table-cell>
          <table:table-cell table:formula="of:=2*PI() * IF([.B153]&lt;[.$C$3];&#10;    [.B153]*([.$C$1]+[.B153]*([.$C$2]-[.$C$1])/(2*[.$C$3]));&#10;     [.$C$2]*[.B153]-[.$F$1])" office:value-type="float" office:value="39.709731141375" calcext:value-type="float">
            <text:p>39,709731141375</text:p>
          </table:table-cell>
        </table:table-row>
        <table:table-row table:style-name="ro1">
          <table:table-cell/>
          <table:table-cell office:value-type="float" office:value="1.48" calcext:value-type="float">
            <text:p>1,48</text:p>
          </table:table-cell>
          <table:table-cell table:formula="of:=MIN([.$C$2];[.$C$1]+[.B154]/[.$C$3]*([.$C$2]-[.$C$1]))" office:value-type="float" office:value="6" calcext:value-type="float">
            <text:p>6,00</text:p>
          </table:table-cell>
          <table:table-cell table:formula="of:=SIN(2*PI()*[.C154]*[.B154])" office:value-type="float" office:value="-0.684547105928692" calcext:value-type="float">
            <text:p>-0,68</text:p>
          </table:table-cell>
          <table:table-cell table:formula="of:=[.B154]-[.B153]" office:value-type="float" office:value="0.01" calcext:value-type="float">
            <text:p>0,01</text:p>
          </table:table-cell>
          <table:table-cell table:formula="of:=2*PI()*[.E154]*[.C154]" office:value-type="float" office:value="0.376991118430776" calcext:value-type="float">
            <text:p>0,38</text:p>
          </table:table-cell>
          <table:table-cell table:formula="of:=[.G153]+[.F154]" office:value-type="float" office:value="40.2438018924852" calcext:value-type="float">
            <text:p>40,24</text:p>
          </table:table-cell>
          <table:table-cell table:formula="of:=SIN([.G154])" office:value-type="float" office:value="0.56208337785216" calcext:value-type="float">
            <text:p>0,56</text:p>
          </table:table-cell>
          <table:table-cell table:formula="of:=2*PI() * IF([.B154]&lt;[.$C$3];&#10;    [.B154]*([.$C$1]+[.B154]*([.$C$2]-[.$C$1])/(2*[.$C$3]));&#10;     [.$C$2]*[.B154]-[.$F$1])" office:value-type="float" office:value="40.0867222598058" calcext:value-type="float">
            <text:p>40,0867222598058</text:p>
          </table:table-cell>
        </table:table-row>
        <table:table-row table:style-name="ro1">
          <table:table-cell/>
          <table:table-cell office:value-type="float" office:value="1.49" calcext:value-type="float">
            <text:p>1,49</text:p>
          </table:table-cell>
          <table:table-cell table:formula="of:=MIN([.$C$2];[.$C$1]+[.B155]/[.$C$3]*([.$C$2]-[.$C$1]))" office:value-type="float" office:value="6" calcext:value-type="float">
            <text:p>6,00</text:p>
          </table:table-cell>
          <table:table-cell table:formula="of:=SIN(2*PI()*[.C155]*[.B155])" office:value-type="float" office:value="-0.368124552684678" calcext:value-type="float">
            <text:p>-0,37</text:p>
          </table:table-cell>
          <table:table-cell table:formula="of:=[.B155]-[.B154]" office:value-type="float" office:value="0.01" calcext:value-type="float">
            <text:p>0,01</text:p>
          </table:table-cell>
          <table:table-cell table:formula="of:=2*PI()*[.E155]*[.C155]" office:value-type="float" office:value="0.376991118430776" calcext:value-type="float">
            <text:p>0,38</text:p>
          </table:table-cell>
          <table:table-cell table:formula="of:=[.G154]+[.F155]" office:value-type="float" office:value="40.620793010916" calcext:value-type="float">
            <text:p>40,62</text:p>
          </table:table-cell>
          <table:table-cell table:formula="of:=SIN([.G155])" office:value-type="float" office:value="0.218143241396579" calcext:value-type="float">
            <text:p>0,22</text:p>
          </table:table-cell>
          <table:table-cell table:formula="of:=2*PI() * IF([.B155]&lt;[.$C$3];&#10;    [.B155]*([.$C$1]+[.B155]*([.$C$2]-[.$C$1])/(2*[.$C$3]));&#10;     [.$C$2]*[.B155]-[.$F$1])" office:value-type="float" office:value="40.4637133782365" calcext:value-type="float">
            <text:p>40,4637133782365</text:p>
          </table:table-cell>
        </table:table-row>
        <table:table-row table:style-name="ro1">
          <table:table-cell/>
          <table:table-cell office:value-type="float" office:value="1.5" calcext:value-type="float">
            <text:p>1,50</text:p>
          </table:table-cell>
          <table:table-cell table:formula="of:=MIN([.$C$2];[.$C$1]+[.B156]/[.$C$3]*([.$C$2]-[.$C$1]))" office:value-type="float" office:value="6" calcext:value-type="float">
            <text:p>6,00</text:p>
          </table:table-cell>
          <table:table-cell table:formula="of:=SIN(2*PI()*[.C156]*[.B156])" office:value-type="float" office:value="-2.20436423846524E-015" calcext:value-type="float">
            <text:p>0,00</text:p>
          </table:table-cell>
          <table:table-cell table:formula="of:=[.B156]-[.B155]" office:value-type="float" office:value="0.01" calcext:value-type="float">
            <text:p>0,01</text:p>
          </table:table-cell>
          <table:table-cell table:formula="of:=2*PI()*[.E156]*[.C156]" office:value-type="float" office:value="0.376991118430776" calcext:value-type="float">
            <text:p>0,38</text:p>
          </table:table-cell>
          <table:table-cell table:formula="of:=[.G155]+[.F156]" office:value-type="float" office:value="40.9977841293468" calcext:value-type="float">
            <text:p>41,00</text:p>
          </table:table-cell>
          <table:table-cell table:formula="of:=SIN([.G156])" office:value-type="float" office:value="-0.156434465040192" calcext:value-type="float">
            <text:p>-0,16</text:p>
          </table:table-cell>
          <table:table-cell table:formula="of:=2*PI() * IF([.B156]&lt;[.$C$3];&#10;    [.B156]*([.$C$1]+[.B156]*([.$C$2]-[.$C$1])/(2*[.$C$3]));&#10;     [.$C$2]*[.B156]-[.$F$1])" office:value-type="float" office:value="40.8407044966673" calcext:value-type="float">
            <text:p>40,8407044966673</text:p>
          </table:table-cell>
        </table:table-row>
        <table:table-row table:style-name="ro1">
          <table:table-cell/>
          <table:table-cell office:value-type="float" office:value="1.51" calcext:value-type="float">
            <text:p>1,51</text:p>
          </table:table-cell>
          <table:table-cell table:formula="of:=MIN([.$C$2];[.$C$1]+[.B157]/[.$C$3]*([.$C$2]-[.$C$1]))" office:value-type="float" office:value="6" calcext:value-type="float">
            <text:p>6,00</text:p>
          </table:table-cell>
          <table:table-cell table:formula="of:=SIN(2*PI()*[.C157]*[.B157])" office:value-type="float" office:value="0.368124552684674" calcext:value-type="float">
            <text:p>0,37</text:p>
          </table:table-cell>
          <table:table-cell table:formula="of:=[.B157]-[.B156]" office:value-type="float" office:value="0.01" calcext:value-type="float">
            <text:p>0,01</text:p>
          </table:table-cell>
          <table:table-cell table:formula="of:=2*PI()*[.E157]*[.C157]" office:value-type="float" office:value="0.376991118430776" calcext:value-type="float">
            <text:p>0,38</text:p>
          </table:table-cell>
          <table:table-cell table:formula="of:=[.G156]+[.F157]" office:value-type="float" office:value="41.3747752477775" calcext:value-type="float">
            <text:p>41,37</text:p>
          </table:table-cell>
          <table:table-cell table:formula="of:=SIN([.G157])" office:value-type="float" office:value="-0.509041415750335" calcext:value-type="float">
            <text:p>-0,51</text:p>
          </table:table-cell>
          <table:table-cell table:formula="of:=2*PI() * IF([.B157]&lt;[.$C$3];&#10;    [.B157]*([.$C$1]+[.B157]*([.$C$2]-[.$C$1])/(2*[.$C$3]));&#10;     [.$C$2]*[.B157]-[.$F$1])" office:value-type="float" office:value="41.2176956150981" calcext:value-type="float">
            <text:p>41,2176956150981</text:p>
          </table:table-cell>
        </table:table-row>
        <table:table-row table:style-name="ro1">
          <table:table-cell/>
          <table:table-cell office:value-type="float" office:value="1.52" calcext:value-type="float">
            <text:p>1,52</text:p>
          </table:table-cell>
          <table:table-cell table:formula="of:=MIN([.$C$2];[.$C$1]+[.B158]/[.$C$3]*([.$C$2]-[.$C$1]))" office:value-type="float" office:value="6" calcext:value-type="float">
            <text:p>6,00</text:p>
          </table:table-cell>
          <table:table-cell table:formula="of:=SIN(2*PI()*[.C158]*[.B158])" office:value-type="float" office:value="0.684547105928689" calcext:value-type="float">
            <text:p>0,68</text:p>
          </table:table-cell>
          <table:table-cell table:formula="of:=[.B158]-[.B157]" office:value-type="float" office:value="0.01" calcext:value-type="float">
            <text:p>0,01</text:p>
          </table:table-cell>
          <table:table-cell table:formula="of:=2*PI()*[.E158]*[.C158]" office:value-type="float" office:value="0.376991118430776" calcext:value-type="float">
            <text:p>0,38</text:p>
          </table:table-cell>
          <table:table-cell table:formula="of:=[.G157]+[.F158]" office:value-type="float" office:value="41.7517663662083" calcext:value-type="float">
            <text:p>41,75</text:p>
          </table:table-cell>
          <table:table-cell table:formula="of:=SIN([.G158])" office:value-type="float" office:value="-0.790155012375663" calcext:value-type="float">
            <text:p>-0,79</text:p>
          </table:table-cell>
          <table:table-cell table:formula="of:=2*PI() * IF([.B158]&lt;[.$C$3];&#10;    [.B158]*([.$C$1]+[.B158]*([.$C$2]-[.$C$1])/(2*[.$C$3]));&#10;     [.$C$2]*[.B158]-[.$F$1])" office:value-type="float" office:value="41.5946867335289" calcext:value-type="float">
            <text:p>41,5946867335289</text:p>
          </table:table-cell>
        </table:table-row>
        <table:table-row table:style-name="ro1">
          <table:table-cell/>
          <table:table-cell office:value-type="float" office:value="1.53" calcext:value-type="float">
            <text:p>1,53</text:p>
          </table:table-cell>
          <table:table-cell table:formula="of:=MIN([.$C$2];[.$C$1]+[.B159]/[.$C$3]*([.$C$2]-[.$C$1]))" office:value-type="float" office:value="6" calcext:value-type="float">
            <text:p>6,00</text:p>
          </table:table-cell>
          <table:table-cell table:formula="of:=SIN(2*PI()*[.C159]*[.B159])" office:value-type="float" office:value="0.904827052466019" calcext:value-type="float">
            <text:p>0,90</text:p>
          </table:table-cell>
          <table:table-cell table:formula="of:=[.B159]-[.B158]" office:value-type="float" office:value="0.01" calcext:value-type="float">
            <text:p>0,01</text:p>
          </table:table-cell>
          <table:table-cell table:formula="of:=2*PI()*[.E159]*[.C159]" office:value-type="float" office:value="0.376991118430776" calcext:value-type="float">
            <text:p>0,38</text:p>
          </table:table-cell>
          <table:table-cell table:formula="of:=[.G158]+[.F159]" office:value-type="float" office:value="42.1287574846391" calcext:value-type="float">
            <text:p>42,13</text:p>
          </table:table-cell>
          <table:table-cell table:formula="of:=SIN([.G159])" office:value-type="float" office:value="-0.96029368567693" calcext:value-type="float">
            <text:p>-0,96</text:p>
          </table:table-cell>
          <table:table-cell table:formula="of:=2*PI() * IF([.B159]&lt;[.$C$3];&#10;    [.B159]*([.$C$1]+[.B159]*([.$C$2]-[.$C$1])/(2*[.$C$3]));&#10;     [.$C$2]*[.B159]-[.$F$1])" office:value-type="float" office:value="41.9716778519596" calcext:value-type="float">
            <text:p>41,9716778519596</text:p>
          </table:table-cell>
        </table:table-row>
        <table:table-row table:style-name="ro1">
          <table:table-cell/>
          <table:table-cell office:value-type="float" office:value="1.54" calcext:value-type="float">
            <text:p>1,54</text:p>
          </table:table-cell>
          <table:table-cell table:formula="of:=MIN([.$C$2];[.$C$1]+[.B160]/[.$C$3]*([.$C$2]-[.$C$1]))" office:value-type="float" office:value="6" calcext:value-type="float">
            <text:p>6,00</text:p>
          </table:table-cell>
          <table:table-cell table:formula="of:=SIN(2*PI()*[.C160]*[.B160])" office:value-type="float" office:value="0.998026728428271" calcext:value-type="float">
            <text:p>1,00</text:p>
          </table:table-cell>
          <table:table-cell table:formula="of:=[.B160]-[.B159]" office:value-type="float" office:value="0.01" calcext:value-type="float">
            <text:p>0,01</text:p>
          </table:table-cell>
          <table:table-cell table:formula="of:=2*PI()*[.E160]*[.C160]" office:value-type="float" office:value="0.376991118430776" calcext:value-type="float">
            <text:p>0,38</text:p>
          </table:table-cell>
          <table:table-cell table:formula="of:=[.G159]+[.F160]" office:value-type="float" office:value="42.5057486030699" calcext:value-type="float">
            <text:p>42,51</text:p>
          </table:table-cell>
          <table:table-cell table:formula="of:=SIN([.G160])" office:value-type="float" office:value="-0.995561964603085" calcext:value-type="float">
            <text:p>-1,00</text:p>
          </table:table-cell>
          <table:table-cell table:formula="of:=2*PI() * IF([.B160]&lt;[.$C$3];&#10;    [.B160]*([.$C$1]+[.B160]*([.$C$2]-[.$C$1])/(2*[.$C$3]));&#10;     [.$C$2]*[.B160]-[.$F$1])" office:value-type="float" office:value="42.3486689703904" calcext:value-type="float">
            <text:p>42,3486689703904</text:p>
          </table:table-cell>
        </table:table-row>
        <table:table-row table:style-name="ro1">
          <table:table-cell/>
          <table:table-cell office:value-type="float" office:value="1.55" calcext:value-type="float">
            <text:p>1,55</text:p>
          </table:table-cell>
          <table:table-cell table:formula="of:=MIN([.$C$2];[.$C$1]+[.B161]/[.$C$3]*([.$C$2]-[.$C$1]))" office:value-type="float" office:value="6" calcext:value-type="float">
            <text:p>6,00</text:p>
          </table:table-cell>
          <table:table-cell table:formula="of:=SIN(2*PI()*[.C161]*[.B161])" office:value-type="float" office:value="0.951056516295153" calcext:value-type="float">
            <text:p>0,95</text:p>
          </table:table-cell>
          <table:table-cell table:formula="of:=[.B161]-[.B160]" office:value-type="float" office:value="0.01" calcext:value-type="float">
            <text:p>0,01</text:p>
          </table:table-cell>
          <table:table-cell table:formula="of:=2*PI()*[.E161]*[.C161]" office:value-type="float" office:value="0.376991118430776" calcext:value-type="float">
            <text:p>0,38</text:p>
          </table:table-cell>
          <table:table-cell table:formula="of:=[.G160]+[.F161]" office:value-type="float" office:value="42.8827397215006" calcext:value-type="float">
            <text:p>42,88</text:p>
          </table:table-cell>
          <table:table-cell table:formula="of:=SIN([.G161])" office:value-type="float" office:value="-0.891006524188391" calcext:value-type="float">
            <text:p>-0,89</text:p>
          </table:table-cell>
          <table:table-cell table:formula="of:=2*PI() * IF([.B161]&lt;[.$C$3];&#10;    [.B161]*([.$C$1]+[.B161]*([.$C$2]-[.$C$1])/(2*[.$C$3]));&#10;     [.$C$2]*[.B161]-[.$F$1])" office:value-type="float" office:value="42.7256600888212" calcext:value-type="float">
            <text:p>42,7256600888212</text:p>
          </table:table-cell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table:formula="of:=MIN([.$C$2];[.$C$1]+[.B162]/[.$C$3]*([.$C$2]-[.$C$1]))" office:value-type="float" office:value="6" calcext:value-type="float">
            <text:p>6,00</text:p>
          </table:table-cell>
          <table:table-cell table:formula="of:=SIN(2*PI()*[.C162]*[.B162])" office:value-type="float" office:value="0.77051324277579" calcext:value-type="float">
            <text:p>0,77</text:p>
          </table:table-cell>
          <table:table-cell table:formula="of:=[.B162]-[.B161]" office:value-type="float" office:value="0.01" calcext:value-type="float">
            <text:p>0,01</text:p>
          </table:table-cell>
          <table:table-cell table:formula="of:=2*PI()*[.E162]*[.C162]" office:value-type="float" office:value="0.376991118430776" calcext:value-type="float">
            <text:p>0,38</text:p>
          </table:table-cell>
          <table:table-cell table:formula="of:=[.G161]+[.F162]" office:value-type="float" office:value="43.2597308399314" calcext:value-type="float">
            <text:p>43,26</text:p>
          </table:table-cell>
          <table:table-cell table:formula="of:=SIN([.G162])" office:value-type="float" office:value="-0.661311865323691" calcext:value-type="float">
            <text:p>-0,66</text:p>
          </table:table-cell>
          <table:table-cell table:formula="of:=2*PI() * IF([.B162]&lt;[.$C$3];&#10;    [.B162]*([.$C$1]+[.B162]*([.$C$2]-[.$C$1])/(2*[.$C$3]));&#10;     [.$C$2]*[.B162]-[.$F$1])" office:value-type="float" office:value="43.102651207252" calcext:value-type="float">
            <text:p>43,1026512072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08:50:51.901870877</meta:creation-date>
    <dc:date>2024-05-10T14:57:19.181911734</dc:date>
    <meta:editing-duration>PT1H8M</meta:editing-duration>
    <meta:editing-cycles>4</meta:editing-cycles>
    <meta:generator>LibreOffice/7.3.7.2$Linux_X86_64 LibreOffice_project/30$Build-2</meta:generator>
    <meta:document-statistic meta:table-count="1" meta:cell-count="126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12cm" svg:height="16.713cm" xlink:href=".." xlink:type="simple" chart:class="chart:scatter" chart:style-name="ch1">
        <chart:legend chart:legend-position="end" svg:x="17.463cm" svg:y="7.559cm" style:legend-expansion="high" chart:style-name="ch2"/>
        <chart:plot-area chart:style-name="ch3" table:cell-range-address="Feuille1.B5:Feuille1.C162 Feuille1.H5:Feuille1.I162" chart:data-source-has-labels="row" svg:x="0.514cm" svg:y="0.503cm" svg:width="14.958cm" svg:height="15.703cm">
          <chart:coordinate-region svg:x="1.718cm" svg:y="0.702cm" svg:width="13.422cm" svg:height="15.3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6:Feuille1.C162" chart:label-cell-address="Feuille1.C5:Feuille1.C5" chart:class="chart:scatter">
            <chart:domain table:cell-range-address="Feuille1.B6:Feuille1.B162"/>
            <chart:data-point chart:repeated="157"/>
          </chart:series>
          <chart:series chart:style-name="ch7" chart:values-cell-range-address="Feuille1.H6:Feuille1.H162" chart:label-cell-address="Feuille1.H5:Feuille1.H5" chart:class="chart:scatter">
            <chart:data-point chart:repeated="157"/>
          </chart:series>
          <chart:series chart:style-name="ch8" chart:values-cell-range-address="Feuille1.I6:Feuille1.I162" chart:label-cell-address="Feuille1.I5:Feuille1.I5" chart:class="chart:scatter">
            <chart:data-point chart:repeated="15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f</text:p>
                <draw:g>
                  <svg:desc>Feuille1.C5:Feuille1.C5</svg:desc>
                </draw:g>
              </table:table-cell>
              <table:table-cell office:value-type="string">
                <text:p>x2</text:p>
                <draw:g>
                  <svg:desc>Feuille1.H5:Feuille1.H5</svg:desc>
                </draw:g>
              </table:table-cell>
              <table:table-cell office:value-type="string">
                <text:p>angle2</text:p>
                <draw:g>
                  <svg:desc>Feuille1.I5:Feuille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6:Feuille1.B162</svg:desc>
                </draw:g>
              </table:table-cell>
              <table:table-cell office:value-type="float" office:value="1">
                <text:p>1</text:p>
                <draw:g>
                  <svg:desc>Feuille1.C6:Feuille1.C162</svg:desc>
                </draw:g>
              </table:table-cell>
              <table:table-cell office:value-type="float" office:value="0">
                <text:p>0</text:p>
                <draw:g>
                  <svg:desc>Feuille1.H6:Feuille1.H162</svg:desc>
                </draw:g>
              </table:table-cell>
              <table:table-cell office:value-type="float" office:value="0">
                <text:p>0</text:p>
                <draw:g>
                  <svg:desc>Feuille1.I6:Feuille1.I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05">
                <text:p>1.05</text:p>
              </table:table-cell>
              <table:table-cell office:value-type="float" office:value="0.0659255979513779">
                <text:p>0.0659255979513779</text:p>
              </table:table-cell>
              <table:table-cell office:value-type="float" office:value="0.0644026493985908">
                <text:p>0.0644026493985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.1">
                <text:p>1.1</text:p>
              </table:table-cell>
              <table:table-cell office:value-type="float" office:value="0.134677989497153">
                <text:p>0.134677989497153</text:p>
              </table:table-cell>
              <table:table-cell office:value-type="float" office:value="0.131946891450771">
                <text:p>0.131946891450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.15">
                <text:p>1.15</text:p>
              </table:table-cell>
              <table:table-cell office:value-type="float" office:value="0.205862608769881">
                <text:p>0.205862608769881</text:p>
              </table:table-cell>
              <table:table-cell office:value-type="float" office:value="0.202632726156542">
                <text:p>0.202632726156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.2">
                <text:p>1.2</text:p>
              </table:table-cell>
              <table:table-cell office:value-type="float" office:value="0.278991106039229">
                <text:p>0.278991106039229</text:p>
              </table:table-cell>
              <table:table-cell office:value-type="float" office:value="0.276460153515902">
                <text:p>0.276460153515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.25">
                <text:p>1.25</text:p>
              </table:table-cell>
              <table:table-cell office:value-type="float" office:value="0.353474843779257">
                <text:p>0.353474843779257</text:p>
              </table:table-cell>
              <table:table-cell office:value-type="float" office:value="0.353429173528852">
                <text:p>0.353429173528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.3">
                <text:p>1.3</text:p>
              </table:table-cell>
              <table:table-cell office:value-type="float" office:value="0.428619783775128">
                <text:p>0.428619783775128</text:p>
              </table:table-cell>
              <table:table-cell office:value-type="float" office:value="0.433539786195391">
                <text:p>0.433539786195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.35">
                <text:p>1.35</text:p>
              </table:table-cell>
              <table:table-cell office:value-type="float" office:value="0.503623201635761">
                <text:p>0.503623201635761</text:p>
              </table:table-cell>
              <table:table-cell office:value-type="float" office:value="0.516791991515521">
                <text:p>0.516791991515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.4">
                <text:p>1.4</text:p>
              </table:table-cell>
              <table:table-cell office:value-type="float" office:value="0.577572703422268">
                <text:p>0.577572703422268</text:p>
              </table:table-cell>
              <table:table-cell office:value-type="float" office:value="0.60318578948924">
                <text:p>0.60318578948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.45">
                <text:p>1.45</text:p>
              </table:table-cell>
              <table:table-cell office:value-type="float" office:value="0.649448048330184">
                <text:p>0.649448048330184</text:p>
              </table:table-cell>
              <table:table-cell office:value-type="float" office:value="0.692721180116549">
                <text:p>0.692721180116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0.718126297763189">
                <text:p>0.718126297763189</text:p>
              </table:table-cell>
              <table:table-cell office:value-type="float" office:value="0.785398163397448">
                <text:p>0.7853981633974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.55">
                <text:p>1.55</text:p>
              </table:table-cell>
              <table:table-cell office:value-type="float" office:value="0.782390810576588">
                <text:p>0.782390810576588</text:p>
              </table:table-cell>
              <table:table-cell office:value-type="float" office:value="0.881216739331937">
                <text:p>0.8812167393319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.6">
                <text:p>1.6</text:p>
              </table:table-cell>
              <table:table-cell office:value-type="float" office:value="0.840944582298169">
                <text:p>0.840944582298169</text:p>
              </table:table-cell>
              <table:table-cell office:value-type="float" office:value="0.980176907920015">
                <text:p>0.980176907920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.65">
                <text:p>1.65</text:p>
              </table:table-cell>
              <table:table-cell office:value-type="float" office:value="0.892428378123718">
                <text:p>0.892428378123718</text:p>
              </table:table-cell>
              <table:table-cell office:value-type="float" office:value="1.08227866916168">
                <text:p>1.08227866916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1.7">
                <text:p>1.7</text:p>
              </table:table-cell>
              <table:table-cell office:value-type="float" office:value="0.935444030829867">
                <text:p>0.935444030829867</text:p>
              </table:table-cell>
              <table:table-cell office:value-type="float" office:value="1.18752202305694">
                <text:p>1.187522023056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1.75">
                <text:p>1.75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1.29590696960579">
                <text:p>1.295906969605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1.8">
                <text:p>1.8</text:p>
              </table:table-cell>
              <table:table-cell office:value-type="float" office:value="0.990461425696651">
                <text:p>0.990461425696651</text:p>
              </table:table-cell>
              <table:table-cell office:value-type="float" office:value="1.40743350880823">
                <text:p>1.407433508808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1.85">
                <text:p>1.85</text:p>
              </table:table-cell>
              <table:table-cell office:value-type="float" office:value="0.999758204436984">
                <text:p>0.999758204436984</text:p>
              </table:table-cell>
              <table:table-cell office:value-type="float" office:value="1.52210164066426">
                <text:p>1.522101640664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1.9">
                <text:p>1.9</text:p>
              </table:table-cell>
              <table:table-cell office:value-type="float" office:value="0.995261402206308">
                <text:p>0.995261402206308</text:p>
              </table:table-cell>
              <table:table-cell office:value-type="float" office:value="1.63991136517387">
                <text:p>1.639911365173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1.95">
                <text:p>1.95</text:p>
              </table:table-cell>
              <table:table-cell office:value-type="float" office:value="0.975916761938747">
                <text:p>0.975916761938747</text:p>
              </table:table-cell>
              <table:table-cell office:value-type="float" office:value="1.76086268233708">
                <text:p>1.760862682337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  <table:table-cell office:value-type="float" office:value="0.940880768954225">
                <text:p>0.940880768954225</text:p>
              </table:table-cell>
              <table:table-cell office:value-type="float" office:value="1.88495559215388">
                <text:p>1.88495559215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2.05">
                <text:p>2.05</text:p>
              </table:table-cell>
              <table:table-cell office:value-type="float" office:value="0.889575876378338">
                <text:p>0.889575876378338</text:p>
              </table:table-cell>
              <table:table-cell office:value-type="float" office:value="2.01219009462426">
                <text:p>2.01219009462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2.1">
                <text:p>2.1</text:p>
              </table:table-cell>
              <table:table-cell office:value-type="float" office:value="0.82174640862959">
                <text:p>0.82174640862959</text:p>
              </table:table-cell>
              <table:table-cell office:value-type="float" office:value="2.14256618974824">
                <text:p>2.142566189748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2.15">
                <text:p>2.15</text:p>
              </table:table-cell>
              <table:table-cell office:value-type="float" office:value="0.737513117358174">
                <text:p>0.737513117358174</text:p>
              </table:table-cell>
              <table:table-cell office:value-type="float" office:value="2.27608387752581">
                <text:p>2.276083877525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2.2">
                <text:p>2.2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2.41274315795696">
                <text:p>2.412743157956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0.522498564715949">
                <text:p>0.522498564715949</text:p>
              </table:table-cell>
              <table:table-cell office:value-type="float" office:value="2.55254403104171">
                <text:p>2.552544031041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2.3">
                <text:p>2.3</text:p>
              </table:table-cell>
              <table:table-cell office:value-type="float" office:value="0.394262724342951">
                <text:p>0.394262724342951</text:p>
              </table:table-cell>
              <table:table-cell office:value-type="float" office:value="2.69548649678004">
                <text:p>2.69548649678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2.35">
                <text:p>2.35</text:p>
              </table:table-cell>
              <table:table-cell office:value-type="float" office:value="0.254770725683382">
                <text:p>0.254770725683382</text:p>
              </table:table-cell>
              <table:table-cell office:value-type="float" office:value="2.84157055517197">
                <text:p>2.841570555171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2.4">
                <text:p>2.4</text:p>
              </table:table-cell>
              <table:table-cell office:value-type="float" office:value="0.10661115427526">
                <text:p>0.10661115427526</text:p>
              </table:table-cell>
              <table:table-cell office:value-type="float" office:value="2.99079620621748">
                <text:p>2.990796206217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2.45">
                <text:p>2.45</text:p>
              </table:table-cell>
              <table:table-cell office:value-type="float" office:value="-0.0471064507096423">
                <text:p>-0.0471064507096423</text:p>
              </table:table-cell>
              <table:table-cell office:value-type="float" office:value="3.14316344991659">
                <text:p>3.143163449916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2.5">
                <text:p>2.5</text:p>
              </table:table-cell>
              <table:table-cell office:value-type="float" office:value="-0.202787295356512">
                <text:p>-0.202787295356512</text:p>
              </table:table-cell>
              <table:table-cell office:value-type="float" office:value="3.29867228626928">
                <text:p>3.298672286269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2.55">
                <text:p>2.55</text:p>
              </table:table-cell>
              <table:table-cell office:value-type="float" office:value="-0.356411878713251">
                <text:p>-0.356411878713251</text:p>
              </table:table-cell>
              <table:table-cell office:value-type="float" office:value="3.45732271527557">
                <text:p>3.457322715275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2.6">
                <text:p>2.6</text:p>
              </table:table-cell>
              <table:table-cell office:value-type="float" office:value="-0.503623201635761">
                <text:p>-0.503623201635761</text:p>
              </table:table-cell>
              <table:table-cell office:value-type="float" office:value="3.61911473693544">
                <text:p>3.619114736935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2.65">
                <text:p>2.65</text:p>
              </table:table-cell>
              <table:table-cell office:value-type="float" office:value="-0.639841478951179">
                <text:p>-0.639841478951179</text:p>
              </table:table-cell>
              <table:table-cell office:value-type="float" office:value="3.78404835124891">
                <text:p>3.784048351248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2.7">
                <text:p>2.7</text:p>
              </table:table-cell>
              <table:table-cell office:value-type="float" office:value="-0.760405965600031">
                <text:p>-0.760405965600031</text:p>
              </table:table-cell>
              <table:table-cell office:value-type="float" office:value="3.95212355821596">
                <text:p>3.952123558215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2.75">
                <text:p>2.75</text:p>
              </table:table-cell>
              <table:table-cell office:value-type="float" office:value="-0.860742027003943">
                <text:p>-0.860742027003943</text:p>
              </table:table-cell>
              <table:table-cell office:value-type="float" office:value="4.1233403578366">
                <text:p>4.12334035783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2.8">
                <text:p>2.8</text:p>
              </table:table-cell>
              <table:table-cell office:value-type="float" office:value="-0.936549886748192">
                <text:p>-0.936549886748192</text:p>
              </table:table-cell>
              <table:table-cell office:value-type="float" office:value="4.29769875011084">
                <text:p>4.297698750110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2.85">
                <text:p>2.85</text:p>
              </table:table-cell>
              <table:table-cell office:value-type="float" office:value="-0.98400962565114">
                <text:p>-0.98400962565114</text:p>
              </table:table-cell>
              <table:table-cell office:value-type="float" office:value="4.47519873503866">
                <text:p>4.475198735038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2.9">
                <text:p>2.9</text:p>
              </table:table-cell>
              <table:table-cell office:value-type="float" office:value="-0.999995065201858">
                <text:p>-0.999995065201858</text:p>
              </table:table-cell>
              <table:table-cell office:value-type="float" office:value="4.65584031262007">
                <text:p>4.655840312620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2.95">
                <text:p>2.95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4.83962348285508">
                <text:p>4.839623482855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5.02654824574367">
                <text:p>5.026548245743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3.05">
                <text:p>3.05</text:p>
              </table:table-cell>
              <table:table-cell office:value-type="float" office:value="-0.842640412160433">
                <text:p>-0.842640412160433</text:p>
              </table:table-cell>
              <table:table-cell office:value-type="float" office:value="5.21661460128585">
                <text:p>5.216614601285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3.1">
                <text:p>3.1</text:p>
              </table:table-cell>
              <table:table-cell office:value-type="float" office:value="-0.722484642853351">
                <text:p>-0.722484642853351</text:p>
              </table:table-cell>
              <table:table-cell office:value-type="float" office:value="5.40982254948162">
                <text:p>5.409822549481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3.15">
                <text:p>3.15</text:p>
              </table:table-cell>
              <table:table-cell office:value-type="float" office:value="-0.572432125594592">
                <text:p>-0.572432125594592</text:p>
              </table:table-cell>
              <table:table-cell office:value-type="float" office:value="5.60617209033099">
                <text:p>5.606172090330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3.2">
                <text:p>3.2</text:p>
              </table:table-cell>
              <table:table-cell office:value-type="float" office:value="-0.397147890634782">
                <text:p>-0.397147890634782</text:p>
              </table:table-cell>
              <table:table-cell office:value-type="float" office:value="5.80566322383394">
                <text:p>5.805663223833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3.25">
                <text:p>3.25</text:p>
              </table:table-cell>
              <table:table-cell office:value-type="float" office:value="-0.202787295356513">
                <text:p>-0.202787295356513</text:p>
              </table:table-cell>
              <table:table-cell office:value-type="float" office:value="6.00829594999048">
                <text:p>6.008295949990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3.3">
                <text:p>3.3</text:p>
              </table:table-cell>
              <table:table-cell office:value-type="float" office:value="0.00314158748587912">
                <text:p>0.00314158748587912</text:p>
              </table:table-cell>
              <table:table-cell office:value-type="float" office:value="6.21407026880061">
                <text:p>6.214070268800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3.35">
                <text:p>3.35</text:p>
              </table:table-cell>
              <table:table-cell office:value-type="float" office:value="0.212007109922054">
                <text:p>0.212007109922054</text:p>
              </table:table-cell>
              <table:table-cell office:value-type="float" office:value="6.42298618026433">
                <text:p>6.422986180264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3.4">
                <text:p>3.4</text:p>
              </table:table-cell>
              <table:table-cell office:value-type="float" office:value="0.414375580993283">
                <text:p>0.414375580993283</text:p>
              </table:table-cell>
              <table:table-cell office:value-type="float" office:value="6.63504368438164">
                <text:p>6.635043684381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3.45">
                <text:p>3.45</text:p>
              </table:table-cell>
              <table:table-cell office:value-type="float" office:value="0.600420225325883">
                <text:p>0.600420225325883</text:p>
              </table:table-cell>
              <table:table-cell office:value-type="float" office:value="6.85024278115254">
                <text:p>6.850242781152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.76040596560003">
                <text:p>0.76040596560003</text:p>
              </table:table-cell>
              <table:table-cell office:value-type="float" office:value="7.06858347057703">
                <text:p>7.068583470577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3.55">
                <text:p>3.55</text:p>
              </table:table-cell>
              <table:table-cell office:value-type="float" office:value="0.885231311332455">
                <text:p>0.885231311332455</text:p>
              </table:table-cell>
              <table:table-cell office:value-type="float" office:value="7.29006575265512">
                <text:p>7.290065752655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3.6">
                <text:p>3.6</text:p>
              </table:table-cell>
              <table:table-cell office:value-type="float" office:value="0.967001487762435">
                <text:p>0.967001487762435</text:p>
              </table:table-cell>
              <table:table-cell office:value-type="float" office:value="7.51468962738679">
                <text:p>7.514689627386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3.65">
                <text:p>3.65</text:p>
              </table:table-cell>
              <table:table-cell office:value-type="float" office:value="0.999600307650256">
                <text:p>0.999600307650256</text:p>
              </table:table-cell>
              <table:table-cell office:value-type="float" office:value="7.74245509477205">
                <text:p>7.742455094772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3.7">
                <text:p>3.7</text:p>
              </table:table-cell>
              <table:table-cell office:value-type="float" office:value="0.979222810621766">
                <text:p>0.979222810621766</text:p>
              </table:table-cell>
              <table:table-cell office:value-type="float" office:value="7.9733621548109">
                <text:p>7.9733621548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3.75">
                <text:p>3.75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8.20741080750334">
                <text:p>8.207410807503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3.8">
                <text:p>3.8</text:p>
              </table:table-cell>
              <table:table-cell office:value-type="float" office:value="0.778462301567024">
                <text:p>0.778462301567024</text:p>
              </table:table-cell>
              <table:table-cell office:value-type="float" office:value="8.44460105284937">
                <text:p>8.444601052849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3.85">
                <text:p>3.85</text:p>
              </table:table-cell>
              <table:table-cell office:value-type="float" office:value="0.605432907381005">
                <text:p>0.605432907381005</text:p>
              </table:table-cell>
              <table:table-cell office:value-type="float" office:value="8.68493289084898">
                <text:p>8.684932890848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3.9">
                <text:p>3.9</text:p>
              </table:table-cell>
              <table:table-cell office:value-type="float" office:value="0.394262724342954">
                <text:p>0.394262724342954</text:p>
              </table:table-cell>
              <table:table-cell office:value-type="float" office:value="8.92840632150219">
                <text:p>8.928406321502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3.95">
                <text:p>3.95</text:p>
              </table:table-cell>
              <table:table-cell office:value-type="float" office:value="0.156434465040234">
                <text:p>0.156434465040234</text:p>
              </table:table-cell>
              <table:table-cell office:value-type="float" office:value="9.17502134480899">
                <text:p>9.175021344808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4">
                <text:p>4</text:p>
              </table:table-cell>
              <table:table-cell office:value-type="float" office:value="-0.0941083133185117">
                <text:p>-0.0941083133185117</text:p>
              </table:table-cell>
              <table:table-cell office:value-type="float" office:value="9.42477796076938">
                <text:p>9.424777960769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4.05">
                <text:p>4.05</text:p>
              </table:table-cell>
              <table:table-cell office:value-type="float" office:value="-0.341692107891481">
                <text:p>-0.341692107891481</text:p>
              </table:table-cell>
              <table:table-cell office:value-type="float" office:value="9.67767616938336">
                <text:p>9.677676169383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4.1">
                <text:p>4.1</text:p>
              </table:table-cell>
              <table:table-cell office:value-type="float" office:value="-0.569853349471922">
                <text:p>-0.569853349471922</text:p>
              </table:table-cell>
              <table:table-cell office:value-type="float" office:value="9.93371597065093">
                <text:p>9.933715970650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4.15">
                <text:p>4.15</text:p>
              </table:table-cell>
              <table:table-cell office:value-type="float" office:value="-0.762442511011446">
                <text:p>-0.762442511011446</text:p>
              </table:table-cell>
              <table:table-cell office:value-type="float" office:value="10.1928973645721">
                <text:p>10.19289736457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4.2">
                <text:p>4.2</text:p>
              </table:table-cell>
              <table:table-cell office:value-type="float" office:value="-0.904827052466018">
                <text:p>-0.904827052466018</text:p>
              </table:table-cell>
              <table:table-cell office:value-type="float" office:value="10.4552203511468">
                <text:p>10.45522035114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4.25">
                <text:p>4.25</text:p>
              </table:table-cell>
              <table:table-cell office:value-type="float" office:value="-0.985109326154773">
                <text:p>-0.985109326154773</text:p>
              </table:table-cell>
              <table:table-cell office:value-type="float" office:value="10.7206849303752">
                <text:p>10.72068493037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4.3">
                <text:p>4.3</text:p>
              </table:table-cell>
              <table:table-cell office:value-type="float" office:value="-0.995261402206309">
                <text:p>-0.995261402206309</text:p>
              </table:table-cell>
              <table:table-cell office:value-type="float" office:value="10.9892911022571">
                <text:p>10.98929110225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4.35">
                <text:p>4.35</text:p>
              </table:table-cell>
              <table:table-cell office:value-type="float" office:value="-0.932071112458212">
                <text:p>-0.932071112458212</text:p>
              </table:table-cell>
              <table:table-cell office:value-type="float" office:value="11.2610388667926">
                <text:p>11.26103886679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4.4">
                <text:p>4.4</text:p>
              </table:table-cell>
              <table:table-cell office:value-type="float" office:value="-0.797794439538572">
                <text:p>-0.797794439538572</text:p>
              </table:table-cell>
              <table:table-cell office:value-type="float" office:value="11.5359282239817">
                <text:p>11.53592822398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4.45">
                <text:p>4.45</text:p>
              </table:table-cell>
              <table:table-cell office:value-type="float" office:value="-0.600420225325888">
                <text:p>-0.600420225325888</text:p>
              </table:table-cell>
              <table:table-cell office:value-type="float" office:value="11.8139591738244">
                <text:p>11.8139591738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4.5">
                <text:p>4.5</text:p>
              </table:table-cell>
              <table:table-cell office:value-type="float" office:value="-0.353474843779261">
                <text:p>-0.353474843779261</text:p>
              </table:table-cell>
              <table:table-cell office:value-type="float" office:value="12.0951317163207">
                <text:p>12.09513171632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4.55">
                <text:p>4.55</text:p>
              </table:table-cell>
              <table:table-cell office:value-type="float" office:value="-0.0753268055279374">
                <text:p>-0.0753268055279374</text:p>
              </table:table-cell>
              <table:table-cell office:value-type="float" office:value="12.3794458514706">
                <text:p>12.37944585147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4.6">
                <text:p>4.6</text:p>
              </table:table-cell>
              <table:table-cell office:value-type="float" office:value="0.21200710992205">
                <text:p>0.21200710992205</text:p>
              </table:table-cell>
              <table:table-cell office:value-type="float" office:value="12.666901579274">
                <text:p>12.6669015792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4.65">
                <text:p>4.65</text:p>
              </table:table-cell>
              <table:table-cell office:value-type="float" office:value="0.484504290844393">
                <text:p>0.484504290844393</text:p>
              </table:table-cell>
              <table:table-cell office:value-type="float" office:value="12.9574988997311">
                <text:p>12.95749889973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4.7">
                <text:p>4.7</text:p>
              </table:table-cell>
              <table:table-cell office:value-type="float" office:value="0.718126297763185">
                <text:p>0.718126297763185</text:p>
              </table:table-cell>
              <table:table-cell office:value-type="float" office:value="13.2512378128417">
                <text:p>13.25123781284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4.75">
                <text:p>4.75</text:p>
              </table:table-cell>
              <table:table-cell office:value-type="float" office:value="0.891006524188366">
                <text:p>0.891006524188366</text:p>
              </table:table-cell>
              <table:table-cell office:value-type="float" office:value="13.548118318606">
                <text:p>13.5481183186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4.8">
                <text:p>4.8</text:p>
              </table:table-cell>
              <table:table-cell office:value-type="float" office:value="0.985644595148997">
                <text:p>0.985644595148997</text:p>
              </table:table-cell>
              <table:table-cell office:value-type="float" office:value="13.8481404170238">
                <text:p>13.84814041702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4.85">
                <text:p>4.85</text:p>
              </table:table-cell>
              <table:table-cell office:value-type="float" office:value="0.990889418222339">
                <text:p>0.990889418222339</text:p>
              </table:table-cell>
              <table:table-cell office:value-type="float" office:value="14.1513041080952">
                <text:p>14.15130410809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4.9">
                <text:p>4.9</text:p>
              </table:table-cell>
              <table:table-cell office:value-type="float" office:value="0.903484964433036">
                <text:p>0.903484964433036</text:p>
              </table:table-cell>
              <table:table-cell office:value-type="float" office:value="14.4576093918202">
                <text:p>14.45760939182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4.95">
                <text:p>4.95</text:p>
              </table:table-cell>
              <table:table-cell office:value-type="float" office:value="0.728968627421414">
                <text:p>0.728968627421414</text:p>
              </table:table-cell>
              <table:table-cell office:value-type="float" office:value="14.7670562681988">
                <text:p>14.76705626819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5">
                <text:p>5</text:p>
              </table:table-cell>
              <table:table-cell office:value-type="float" office:value="0.481753674101718">
                <text:p>0.481753674101718</text:p>
              </table:table-cell>
              <table:table-cell office:value-type="float" office:value="15.079644737231">
                <text:p>15.0796447372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5.05">
                <text:p>5.05</text:p>
              </table:table-cell>
              <table:table-cell office:value-type="float" office:value="0.184294448562337">
                <text:p>0.184294448562337</text:p>
              </table:table-cell>
              <table:table-cell office:value-type="float" office:value="15.3953747989168">
                <text:p>15.39537479891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5.1">
                <text:p>5.1</text:p>
              </table:table-cell>
              <table:table-cell office:value-type="float" office:value="-0.134677989497145">
                <text:p>-0.134677989497145</text:p>
              </table:table-cell>
              <table:table-cell office:value-type="float" office:value="15.7142464532561">
                <text:p>15.71424645325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5.15">
                <text:p>5.15</text:p>
              </table:table-cell>
              <table:table-cell office:value-type="float" office:value="-0.442758231038895">
                <text:p>-0.442758231038895</text:p>
              </table:table-cell>
              <table:table-cell office:value-type="float" office:value="16.0362597002491">
                <text:p>16.03625970024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5.2">
                <text:p>5.2</text:p>
              </table:table-cell>
              <table:table-cell office:value-type="float" office:value="-0.707106781186543">
                <text:p>-0.707106781186543</text:p>
              </table:table-cell>
              <table:table-cell office:value-type="float" office:value="16.3614145398956">
                <text:p>16.36141453989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5.25">
                <text:p>5.25</text:p>
              </table:table-cell>
              <table:table-cell office:value-type="float" office:value="-0.898027575760612">
                <text:p>-0.898027575760612</text:p>
              </table:table-cell>
              <table:table-cell office:value-type="float" office:value="16.6897109721958">
                <text:p>16.68971097219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5.3">
                <text:p>5.3</text:p>
              </table:table-cell>
              <table:table-cell office:value-type="float" office:value="-0.992503550746823">
                <text:p>-0.992503550746823</text:p>
              </table:table-cell>
              <table:table-cell office:value-type="float" office:value="17.0211489971495">
                <text:p>17.02114899714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5.35">
                <text:p>5.35</text:p>
              </table:table-cell>
              <table:table-cell office:value-type="float" office:value="-0.977268123568195">
                <text:p>-0.977268123568195</text:p>
              </table:table-cell>
              <table:table-cell office:value-type="float" office:value="17.3557286147568">
                <text:p>17.35572861475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5.4">
                <text:p>5.4</text:p>
              </table:table-cell>
              <table:table-cell office:value-type="float" office:value="-0.850994481794696">
                <text:p>-0.850994481794696</text:p>
              </table:table-cell>
              <table:table-cell office:value-type="float" office:value="17.6934498250177">
                <text:p>17.69344982501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5.45">
                <text:p>5.45</text:p>
              </table:table-cell>
              <table:table-cell office:value-type="float" office:value="-0.62524265633571">
                <text:p>-0.62524265633571</text:p>
              </table:table-cell>
              <table:table-cell office:value-type="float" office:value="18.0343126279322">
                <text:p>18.03431262793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5.5">
                <text:p>5.5</text:p>
              </table:table-cell>
              <table:table-cell office:value-type="float" office:value="-0.323917418198156">
                <text:p>-0.323917418198156</text:p>
              </table:table-cell>
              <table:table-cell office:value-type="float" office:value="18.3783170235003">
                <text:p>18.3783170235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5.55">
                <text:p>5.55</text:p>
              </table:table-cell>
              <table:table-cell office:value-type="float" office:value="0.0188484397154027">
                <text:p>0.0188484397154027</text:p>
              </table:table-cell>
              <table:table-cell office:value-type="float" office:value="18.725463011722">
                <text:p>18.7254630117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5.6">
                <text:p>5.6</text:p>
              </table:table-cell>
              <table:table-cell office:value-type="float" office:value="0.36227536670454">
                <text:p>0.36227536670454</text:p>
              </table:table-cell>
              <table:table-cell office:value-type="float" office:value="19.0757505925972">
                <text:p>19.07575059259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5.65">
                <text:p>5.65</text:p>
              </table:table-cell>
              <table:table-cell office:value-type="float" office:value="0.663665141432455">
                <text:p>0.663665141432455</text:p>
              </table:table-cell>
              <table:table-cell office:value-type="float" office:value="19.4291797661261">
                <text:p>19.42917976612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5.7">
                <text:p>5.7</text:p>
              </table:table-cell>
              <table:table-cell office:value-type="float" office:value="0.883765630088689">
                <text:p>0.883765630088689</text:p>
              </table:table-cell>
              <table:table-cell office:value-type="float" office:value="19.7857505323085">
                <text:p>19.78575053230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5.75">
                <text:p>5.75</text:p>
              </table:table-cell>
              <table:table-cell office:value-type="float" office:value="0.992114701314477">
                <text:p>0.992114701314477</text:p>
              </table:table-cell>
              <table:table-cell office:value-type="float" office:value="20.1454628911445">
                <text:p>20.14546289114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5.8">
                <text:p>5.8</text:p>
              </table:table-cell>
              <table:table-cell office:value-type="float" office:value="0.971631732914676">
                <text:p>0.971631732914676</text:p>
              </table:table-cell>
              <table:table-cell office:value-type="float" office:value="20.5083168426342">
                <text:p>20.50831684263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5.85">
                <text:p>5.85</text:p>
              </table:table-cell>
              <table:table-cell office:value-type="float" office:value="0.821746408629596">
                <text:p>0.821746408629596</text:p>
              </table:table-cell>
              <table:table-cell office:value-type="float" office:value="20.8743123867774">
                <text:p>20.87431238677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5.9">
                <text:p>5.9</text:p>
              </table:table-cell>
              <table:table-cell office:value-type="float" office:value="0.559482258102174">
                <text:p>0.559482258102174</text:p>
              </table:table-cell>
              <table:table-cell office:value-type="float" office:value="21.2434495235742">
                <text:p>21.2434495235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5.95">
                <text:p>5.95</text:p>
              </table:table-cell>
              <table:table-cell office:value-type="float" office:value="0.218143241396551">
                <text:p>0.218143241396551</text:p>
              </table:table-cell>
              <table:table-cell office:value-type="float" office:value="21.6157282530246">
                <text:p>21.61572825302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-0.156434465040224">
                <text:p>-0.156434465040224</text:p>
              </table:table-cell>
              <table:table-cell office:value-type="float" office:value="21.9911485751286">
                <text:p>21.99114857512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6">
                <text:p>6</text:p>
              </table:table-cell>
              <table:table-cell office:value-type="float" office:value="-0.509041415750366">
                <text:p>-0.509041415750366</text:p>
              </table:table-cell>
              <table:table-cell office:value-type="float" office:value="22.3681396935593">
                <text:p>22.36813969355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6">
                <text:p>6</text:p>
              </table:table-cell>
              <table:table-cell office:value-type="float" office:value="-0.790155012375688">
                <text:p>-0.790155012375688</text:p>
              </table:table-cell>
              <table:table-cell office:value-type="float" office:value="22.7451308119901">
                <text:p>22.74513081199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6">
                <text:p>6</text:p>
              </table:table-cell>
              <table:table-cell office:value-type="float" office:value="-0.960293685676942">
                <text:p>-0.960293685676942</text:p>
              </table:table-cell>
              <table:table-cell office:value-type="float" office:value="23.1221219304209">
                <text:p>23.12212193042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6">
                <text:p>6</text:p>
              </table:table-cell>
              <table:table-cell office:value-type="float" office:value="-0.99556196460308">
                <text:p>-0.99556196460308</text:p>
              </table:table-cell>
              <table:table-cell office:value-type="float" office:value="23.4991130488517">
                <text:p>23.49911304885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6">
                <text:p>6</text:p>
              </table:table-cell>
              <table:table-cell office:value-type="float" office:value="-0.891006524188368">
                <text:p>-0.891006524188368</text:p>
              </table:table-cell>
              <table:table-cell office:value-type="float" office:value="23.8761041672824">
                <text:p>23.87610416728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6">
                <text:p>6</text:p>
              </table:table-cell>
              <table:table-cell office:value-type="float" office:value="-0.661311865323651">
                <text:p>-0.661311865323651</text:p>
              </table:table-cell>
              <table:table-cell office:value-type="float" office:value="24.2530952857132">
                <text:p>24.25309528571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6">
                <text:p>6</text:p>
              </table:table-cell>
              <table:table-cell office:value-type="float" office:value="-0.338737920245289">
                <text:p>-0.338737920245289</text:p>
              </table:table-cell>
              <table:table-cell office:value-type="float" office:value="24.630086404144">
                <text:p>24.6300864041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6">
                <text:p>6</text:p>
              </table:table-cell>
              <table:table-cell office:value-type="float" office:value="0.0314107590781325">
                <text:p>0.0314107590781325</text:p>
              </table:table-cell>
              <table:table-cell office:value-type="float" office:value="25.0070775225748">
                <text:p>25.00707752257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6">
                <text:p>6</text:p>
              </table:table-cell>
              <table:table-cell office:value-type="float" office:value="0.397147890634786">
                <text:p>0.397147890634786</text:p>
              </table:table-cell>
              <table:table-cell office:value-type="float" office:value="25.3840686410055">
                <text:p>25.38406864100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6">
                <text:p>6</text:p>
              </table:table-cell>
              <table:table-cell office:value-type="float" office:value="0.707106781186552">
                <text:p>0.707106781186552</text:p>
              </table:table-cell>
              <table:table-cell office:value-type="float" office:value="25.7610597594363">
                <text:p>25.76105975943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6">
                <text:p>6</text:p>
              </table:table-cell>
              <table:table-cell office:value-type="float" office:value="0.917754625683985">
                <text:p>0.917754625683985</text:p>
              </table:table-cell>
              <table:table-cell office:value-type="float" office:value="26.1380508778671">
                <text:p>26.13805087786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6">
                <text:p>6</text:p>
              </table:table-cell>
              <table:table-cell office:value-type="float" office:value="0.999506560365732">
                <text:p>0.999506560365732</text:p>
              </table:table-cell>
              <table:table-cell office:value-type="float" office:value="26.5150419962979">
                <text:p>26.51504199629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6">
                <text:p>6</text:p>
              </table:table-cell>
              <table:table-cell office:value-type="float" office:value="0.940880768954225">
                <text:p>0.940880768954225</text:p>
              </table:table-cell>
              <table:table-cell office:value-type="float" office:value="26.8920331147286">
                <text:p>26.89203311472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6">
                <text:p>6</text:p>
              </table:table-cell>
              <table:table-cell office:value-type="float" office:value="0.750111069630458">
                <text:p>0.750111069630458</text:p>
              </table:table-cell>
              <table:table-cell office:value-type="float" office:value="27.2690242331594">
                <text:p>27.26902423315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6">
                <text:p>6</text:p>
              </table:table-cell>
              <table:table-cell office:value-type="float" office:value="0.453990499739544">
                <text:p>0.453990499739544</text:p>
              </table:table-cell>
              <table:table-cell office:value-type="float" office:value="27.6460153515902">
                <text:p>27.64601535159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6">
                <text:p>6</text:p>
              </table:table-cell>
              <table:table-cell office:value-type="float" office:value="0.0941083133185096">
                <text:p>0.0941083133185096</text:p>
              </table:table-cell>
              <table:table-cell office:value-type="float" office:value="28.0230064700209">
                <text:p>28.02300647002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6">
                <text:p>6</text:p>
              </table:table-cell>
              <table:table-cell office:value-type="float" office:value="-0.278991106039235">
                <text:p>-0.278991106039235</text:p>
              </table:table-cell>
              <table:table-cell office:value-type="float" office:value="28.3999975884517">
                <text:p>28.39999758845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6">
                <text:p>6</text:p>
              </table:table-cell>
              <table:table-cell office:value-type="float" office:value="-0.612907053652982">
                <text:p>-0.612907053652982</text:p>
              </table:table-cell>
              <table:table-cell office:value-type="float" office:value="28.7769887068825">
                <text:p>28.77698870688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6">
                <text:p>6</text:p>
              </table:table-cell>
              <table:table-cell office:value-type="float" office:value="-0.860742027003948">
                <text:p>-0.860742027003948</text:p>
              </table:table-cell>
              <table:table-cell office:value-type="float" office:value="29.1539798253133">
                <text:p>29.15397982531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6">
                <text:p>6</text:p>
              </table:table-cell>
              <table:table-cell office:value-type="float" office:value="-0.987688340595139">
                <text:p>-0.987688340595139</text:p>
              </table:table-cell>
              <table:table-cell office:value-type="float" office:value="29.5309709437441">
                <text:p>29.53097094374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6">
                <text:p>6</text:p>
              </table:table-cell>
              <table:table-cell office:value-type="float" office:value="-0.975916761938745">
                <text:p>-0.975916761938745</text:p>
              </table:table-cell>
              <table:table-cell office:value-type="float" office:value="29.9079620621748">
                <text:p>29.90796206217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6">
                <text:p>6</text:p>
              </table:table-cell>
              <table:table-cell office:value-type="float" office:value="-0.827080574274554">
                <text:p>-0.827080574274554</text:p>
              </table:table-cell>
              <table:table-cell office:value-type="float" office:value="30.2849531806056">
                <text:p>30.28495318060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6">
                <text:p>6</text:p>
              </table:table-cell>
              <table:table-cell office:value-type="float" office:value="-0.562083377852118">
                <text:p>-0.562083377852118</text:p>
              </table:table-cell>
              <table:table-cell office:value-type="float" office:value="30.6619442990364">
                <text:p>30.66194429903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6">
                <text:p>6</text:p>
              </table:table-cell>
              <table:table-cell office:value-type="float" office:value="-0.218143241396527">
                <text:p>-0.218143241396527</text:p>
              </table:table-cell>
              <table:table-cell office:value-type="float" office:value="31.0389354174672">
                <text:p>31.03893541746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6">
                <text:p>6</text:p>
              </table:table-cell>
              <table:table-cell office:value-type="float" office:value="0.156434465040248">
                <text:p>0.156434465040248</text:p>
              </table:table-cell>
              <table:table-cell office:value-type="float" office:value="31.4159265358979">
                <text:p>31.41592653589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6">
                <text:p>6</text:p>
              </table:table-cell>
              <table:table-cell office:value-type="float" office:value="0.509041415750388">
                <text:p>0.509041415750388</text:p>
              </table:table-cell>
              <table:table-cell office:value-type="float" office:value="31.7929176543287">
                <text:p>31.79291765432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6">
                <text:p>6</text:p>
              </table:table-cell>
              <table:table-cell office:value-type="float" office:value="0.790155012375701">
                <text:p>0.790155012375701</text:p>
              </table:table-cell>
              <table:table-cell office:value-type="float" office:value="32.1699087727595">
                <text:p>32.16990877275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6">
                <text:p>6</text:p>
              </table:table-cell>
              <table:table-cell office:value-type="float" office:value="0.960293685676947">
                <text:p>0.960293685676947</text:p>
              </table:table-cell>
              <table:table-cell office:value-type="float" office:value="32.5468998911903">
                <text:p>32.54689989119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6">
                <text:p>6</text:p>
              </table:table-cell>
              <table:table-cell office:value-type="float" office:value="0.995561964603079">
                <text:p>0.995561964603079</text:p>
              </table:table-cell>
              <table:table-cell office:value-type="float" office:value="32.923891009621">
                <text:p>32.9238910096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6">
                <text:p>6</text:p>
              </table:table-cell>
              <table:table-cell office:value-type="float" office:value="0.891006524188363">
                <text:p>0.891006524188363</text:p>
              </table:table-cell>
              <table:table-cell office:value-type="float" office:value="33.3008821280518">
                <text:p>33.30088212805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6">
                <text:p>6</text:p>
              </table:table-cell>
              <table:table-cell office:value-type="float" office:value="0.661311865323646">
                <text:p>0.661311865323646</text:p>
              </table:table-cell>
              <table:table-cell office:value-type="float" office:value="33.6778732464826">
                <text:p>33.67787324648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6">
                <text:p>6</text:p>
              </table:table-cell>
              <table:table-cell office:value-type="float" office:value="0.338737920245286">
                <text:p>0.338737920245286</text:p>
              </table:table-cell>
              <table:table-cell office:value-type="float" office:value="34.0548643649134">
                <text:p>34.05486436491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6">
                <text:p>6</text:p>
              </table:table-cell>
              <table:table-cell office:value-type="float" office:value="-0.0314107590781321">
                <text:p>-0.0314107590781321</text:p>
              </table:table-cell>
              <table:table-cell office:value-type="float" office:value="34.4318554833441">
                <text:p>34.43185548334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6">
                <text:p>6</text:p>
              </table:table-cell>
              <table:table-cell office:value-type="float" office:value="-0.397147890634782">
                <text:p>-0.397147890634782</text:p>
              </table:table-cell>
              <table:table-cell office:value-type="float" office:value="34.8088466017749">
                <text:p>34.80884660177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6">
                <text:p>6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35.1858377202057">
                <text:p>35.18583772020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6">
                <text:p>6</text:p>
              </table:table-cell>
              <table:table-cell office:value-type="float" office:value="-0.91775462568398">
                <text:p>-0.91775462568398</text:p>
              </table:table-cell>
              <table:table-cell office:value-type="float" office:value="35.5628288386365">
                <text:p>35.56282883863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6">
                <text:p>6</text:p>
              </table:table-cell>
              <table:table-cell office:value-type="float" office:value="-0.999506560365731">
                <text:p>-0.999506560365731</text:p>
              </table:table-cell>
              <table:table-cell office:value-type="float" office:value="35.9398199570672">
                <text:p>35.93981995706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6">
                <text:p>6</text:p>
              </table:table-cell>
              <table:table-cell office:value-type="float" office:value="-0.94088076895423">
                <text:p>-0.94088076895423</text:p>
              </table:table-cell>
              <table:table-cell office:value-type="float" office:value="36.316811075498">
                <text:p>36.3168110754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6">
                <text:p>6</text:p>
              </table:table-cell>
              <table:table-cell office:value-type="float" office:value="-0.75011106963047">
                <text:p>-0.75011106963047</text:p>
              </table:table-cell>
              <table:table-cell office:value-type="float" office:value="36.6938021939288">
                <text:p>36.69380219392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6">
                <text:p>6</text:p>
              </table:table-cell>
              <table:table-cell office:value-type="float" office:value="-0.453990499739563">
                <text:p>-0.453990499739563</text:p>
              </table:table-cell>
              <table:table-cell office:value-type="float" office:value="37.0707933123595">
                <text:p>37.07079331235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6">
                <text:p>6</text:p>
              </table:table-cell>
              <table:table-cell office:value-type="float" office:value="-0.0941083133185347">
                <text:p>-0.0941083133185347</text:p>
              </table:table-cell>
              <table:table-cell office:value-type="float" office:value="37.4477844307903">
                <text:p>37.44778443079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6">
                <text:p>6</text:p>
              </table:table-cell>
              <table:table-cell office:value-type="float" office:value="0.278991106039207">
                <text:p>0.278991106039207</text:p>
              </table:table-cell>
              <table:table-cell office:value-type="float" office:value="37.8247755492211">
                <text:p>37.82477554922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6">
                <text:p>6</text:p>
              </table:table-cell>
              <table:table-cell office:value-type="float" office:value="0.612907053652957">
                <text:p>0.612907053652957</text:p>
              </table:table-cell>
              <table:table-cell office:value-type="float" office:value="38.2017666676519">
                <text:p>38.20176666765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6">
                <text:p>6</text:p>
              </table:table-cell>
              <table:table-cell office:value-type="float" office:value="0.86074202700393">
                <text:p>0.86074202700393</text:p>
              </table:table-cell>
              <table:table-cell office:value-type="float" office:value="38.5787577860827">
                <text:p>38.57875778608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6">
                <text:p>6</text:p>
              </table:table-cell>
              <table:table-cell office:value-type="float" office:value="0.987688340595133">
                <text:p>0.987688340595133</text:p>
              </table:table-cell>
              <table:table-cell office:value-type="float" office:value="38.9557489045134">
                <text:p>38.95574890451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6">
                <text:p>6</text:p>
              </table:table-cell>
              <table:table-cell office:value-type="float" office:value="0.975916761938754">
                <text:p>0.975916761938754</text:p>
              </table:table-cell>
              <table:table-cell office:value-type="float" office:value="39.3327400229442">
                <text:p>39.33274002294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6">
                <text:p>6</text:p>
              </table:table-cell>
              <table:table-cell office:value-type="float" office:value="0.827080574274581">
                <text:p>0.827080574274581</text:p>
              </table:table-cell>
              <table:table-cell office:value-type="float" office:value="39.709731141375">
                <text:p>39.7097311413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6">
                <text:p>6</text:p>
              </table:table-cell>
              <table:table-cell office:value-type="float" office:value="0.56208337785216">
                <text:p>0.56208337785216</text:p>
              </table:table-cell>
              <table:table-cell office:value-type="float" office:value="40.0867222598058">
                <text:p>40.08672225980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6">
                <text:p>6</text:p>
              </table:table-cell>
              <table:table-cell office:value-type="float" office:value="0.218143241396579">
                <text:p>0.218143241396579</text:p>
              </table:table-cell>
              <table:table-cell office:value-type="float" office:value="40.4637133782365">
                <text:p>40.46371337823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-0.156434465040192">
                <text:p>-0.156434465040192</text:p>
              </table:table-cell>
              <table:table-cell office:value-type="float" office:value="40.8407044966673">
                <text:p>40.84070449666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6">
                <text:p>6</text:p>
              </table:table-cell>
              <table:table-cell office:value-type="float" office:value="-0.509041415750335">
                <text:p>-0.509041415750335</text:p>
              </table:table-cell>
              <table:table-cell office:value-type="float" office:value="41.2176956150981">
                <text:p>41.21769561509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6">
                <text:p>6</text:p>
              </table:table-cell>
              <table:table-cell office:value-type="float" office:value="-0.790155012375663">
                <text:p>-0.790155012375663</text:p>
              </table:table-cell>
              <table:table-cell office:value-type="float" office:value="41.5946867335289">
                <text:p>41.59468673352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6">
                <text:p>6</text:p>
              </table:table-cell>
              <table:table-cell office:value-type="float" office:value="-0.96029368567693">
                <text:p>-0.96029368567693</text:p>
              </table:table-cell>
              <table:table-cell office:value-type="float" office:value="41.9716778519596">
                <text:p>41.97167785195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6">
                <text:p>6</text:p>
              </table:table-cell>
              <table:table-cell office:value-type="float" office:value="-0.995561964603085">
                <text:p>-0.995561964603085</text:p>
              </table:table-cell>
              <table:table-cell office:value-type="float" office:value="42.3486689703904">
                <text:p>42.34866897039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6">
                <text:p>6</text:p>
              </table:table-cell>
              <table:table-cell office:value-type="float" office:value="-0.891006524188391">
                <text:p>-0.891006524188391</text:p>
              </table:table-cell>
              <table:table-cell office:value-type="float" office:value="42.7256600888212">
                <text:p>42.72566008882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6">
                <text:p>6</text:p>
              </table:table-cell>
              <table:table-cell office:value-type="float" office:value="-0.661311865323691">
                <text:p>-0.661311865323691</text:p>
              </table:table-cell>
              <table:table-cell office:value-type="float" office:value="43.102651207252">
                <text:p>43.1026512072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